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705cm"/>
    </style:style>
    <style:style style:name="co2" style:family="table-column">
      <style:table-column-properties fo:break-before="auto" style:column-width="16.244cm"/>
    </style:style>
    <style:style style:name="co3" style:family="table-column">
      <style:table-column-properties fo:break-before="auto" style:column-width="17.685cm"/>
    </style:style>
    <style:style style:name="co4" style:family="table-column">
      <style:table-column-properties fo:break-before="auto" style:column-width="19.212cm"/>
    </style:style>
    <style:style style:name="co5" style:family="table-column">
      <style:table-column-properties fo:break-before="auto" style:column-width="23.356cm"/>
    </style:style>
    <style:style style:name="co6" style:family="table-column">
      <style:table-column-properties fo:break-before="auto" style:column-width="24.841cm"/>
    </style:style>
    <style:style style:name="co7" style:family="table-column">
      <style:table-column-properties fo:break-before="auto" style:column-width="22.634cm"/>
    </style:style>
    <style:style style:name="co8" style:family="table-column">
      <style:table-column-properties fo:break-before="auto" style:column-width="23.626cm"/>
    </style:style>
    <style:style style:name="co9" style:family="table-column">
      <style:table-column-properties fo:break-before="auto" style:column-width="26.502cm"/>
    </style:style>
    <style:style style:name="co10" style:family="table-column">
      <style:table-column-properties fo:break-before="auto" style:column-width="2.925cm"/>
    </style:style>
    <style:style style:name="ro1" style:family="table-row">
      <style:table-row-properties style:row-height="0.631cm" fo:break-before="auto" style:use-optimal-row-height="true"/>
    </style:style>
    <style:style style:name="ro2" style:family="table-row">
      <style:table-row-properties style:row-height="0.552cm" fo:break-before="auto" style:use-optimal-row-height="true"/>
    </style:style>
    <style:style style:name="ro3" style:family="table-row">
      <style:table-row-properties style:row-height="1.053cm" fo:break-before="auto" style:use-optimal-row-height="true"/>
    </style:style>
    <style:style style:name="ro4" style:family="table-row">
      <style:table-row-properties style:row-height="1.552cm" fo:break-before="auto" style:use-optimal-row-height="true"/>
    </style:style>
    <style:style style:name="ro5" style:family="table-row">
      <style:table-row-properties style:row-height="0.529cm" fo:break-before="auto" style:use-optimal-row-height="true"/>
    </style:style>
    <style:style style:name="ta1" style:family="table" style:master-page-name="PageStyle_5f_Tabelle1">
      <style:table-properties table:display="true" style:writing-mode="lr-tb"/>
    </style:style>
    <style:style style:name="ce1" style:family="table-cell" style:parent-style-name="Default">
      <style:table-cell-properties fo:background-color="#b4c7e7"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4pt" fo:font-style="italic" fo:text-shadow="none" style:text-underline-style="none" fo:font-weight="bold" style:font-size-asian="14pt" style:font-style-asian="italic" style:font-weight-asian="bold" style:font-name-complex="Calibri" style:font-size-complex="14pt" style:font-style-complex="italic"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3" style:family="table-cell" style:parent-style-name="Default">
      <style:table-cell-properties fo:background-color="#b4c7e7"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 style:family="table-cell" style:parent-style-name="Default">
      <style:table-cell-properties fo:background-color="#b4c7e7"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4pt" fo:font-style="italic" fo:text-shadow="none" style:text-underline-style="none" fo:font-weight="bold" style:font-size-asian="14pt" style:font-style-asian="italic" style:font-weight-asian="bold" style:font-name-complex="Calibri" style:font-size-complex="14pt" style:font-style-complex="italic" style:font-weight-complex="bold"/>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13" style:family="table-cell" style:parent-style-name="Default">
      <style:table-cell-properties fo:background-color="#b4c7e7"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elle1" table:style-name="ta1">
        <office:forms form:automatic-focus="false" form:apply-design-mode="false"/>
        <table:table-column table:style-name="co1" table:default-cell-style-name="ce12"/>
        <table:table-column-group>
          <table:table-column table:style-name="co2" table:default-cell-style-name="ce12"/>
        </table:table-column-group>
        <table:table-column table:style-name="co3" table:default-cell-style-name="ce12"/>
        <table:table-column-group>
          <table:table-column-group>
            <table:table-column table:style-name="co4" table:default-cell-style-name="ce12"/>
          </table:table-column-group>
          <table:table-column table:style-name="co5" table:default-cell-style-name="ce12"/>
          <table:table-column table:style-name="co6" table:default-cell-style-name="ce12"/>
        </table:table-column-group>
        <table:table-column table:style-name="co7" table:default-cell-style-name="ce12"/>
        <table:table-column table:style-name="co8" table:default-cell-style-name="ce12"/>
        <table:table-column table:style-name="co9" table:default-cell-style-name="ce12"/>
        <table:table-column table:style-name="co10" table:number-columns-repeated="1015" table:default-cell-style-name="ce12"/>
        <table:table-row table:style-name="ro1">
          <table:table-cell table:style-name="ce11" office:value-type="string" calcext:value-type="string">
            <text:p>KEY</text:p>
          </table:table-cell>
          <table:table-cell table:style-name="ce11" office:value-type="string" calcext:value-type="string">
            <text:p>English</text:p>
          </table:table-cell>
          <table:table-cell table:style-name="ce11" office:value-type="string" calcext:value-type="string">
            <text:p>Deutsch</text:p>
          </table:table-cell>
          <table:table-cell table:style-name="ce11" office:value-type="string" calcext:value-type="string">
            <text:p>Italiano</text:p>
          </table:table-cell>
          <table:table-cell table:style-name="ce11" office:value-type="string" calcext:value-type="string">
            <text:p>Français</text:p>
          </table:table-cell>
          <table:table-cell table:style-name="ce11" office:value-type="string" calcext:value-type="string">
            <text:p>en.json</text:p>
          </table:table-cell>
          <table:table-cell table:style-name="ce11" office:value-type="string" calcext:value-type="string">
            <text:p>de.json</text:p>
          </table:table-cell>
          <table:table-cell table:style-name="ce11" office:value-type="string" calcext:value-type="string">
            <text:p>it.json</text:p>
          </table:table-cell>
          <table:table-cell table:style-name="ce11" office:value-type="string" calcext:value-type="string">
            <text:p>fr.json</text:p>
          </table:table-cell>
          <table:table-cell table:style-name="ce11" table:number-columns-repeated="1015"/>
        </table:table-row>
        <table:table-row table:style-name="ro2">
          <table:table-cell table:number-columns-repeated="5"/>
          <table:table-cell table:number-columns-repeated="4" office:value-type="string" calcext:value-type="string">
            <text:p>{</text:p>
          </table:table-cell>
          <table:table-cell table:number-columns-repeated="1015"/>
        </table:table-row>
        <table:table-row table:style-name="ro2">
          <table:table-cell office:value-type="string" calcext:value-type="string">
            <text:p>about</text:p>
          </table:table-cell>
          <table:table-cell office:value-type="string" calcext:value-type="string">
            <text:p>About</text:p>
          </table:table-cell>
          <table:table-cell office:value-type="string" calcext:value-type="string">
            <text:p>Über</text:p>
          </table:table-cell>
          <table:table-cell office:value-type="string" calcext:value-type="string">
            <text:p>Su</text:p>
          </table:table-cell>
          <table:table-cell office:value-type="string" calcext:value-type="string">
            <text:p>Sur</text:p>
          </table:table-cell>
          <table:table-cell table:formula="of:=CONCATENATE(&quot;&quot;&quot;&quot;;[.$A3];&quot;&quot;&quot; : &quot;&quot;&quot;;[.B3];&quot;&quot;&quot;,&quot;)" office:value-type="string" office:string-value="&quot;about&quot; : &quot;About&quot;," calcext:value-type="string">
            <text:p>"about" : "About",</text:p>
          </table:table-cell>
          <table:table-cell table:formula="of:=CONCATENATE(&quot;&quot;&quot;&quot;;[.$A3];&quot;&quot;&quot; : &quot;&quot;&quot;;[.C3];&quot;&quot;&quot;,&quot;)" office:value-type="string" office:string-value="&quot;about&quot; : &quot;Über&quot;," calcext:value-type="string">
            <text:p>"about" : "Über",</text:p>
          </table:table-cell>
          <table:table-cell table:formula="of:=CONCATENATE(&quot;&quot;&quot;&quot;;[.$A3];&quot;&quot;&quot; : &quot;&quot;&quot;;[.D3];&quot;&quot;&quot;,&quot;)" office:value-type="string" office:string-value="&quot;about&quot; : &quot;Su&quot;," calcext:value-type="string">
            <text:p>"about" : "Su",</text:p>
          </table:table-cell>
          <table:table-cell table:formula="of:=CONCATENATE(&quot;&quot;&quot;&quot;;[.$A3];&quot;&quot;&quot; : &quot;&quot;&quot;;[.E3];&quot;&quot;&quot;,&quot;)" office:value-type="string" office:string-value="&quot;about&quot; : &quot;Sur&quot;," calcext:value-type="string">
            <text:p>"about" : "Sur",</text:p>
          </table:table-cell>
          <table:table-cell table:number-columns-repeated="1015"/>
        </table:table-row>
        <table:table-row table:style-name="ro2">
          <table:table-cell office:value-type="string" calcext:value-type="string">
            <text:p>about-ls-banklets</text:p>
          </table:table-cell>
          <table:table-cell office:value-type="string" calcext:value-type="string">
            <text:p>About LS-Banklets</text:p>
          </table:table-cell>
          <table:table-cell office:value-type="string" calcext:value-type="string">
            <text:p>Über LS-Banklets</text:p>
          </table:table-cell>
          <table:table-cell office:value-type="string" calcext:value-type="string">
            <text:p>Su LS-Banklets</text:p>
          </table:table-cell>
          <table:table-cell office:value-type="string" calcext:value-type="string">
            <text:p>Sur LS-Banklets</text:p>
          </table:table-cell>
          <table:table-cell table:formula="of:=CONCATENATE(&quot;&quot;&quot;&quot;;[.$A4];&quot;&quot;&quot; : &quot;&quot;&quot;;[.B4];&quot;&quot;&quot;,&quot;)" office:value-type="string" office:string-value="&quot;about-ls-banklets&quot; : &quot;About LS-Banklets&quot;," calcext:value-type="string">
            <text:p>"about-ls-banklets" : "About LS-Banklets",</text:p>
          </table:table-cell>
          <table:table-cell table:formula="of:=CONCATENATE(&quot;&quot;&quot;&quot;;[.$A4];&quot;&quot;&quot; : &quot;&quot;&quot;;[.C4];&quot;&quot;&quot;,&quot;)" office:value-type="string" office:string-value="&quot;about-ls-banklets&quot; : &quot;Über LS-Banklets&quot;," calcext:value-type="string">
            <text:p>"about-ls-banklets" : "Über LS-Banklets",</text:p>
          </table:table-cell>
          <table:table-cell table:formula="of:=CONCATENATE(&quot;&quot;&quot;&quot;;[.$A4];&quot;&quot;&quot; : &quot;&quot;&quot;;[.D4];&quot;&quot;&quot;,&quot;)" office:value-type="string" office:string-value="&quot;about-ls-banklets&quot; : &quot;Su LS-Banklets&quot;," calcext:value-type="string">
            <text:p>"about-ls-banklets" : "Su LS-Banklets",</text:p>
          </table:table-cell>
          <table:table-cell table:formula="of:=CONCATENATE(&quot;&quot;&quot;&quot;;[.$A4];&quot;&quot;&quot; : &quot;&quot;&quot;;[.E4];&quot;&quot;&quot;,&quot;)" office:value-type="string" office:string-value="&quot;about-ls-banklets&quot; : &quot;Sur LS-Banklets&quot;," calcext:value-type="string">
            <text:p>"about-ls-banklets" : "Sur LS-Banklets",</text:p>
          </table:table-cell>
          <table:table-cell table:number-columns-repeated="1015"/>
        </table:table-row>
        <table:table-row table:style-name="ro2">
          <table:table-cell office:value-type="string" calcext:value-type="string">
            <text:p>account</text:p>
          </table:table-cell>
          <table:table-cell office:value-type="string" calcext:value-type="string">
            <text:p>Account</text:p>
          </table:table-cell>
          <table:table-cell office:value-type="string" calcext:value-type="string">
            <text:p>Konto</text:p>
          </table:table-cell>
          <table:table-cell office:value-type="string" calcext:value-type="string">
            <text:p>Conto</text:p>
          </table:table-cell>
          <table:table-cell office:value-type="string" calcext:value-type="string">
            <text:p>Compte</text:p>
          </table:table-cell>
          <table:table-cell table:formula="of:=CONCATENATE(&quot;&quot;&quot;&quot;;[.$A5];&quot;&quot;&quot; : &quot;&quot;&quot;;[.B5];&quot;&quot;&quot;,&quot;)" office:value-type="string" office:string-value="&quot;account&quot; : &quot;Account&quot;," calcext:value-type="string">
            <text:p>"account" : "Account",</text:p>
          </table:table-cell>
          <table:table-cell table:formula="of:=CONCATENATE(&quot;&quot;&quot;&quot;;[.$A5];&quot;&quot;&quot; : &quot;&quot;&quot;;[.C5];&quot;&quot;&quot;,&quot;)" office:value-type="string" office:string-value="&quot;account&quot; : &quot;Konto&quot;," calcext:value-type="string">
            <text:p>"account" : "Konto",</text:p>
          </table:table-cell>
          <table:table-cell table:formula="of:=CONCATENATE(&quot;&quot;&quot;&quot;;[.$A5];&quot;&quot;&quot; : &quot;&quot;&quot;;[.D5];&quot;&quot;&quot;,&quot;)" office:value-type="string" office:string-value="&quot;account&quot; : &quot;Conto&quot;," calcext:value-type="string">
            <text:p>"account" : "Conto",</text:p>
          </table:table-cell>
          <table:table-cell table:formula="of:=CONCATENATE(&quot;&quot;&quot;&quot;;[.$A5];&quot;&quot;&quot; : &quot;&quot;&quot;;[.E5];&quot;&quot;&quot;,&quot;)" office:value-type="string" office:string-value="&quot;account&quot; : &quot;Compte&quot;," calcext:value-type="string">
            <text:p>"account" : "Compte",</text:p>
          </table:table-cell>
          <table:table-cell table:number-columns-repeated="1015"/>
        </table:table-row>
        <table:table-row table:style-name="ro2">
          <table:table-cell office:value-type="string" calcext:value-type="string">
            <text:p>adjust-limits</text:p>
          </table:table-cell>
          <table:table-cell office:value-type="string" calcext:value-type="string">
            <text:p>Adjust Limits</text:p>
          </table:table-cell>
          <table:table-cell office:value-type="string" calcext:value-type="string">
            <text:p>Limitenanpassung</text:p>
          </table:table-cell>
          <table:table-cell office:value-type="string" calcext:value-type="string">
            <text:p>Aggiustamento di limti</text:p>
          </table:table-cell>
          <table:table-cell office:value-type="string" calcext:value-type="string">
            <text:p>Changement de limites</text:p>
          </table:table-cell>
          <table:table-cell table:formula="of:=CONCATENATE(&quot;&quot;&quot;&quot;;[.$A6];&quot;&quot;&quot; : &quot;&quot;&quot;;[.B6];&quot;&quot;&quot;,&quot;)" office:value-type="string" office:string-value="&quot;adjust-limits&quot; : &quot;Adjust Limits&quot;," calcext:value-type="string">
            <text:p>"adjust-limits" : "Adjust Limits",</text:p>
          </table:table-cell>
          <table:table-cell table:formula="of:=CONCATENATE(&quot;&quot;&quot;&quot;;[.$A6];&quot;&quot;&quot; : &quot;&quot;&quot;;[.C6];&quot;&quot;&quot;,&quot;)" office:value-type="string" office:string-value="&quot;adjust-limits&quot; : &quot;Limitenanpassung&quot;," calcext:value-type="string">
            <text:p>"adjust-limits" : "Limitenanpassung",</text:p>
          </table:table-cell>
          <table:table-cell table:formula="of:=CONCATENATE(&quot;&quot;&quot;&quot;;[.$A6];&quot;&quot;&quot; : &quot;&quot;&quot;;[.D6];&quot;&quot;&quot;,&quot;)" office:value-type="string" office:string-value="&quot;adjust-limits&quot; : &quot;Aggiustamento di limti&quot;," calcext:value-type="string">
            <text:p>"adjust-limits" : "Aggiustamento di limti",</text:p>
          </table:table-cell>
          <table:table-cell table:formula="of:=CONCATENATE(&quot;&quot;&quot;&quot;;[.$A6];&quot;&quot;&quot; : &quot;&quot;&quot;;[.E6];&quot;&quot;&quot;,&quot;)" office:value-type="string" office:string-value="&quot;adjust-limits&quot; : &quot;Changement de limites&quot;," calcext:value-type="string">
            <text:p>"adjust-limits" : "Changement de limites",</text:p>
          </table:table-cell>
          <table:table-cell table:number-columns-repeated="1015"/>
        </table:table-row>
        <table:table-row table:style-name="ro2">
          <table:table-cell office:value-type="string" calcext:value-type="string">
            <text:p>all-the-interaction-</text:p>
          </table:table-cell>
          <table:table-cell office:value-type="string" calcext:value-type="string">
            <text:p>«All the interaction with your bank at your fingertips»</text:p>
          </table:table-cell>
          <table:table-cell office:value-type="string" calcext:value-type="string">
            <text:p>«Die wichtigsten Interaktionen mit Ihrer Bank nur ein Finger breit entfernt»</text:p>
          </table:table-cell>
          <table:table-cell office:value-type="string" calcext:value-type="string">
            <text:p>«Tutta l'interazione con la tua banca a portata di mano»</text:p>
          </table:table-cell>
          <table:table-cell office:value-type="string" calcext:value-type="string">
            <text:p>«Toute l'interaction avec votre banque à portée de main»</text:p>
          </table:table-cell>
          <table:table-cell table:formula="of:=CONCATENATE(&quot;&quot;&quot;&quot;;[.$A7];&quot;&quot;&quot; : &quot;&quot;&quot;;[.B7];&quot;&quot;&quot;,&quot;)" office:value-type="string" office:string-value="&quot;all-the-interaction-&quot; : &quot;«All the interaction with your bank at your fingertips»&quot;," calcext:value-type="string">
            <text:p>"all-the-interaction-" : "«All the interaction with your bank at your fingertips»",</text:p>
          </table:table-cell>
          <table:table-cell table:formula="of:=CONCATENATE(&quot;&quot;&quot;&quot;;[.$A7];&quot;&quot;&quot; : &quot;&quot;&quot;;[.C7];&quot;&quot;&quot;,&quot;)" office:value-type="string" office:string-value="&quot;all-the-interaction-&quot; : &quot;«Die wichtigsten Interaktionen mit Ihrer Bank nur ein Finger breit entfernt»&quot;," calcext:value-type="string">
            <text:p>"all-the-interaction-" : "«Die wichtigsten Interaktionen mit Ihrer Bank nur ein Finger breit entfernt»",</text:p>
          </table:table-cell>
          <table:table-cell table:formula="of:=CONCATENATE(&quot;&quot;&quot;&quot;;[.$A7];&quot;&quot;&quot; : &quot;&quot;&quot;;[.D7];&quot;&quot;&quot;,&quot;)" office:value-type="string" office:string-value="&quot;all-the-interaction-&quot; : &quot;«Tutta l'interazione con la tua banca a portata di mano»&quot;," calcext:value-type="string">
            <text:p>"all-the-interaction-" : "«Tutta l'interazione con la tua banca a portata di mano»",</text:p>
          </table:table-cell>
          <table:table-cell table:formula="of:=CONCATENATE(&quot;&quot;&quot;&quot;;[.$A7];&quot;&quot;&quot; : &quot;&quot;&quot;;[.E7];&quot;&quot;&quot;,&quot;)" office:value-type="string" office:string-value="&quot;all-the-interaction-&quot; : &quot;«Toute l'interaction avec votre banque à portée de main»&quot;," calcext:value-type="string">
            <text:p>"all-the-interaction-" : "«Toute l'interaction avec votre banque à portée de main»",</text:p>
          </table:table-cell>
          <table:table-cell table:number-columns-repeated="1015"/>
        </table:table-row>
        <table:table-row table:style-name="ro2">
          <table:table-cell office:value-type="string" calcext:value-type="string">
            <text:p>all-three-inputs</text:p>
          </table:table-cell>
          <table:table-cell office:value-type="string" calcext:value-type="string">
            <text:p>All three inputs, account, card and limit, must be supplied.</text:p>
          </table:table-cell>
          <table:table-cell office:value-type="string" calcext:value-type="string">
            <text:p>Alle drei Felder, Konto, Karte und Limite müssen ausgefüllt sein.</text:p>
          </table:table-cell>
          <table:table-cell office:value-type="string" calcext:value-type="string">
            <text:p>Tutti tre campi di input, conto, carta e limita, devono essere a disposizione.</text:p>
          </table:table-cell>
          <table:table-cell office:value-type="string" calcext:value-type="string">
            <text:p>Tout les quadres, compte, carte et limite, doivent être remplis.</text:p>
          </table:table-cell>
          <table:table-cell table:formula="of:=CONCATENATE(&quot;&quot;&quot;&quot;;[.$A8];&quot;&quot;&quot; : &quot;&quot;&quot;;[.B8];&quot;&quot;&quot;,&quot;)" office:value-type="string" office:string-value="&quot;all-three-inputs&quot; : &quot;All three inputs, account, card and limit, must be supplied.&quot;," calcext:value-type="string">
            <text:p>"all-three-inputs" : "All three inputs, account, card and limit, must be supplied.",</text:p>
          </table:table-cell>
          <table:table-cell table:formula="of:=CONCATENATE(&quot;&quot;&quot;&quot;;[.$A8];&quot;&quot;&quot; : &quot;&quot;&quot;;[.C8];&quot;&quot;&quot;,&quot;)" office:value-type="string" office:string-value="&quot;all-three-inputs&quot; : &quot;Alle drei Felder, Konto, Karte und Limite müssen ausgefüllt sein.&quot;," calcext:value-type="string">
            <text:p>"all-three-inputs" : "Alle drei Felder, Konto, Karte und Limite müssen ausgefüllt sein.",</text:p>
          </table:table-cell>
          <table:table-cell table:formula="of:=CONCATENATE(&quot;&quot;&quot;&quot;;[.$A8];&quot;&quot;&quot; : &quot;&quot;&quot;;[.D8];&quot;&quot;&quot;,&quot;)" office:value-type="string" office:string-value="&quot;all-three-inputs&quot; : &quot;Tutti tre campi di input, conto, carta e limita, devono essere a disposizione.&quot;," calcext:value-type="string">
            <text:p>"all-three-inputs" : "Tutti tre campi di input, conto, carta e limita, devono essere a disposizione.",</text:p>
          </table:table-cell>
          <table:table-cell table:formula="of:=CONCATENATE(&quot;&quot;&quot;&quot;;[.$A8];&quot;&quot;&quot; : &quot;&quot;&quot;;[.E8];&quot;&quot;&quot;,&quot;)" office:value-type="string" office:string-value="&quot;all-three-inputs&quot; : &quot;Tout les quadres, compte, carte et limite, doivent être remplis.&quot;," calcext:value-type="string">
            <text:p>"all-three-inputs" : "Tout les quadres, compte, carte et limite, doivent être remplis.",</text:p>
          </table:table-cell>
          <table:table-cell table:number-columns-repeated="1015"/>
        </table:table-row>
        <table:table-row table:style-name="ro2">
          <table:table-cell office:value-type="string" calcext:value-type="string">
            <text:p>amount</text:p>
          </table:table-cell>
          <table:table-cell office:value-type="string" calcext:value-type="string">
            <text:p>Amount</text:p>
          </table:table-cell>
          <table:table-cell office:value-type="string" calcext:value-type="string">
            <text:p>Betrag</text:p>
          </table:table-cell>
          <table:table-cell office:value-type="string" calcext:value-type="string">
            <text:p>Montante</text:p>
          </table:table-cell>
          <table:table-cell office:value-type="string" calcext:value-type="string">
            <text:p>Montant</text:p>
          </table:table-cell>
          <table:table-cell table:formula="of:=CONCATENATE(&quot;&quot;&quot;&quot;;[.$A9];&quot;&quot;&quot; : &quot;&quot;&quot;;[.B9];&quot;&quot;&quot;,&quot;)" office:value-type="string" office:string-value="&quot;amount&quot; : &quot;Amount&quot;," calcext:value-type="string">
            <text:p>"amount" : "Amount",</text:p>
          </table:table-cell>
          <table:table-cell table:formula="of:=CONCATENATE(&quot;&quot;&quot;&quot;;[.$A9];&quot;&quot;&quot; : &quot;&quot;&quot;;[.C9];&quot;&quot;&quot;,&quot;)" office:value-type="string" office:string-value="&quot;amount&quot; : &quot;Betrag&quot;," calcext:value-type="string">
            <text:p>"amount" : "Betrag",</text:p>
          </table:table-cell>
          <table:table-cell table:formula="of:=CONCATENATE(&quot;&quot;&quot;&quot;;[.$A9];&quot;&quot;&quot; : &quot;&quot;&quot;;[.D9];&quot;&quot;&quot;,&quot;)" office:value-type="string" office:string-value="&quot;amount&quot; : &quot;Montante&quot;," calcext:value-type="string">
            <text:p>"amount" : "Montante",</text:p>
          </table:table-cell>
          <table:table-cell table:formula="of:=CONCATENATE(&quot;&quot;&quot;&quot;;[.$A9];&quot;&quot;&quot; : &quot;&quot;&quot;;[.E9];&quot;&quot;&quot;,&quot;)" office:value-type="string" office:string-value="&quot;amount&quot; : &quot;Montant&quot;," calcext:value-type="string">
            <text:p>"amount" : "Montant",</text:p>
          </table:table-cell>
          <table:table-cell table:number-columns-repeated="1015"/>
        </table:table-row>
        <table:table-row table:style-name="ro2">
          <table:table-cell office:value-type="string" calcext:value-type="string">
            <text:p>amount-not-a-number</text:p>
          </table:table-cell>
          <table:table-cell office:value-type="string" calcext:value-type="string">
            <text:p>Amount is not a number. Must be a number!</text:p>
          </table:table-cell>
          <table:table-cell office:value-type="string" calcext:value-type="string">
            <text:p>Betrag ungültig. Muss eine gültige Zahl sein!</text:p>
          </table:table-cell>
          <table:table-cell office:value-type="string" calcext:value-type="string">
            <text:p>Il montante non è valido.</text:p>
          </table:table-cell>
          <table:table-cell office:value-type="string" calcext:value-type="string">
            <text:p>Le montant n‘est pas valable.</text:p>
          </table:table-cell>
          <table:table-cell table:formula="of:=CONCATENATE(&quot;&quot;&quot;&quot;;[.$A10];&quot;&quot;&quot; : &quot;&quot;&quot;;[.B10];&quot;&quot;&quot;,&quot;)" office:value-type="string" office:string-value="&quot;amount-not-a-number&quot; : &quot;Amount is not a number. Must be a number!&quot;," calcext:value-type="string">
            <text:p>"amount-not-a-number" : "Amount is not a number. Must be a number!",</text:p>
          </table:table-cell>
          <table:table-cell table:formula="of:=CONCATENATE(&quot;&quot;&quot;&quot;;[.$A10];&quot;&quot;&quot; : &quot;&quot;&quot;;[.C10];&quot;&quot;&quot;,&quot;)" office:value-type="string" office:string-value="&quot;amount-not-a-number&quot; : &quot;Betrag ungültig. Muss eine gültige Zahl sein!&quot;," calcext:value-type="string">
            <text:p>"amount-not-a-number" : "Betrag ungültig. Muss eine gültige Zahl sein!",</text:p>
          </table:table-cell>
          <table:table-cell table:formula="of:=CONCATENATE(&quot;&quot;&quot;&quot;;[.$A10];&quot;&quot;&quot; : &quot;&quot;&quot;;[.D10];&quot;&quot;&quot;,&quot;)" office:value-type="string" office:string-value="&quot;amount-not-a-number&quot; : &quot;Il montante non è valido.&quot;," calcext:value-type="string">
            <text:p>"amount-not-a-number" : "Il montante non è valido.",</text:p>
          </table:table-cell>
          <table:table-cell table:formula="of:=CONCATENATE(&quot;&quot;&quot;&quot;;[.$A10];&quot;&quot;&quot; : &quot;&quot;&quot;;[.E10];&quot;&quot;&quot;,&quot;)" office:value-type="string" office:string-value="&quot;amount-not-a-number&quot; : &quot;Le montant n‘est pas valable.&quot;," calcext:value-type="string">
            <text:p>"amount-not-a-number" : "Le montant n‘est pas valable.",</text:p>
          </table:table-cell>
          <table:table-cell table:number-columns-repeated="1015"/>
        </table:table-row>
        <table:table-row table:style-name="ro2">
          <table:table-cell office:value-type="string" calcext:value-type="string">
            <text:p>application-reset-success</text:p>
          </table:table-cell>
          <table:table-cell office:value-type="string" calcext:value-type="string">
            <text:p>Inputs of application successfully reset!</text:p>
          </table:table-cell>
          <table:table-cell office:value-type="string" calcext:value-type="string">
            <text:p>Antrag erfolgreich zurückgesetzt!</text:p>
          </table:table-cell>
          <table:table-cell office:value-type="string" calcext:value-type="string">
            <text:p>Richiesta di carta è stata resettata con successo!</text:p>
          </table:table-cell>
          <table:table-cell office:value-type="string" calcext:value-type="string">
            <text:p>La requête a été réinitialisée avec succès!</text:p>
          </table:table-cell>
          <table:table-cell table:formula="of:=CONCATENATE(&quot;&quot;&quot;&quot;;[.$A11];&quot;&quot;&quot; : &quot;&quot;&quot;;[.B11];&quot;&quot;&quot;,&quot;)" office:value-type="string" office:string-value="&quot;application-reset-success&quot; : &quot;Inputs of application successfully reset!&quot;," calcext:value-type="string">
            <text:p>"application-reset-success" : "Inputs of application successfully reset!",</text:p>
          </table:table-cell>
          <table:table-cell table:formula="of:=CONCATENATE(&quot;&quot;&quot;&quot;;[.$A11];&quot;&quot;&quot; : &quot;&quot;&quot;;[.C11];&quot;&quot;&quot;,&quot;)" office:value-type="string" office:string-value="&quot;application-reset-success&quot; : &quot;Antrag erfolgreich zurückgesetzt!&quot;," calcext:value-type="string">
            <text:p>"application-reset-success" : "Antrag erfolgreich zurückgesetzt!",</text:p>
          </table:table-cell>
          <table:table-cell table:formula="of:=CONCATENATE(&quot;&quot;&quot;&quot;;[.$A11];&quot;&quot;&quot; : &quot;&quot;&quot;;[.D11];&quot;&quot;&quot;,&quot;)" office:value-type="string" office:string-value="&quot;application-reset-success&quot; : &quot;Richiesta di carta è stata resettata con successo!&quot;," calcext:value-type="string">
            <text:p>"application-reset-success" : "Richiesta di carta è stata resettata con successo!",</text:p>
          </table:table-cell>
          <table:table-cell table:formula="of:=CONCATENATE(&quot;&quot;&quot;&quot;;[.$A11];&quot;&quot;&quot; : &quot;&quot;&quot;;[.E11];&quot;&quot;&quot;,&quot;)" office:value-type="string" office:string-value="&quot;application-reset-success&quot; : &quot;La requête a été réinitialisée avec succès!&quot;," calcext:value-type="string">
            <text:p>"application-reset-success" : "La requête a été réinitialisée avec succès!",</text:p>
          </table:table-cell>
          <table:table-cell table:number-columns-repeated="1015"/>
        </table:table-row>
        <table:table-row table:style-name="ro2">
          <table:table-cell office:value-type="string" calcext:value-type="string">
            <text:p>application-sent-success</text:p>
          </table:table-cell>
          <table:table-cell office:value-type="string" calcext:value-type="string">
            <text:p>Application successfully sent!</text:p>
          </table:table-cell>
          <table:table-cell office:value-type="string" calcext:value-type="string">
            <text:p>Kartenantrag erfolgreich abgeschickt!</text:p>
          </table:table-cell>
          <table:table-cell office:value-type="string" calcext:value-type="string">
            <text:p>Richiesta di carta è stata spedita con successo!</text:p>
          </table:table-cell>
          <table:table-cell office:value-type="string" calcext:value-type="string">
            <text:p>La requête de carte a été envoyée avec succès!</text:p>
          </table:table-cell>
          <table:table-cell table:formula="of:=CONCATENATE(&quot;&quot;&quot;&quot;;[.$A12];&quot;&quot;&quot; : &quot;&quot;&quot;;[.B12];&quot;&quot;&quot;,&quot;)" office:value-type="string" office:string-value="&quot;application-sent-success&quot; : &quot;Application successfully sent!&quot;," calcext:value-type="string">
            <text:p>"application-sent-success" : "Application successfully sent!",</text:p>
          </table:table-cell>
          <table:table-cell table:formula="of:=CONCATENATE(&quot;&quot;&quot;&quot;;[.$A12];&quot;&quot;&quot; : &quot;&quot;&quot;;[.C12];&quot;&quot;&quot;,&quot;)" office:value-type="string" office:string-value="&quot;application-sent-success&quot; : &quot;Kartenantrag erfolgreich abgeschickt!&quot;," calcext:value-type="string">
            <text:p>"application-sent-success" : "Kartenantrag erfolgreich abgeschickt!",</text:p>
          </table:table-cell>
          <table:table-cell table:formula="of:=CONCATENATE(&quot;&quot;&quot;&quot;;[.$A12];&quot;&quot;&quot; : &quot;&quot;&quot;;[.D12];&quot;&quot;&quot;,&quot;)" office:value-type="string" office:string-value="&quot;application-sent-success&quot; : &quot;Richiesta di carta è stata spedita con successo!&quot;," calcext:value-type="string">
            <text:p>"application-sent-success" : "Richiesta di carta è stata spedita con successo!",</text:p>
          </table:table-cell>
          <table:table-cell table:formula="of:=CONCATENATE(&quot;&quot;&quot;&quot;;[.$A12];&quot;&quot;&quot; : &quot;&quot;&quot;;[.E12];&quot;&quot;&quot;,&quot;)" office:value-type="string" office:string-value="&quot;application-sent-success&quot; : &quot;La requête de carte a été envoyée avec succès!&quot;," calcext:value-type="string">
            <text:p>"application-sent-success" : "La requête de carte a été envoyée avec succès!",</text:p>
          </table:table-cell>
          <table:table-cell table:number-columns-repeated="1015"/>
        </table:table-row>
        <table:table-row table:style-name="ro2">
          <table:table-cell office:value-type="string" calcext:value-type="string">
            <text:p>cancel</text:p>
          </table:table-cell>
          <table:table-cell office:value-type="string" calcext:value-type="string">
            <text:p>Cancel</text:p>
          </table:table-cell>
          <table:table-cell office:value-type="string" calcext:value-type="string">
            <text:p>Abbrechen</text:p>
          </table:table-cell>
          <table:table-cell office:value-type="string" calcext:value-type="string">
            <text:p>Cancellare</text:p>
          </table:table-cell>
          <table:table-cell office:value-type="string" calcext:value-type="string">
            <text:p>Abandonner</text:p>
          </table:table-cell>
          <table:table-cell table:formula="of:=CONCATENATE(&quot;&quot;&quot;&quot;;[.$A13];&quot;&quot;&quot; : &quot;&quot;&quot;;[.B13];&quot;&quot;&quot;,&quot;)" office:value-type="string" office:string-value="&quot;cancel&quot; : &quot;Cancel&quot;," calcext:value-type="string">
            <text:p>"cancel" : "Cancel",</text:p>
          </table:table-cell>
          <table:table-cell table:formula="of:=CONCATENATE(&quot;&quot;&quot;&quot;;[.$A13];&quot;&quot;&quot; : &quot;&quot;&quot;;[.C13];&quot;&quot;&quot;,&quot;)" office:value-type="string" office:string-value="&quot;cancel&quot; : &quot;Abbrechen&quot;," calcext:value-type="string">
            <text:p>"cancel" : "Abbrechen",</text:p>
          </table:table-cell>
          <table:table-cell table:formula="of:=CONCATENATE(&quot;&quot;&quot;&quot;;[.$A13];&quot;&quot;&quot; : &quot;&quot;&quot;;[.D13];&quot;&quot;&quot;,&quot;)" office:value-type="string" office:string-value="&quot;cancel&quot; : &quot;Cancellare&quot;," calcext:value-type="string">
            <text:p>"cancel" : "Cancellare",</text:p>
          </table:table-cell>
          <table:table-cell table:formula="of:=CONCATENATE(&quot;&quot;&quot;&quot;;[.$A13];&quot;&quot;&quot; : &quot;&quot;&quot;;[.E13];&quot;&quot;&quot;,&quot;)" office:value-type="string" office:string-value="&quot;cancel&quot; : &quot;Abandonner&quot;," calcext:value-type="string">
            <text:p>"cancel" : "Abandonner",</text:p>
          </table:table-cell>
          <table:table-cell table:number-columns-repeated="1015"/>
        </table:table-row>
        <table:table-row table:style-name="ro2">
          <table:table-cell office:value-type="string" calcext:value-type="string">
            <text:p>card</text:p>
          </table:table-cell>
          <table:table-cell office:value-type="string" calcext:value-type="string">
            <text:p>Card</text:p>
          </table:table-cell>
          <table:table-cell office:value-type="string" calcext:value-type="string">
            <text:p>Karte</text:p>
          </table:table-cell>
          <table:table-cell office:value-type="string" calcext:value-type="string">
            <text:p>Carta</text:p>
          </table:table-cell>
          <table:table-cell office:value-type="string" calcext:value-type="string">
            <text:p>Carte</text:p>
          </table:table-cell>
          <table:table-cell table:formula="of:=CONCATENATE(&quot;&quot;&quot;&quot;;[.$A14];&quot;&quot;&quot; : &quot;&quot;&quot;;[.B14];&quot;&quot;&quot;,&quot;)" office:value-type="string" office:string-value="&quot;card&quot; : &quot;Card&quot;," calcext:value-type="string">
            <text:p>"card" : "Card",</text:p>
          </table:table-cell>
          <table:table-cell table:formula="of:=CONCATENATE(&quot;&quot;&quot;&quot;;[.$A14];&quot;&quot;&quot; : &quot;&quot;&quot;;[.C14];&quot;&quot;&quot;,&quot;)" office:value-type="string" office:string-value="&quot;card&quot; : &quot;Karte&quot;," calcext:value-type="string">
            <text:p>"card" : "Karte",</text:p>
          </table:table-cell>
          <table:table-cell table:formula="of:=CONCATENATE(&quot;&quot;&quot;&quot;;[.$A14];&quot;&quot;&quot; : &quot;&quot;&quot;;[.D14];&quot;&quot;&quot;,&quot;)" office:value-type="string" office:string-value="&quot;card&quot; : &quot;Carta&quot;," calcext:value-type="string">
            <text:p>"card" : "Carta",</text:p>
          </table:table-cell>
          <table:table-cell table:formula="of:=CONCATENATE(&quot;&quot;&quot;&quot;;[.$A14];&quot;&quot;&quot; : &quot;&quot;&quot;;[.E14];&quot;&quot;&quot;,&quot;)" office:value-type="string" office:string-value="&quot;card&quot; : &quot;Carte&quot;," calcext:value-type="string">
            <text:p>"card" : "Carte",</text:p>
          </table:table-cell>
          <table:table-cell table:number-columns-repeated="1015"/>
        </table:table-row>
        <table:table-row table:style-name="ro2">
          <table:table-cell office:value-type="string" calcext:value-type="string">
            <text:p>card-admin</text:p>
          </table:table-cell>
          <table:table-cell office:value-type="string" calcext:value-type="string">
            <text:p>Card Administration</text:p>
          </table:table-cell>
          <table:table-cell office:value-type="string" calcext:value-type="string">
            <text:p>Kartenverwaltung</text:p>
          </table:table-cell>
          <table:table-cell office:value-type="string" calcext:value-type="string">
            <text:p>Administrazione di carte</text:p>
          </table:table-cell>
          <table:table-cell office:value-type="string" calcext:value-type="string">
            <text:p>Gestion de cartes</text:p>
          </table:table-cell>
          <table:table-cell table:formula="of:=CONCATENATE(&quot;&quot;&quot;&quot;;[.$A15];&quot;&quot;&quot; : &quot;&quot;&quot;;[.B15];&quot;&quot;&quot;,&quot;)" office:value-type="string" office:string-value="&quot;card-admin&quot; : &quot;Card Administration&quot;," calcext:value-type="string">
            <text:p>"card-admin" : "Card Administration",</text:p>
          </table:table-cell>
          <table:table-cell table:formula="of:=CONCATENATE(&quot;&quot;&quot;&quot;;[.$A15];&quot;&quot;&quot; : &quot;&quot;&quot;;[.C15];&quot;&quot;&quot;,&quot;)" office:value-type="string" office:string-value="&quot;card-admin&quot; : &quot;Kartenverwaltung&quot;," calcext:value-type="string">
            <text:p>"card-admin" : "Kartenverwaltung",</text:p>
          </table:table-cell>
          <table:table-cell table:formula="of:=CONCATENATE(&quot;&quot;&quot;&quot;;[.$A15];&quot;&quot;&quot; : &quot;&quot;&quot;;[.D15];&quot;&quot;&quot;,&quot;)" office:value-type="string" office:string-value="&quot;card-admin&quot; : &quot;Administrazione di carte&quot;," calcext:value-type="string">
            <text:p>"card-admin" : "Administrazione di carte",</text:p>
          </table:table-cell>
          <table:table-cell table:formula="of:=CONCATENATE(&quot;&quot;&quot;&quot;;[.$A15];&quot;&quot;&quot; : &quot;&quot;&quot;;[.E15];&quot;&quot;&quot;,&quot;)" office:value-type="string" office:string-value="&quot;card-admin&quot; : &quot;Gestion de cartes&quot;," calcext:value-type="string">
            <text:p>"card-admin" : "Gestion de cartes",</text:p>
          </table:table-cell>
          <table:table-cell table:number-columns-repeated="1015"/>
        </table:table-row>
        <table:table-row table:style-name="ro2">
          <table:table-cell office:value-type="string" calcext:value-type="string">
            <text:p>card-application</text:p>
          </table:table-cell>
          <table:table-cell office:value-type="string" calcext:value-type="string">
            <text:p>Card Application</text:p>
          </table:table-cell>
          <table:table-cell office:value-type="string" calcext:value-type="string">
            <text:p>Kartenantrag</text:p>
          </table:table-cell>
          <table:table-cell office:value-type="string" calcext:value-type="string">
            <text:p>Richiesta di carta</text:p>
          </table:table-cell>
          <table:table-cell office:value-type="string" calcext:value-type="string">
            <text:p>Requête de carte</text:p>
          </table:table-cell>
          <table:table-cell table:formula="of:=CONCATENATE(&quot;&quot;&quot;&quot;;[.$A16];&quot;&quot;&quot; : &quot;&quot;&quot;;[.B16];&quot;&quot;&quot;,&quot;)" office:value-type="string" office:string-value="&quot;card-application&quot; : &quot;Card Application&quot;," calcext:value-type="string">
            <text:p>"card-application" : "Card Application",</text:p>
          </table:table-cell>
          <table:table-cell table:formula="of:=CONCATENATE(&quot;&quot;&quot;&quot;;[.$A16];&quot;&quot;&quot; : &quot;&quot;&quot;;[.C16];&quot;&quot;&quot;,&quot;)" office:value-type="string" office:string-value="&quot;card-application&quot; : &quot;Kartenantrag&quot;," calcext:value-type="string">
            <text:p>"card-application" : "Kartenantrag",</text:p>
          </table:table-cell>
          <table:table-cell table:formula="of:=CONCATENATE(&quot;&quot;&quot;&quot;;[.$A16];&quot;&quot;&quot; : &quot;&quot;&quot;;[.D16];&quot;&quot;&quot;,&quot;)" office:value-type="string" office:string-value="&quot;card-application&quot; : &quot;Richiesta di carta&quot;," calcext:value-type="string">
            <text:p>"card-application" : "Richiesta di carta",</text:p>
          </table:table-cell>
          <table:table-cell table:formula="of:=CONCATENATE(&quot;&quot;&quot;&quot;;[.$A16];&quot;&quot;&quot; : &quot;&quot;&quot;;[.E16];&quot;&quot;&quot;,&quot;)" office:value-type="string" office:string-value="&quot;card-application&quot; : &quot;Requête de carte&quot;," calcext:value-type="string">
            <text:p>"card-application" : "Requête de carte",</text:p>
          </table:table-cell>
          <table:table-cell table:number-columns-repeated="1015"/>
        </table:table-row>
        <table:table-row table:style-name="ro2">
          <table:table-cell office:value-type="string" calcext:value-type="string">
            <text:p>card-lock-success</text:p>
          </table:table-cell>
          <table:table-cell office:value-type="string" calcext:value-type="string">
            <text:p>Card successfully locked!</text:p>
          </table:table-cell>
          <table:table-cell office:value-type="string" calcext:value-type="string">
            <text:p>Karte erfolgreich gesperrt!</text:p>
          </table:table-cell>
          <table:table-cell office:value-type="string" calcext:value-type="string">
            <text:p>Carta bloccata con successo!</text:p>
          </table:table-cell>
          <table:table-cell office:value-type="string" calcext:value-type="string">
            <text:p>La carte a été bloquée avec success!</text:p>
          </table:table-cell>
          <table:table-cell table:formula="of:=CONCATENATE(&quot;&quot;&quot;&quot;;[.$A17];&quot;&quot;&quot; : &quot;&quot;&quot;;[.B17];&quot;&quot;&quot;,&quot;)" office:value-type="string" office:string-value="&quot;card-lock-success&quot; : &quot;Card successfully locked!&quot;," calcext:value-type="string">
            <text:p>"card-lock-success" : "Card successfully locked!",</text:p>
          </table:table-cell>
          <table:table-cell table:formula="of:=CONCATENATE(&quot;&quot;&quot;&quot;;[.$A17];&quot;&quot;&quot; : &quot;&quot;&quot;;[.C17];&quot;&quot;&quot;,&quot;)" office:value-type="string" office:string-value="&quot;card-lock-success&quot; : &quot;Karte erfolgreich gesperrt!&quot;," calcext:value-type="string">
            <text:p>"card-lock-success" : "Karte erfolgreich gesperrt!",</text:p>
          </table:table-cell>
          <table:table-cell table:formula="of:=CONCATENATE(&quot;&quot;&quot;&quot;;[.$A17];&quot;&quot;&quot; : &quot;&quot;&quot;;[.D17];&quot;&quot;&quot;,&quot;)" office:value-type="string" office:string-value="&quot;card-lock-success&quot; : &quot;Carta bloccata con successo!&quot;," calcext:value-type="string">
            <text:p>"card-lock-success" : "Carta bloccata con successo!",</text:p>
          </table:table-cell>
          <table:table-cell table:formula="of:=CONCATENATE(&quot;&quot;&quot;&quot;;[.$A17];&quot;&quot;&quot; : &quot;&quot;&quot;;[.E17];&quot;&quot;&quot;,&quot;)" office:value-type="string" office:string-value="&quot;card-lock-success&quot; : &quot;La carte a été bloquée avec success!&quot;," calcext:value-type="string">
            <text:p>"card-lock-success" : "La carte a été bloquée avec success!",</text:p>
          </table:table-cell>
          <table:table-cell table:number-columns-repeated="1015"/>
        </table:table-row>
        <table:table-row table:style-name="ro2">
          <table:table-cell office:value-type="string" calcext:value-type="string">
            <text:p>card-unlock-success</text:p>
          </table:table-cell>
          <table:table-cell office:value-type="string" calcext:value-type="string">
            <text:p>Card successfully unlocked!</text:p>
          </table:table-cell>
          <table:table-cell office:value-type="string" calcext:value-type="string">
            <text:p>Karte erfolgreich entsperrt!</text:p>
          </table:table-cell>
          <table:table-cell office:value-type="string" calcext:value-type="string">
            <text:p>Carta sbloccata con successo!</text:p>
          </table:table-cell>
          <table:table-cell office:value-type="string" calcext:value-type="string">
            <text:p>La carte a été débloquée avec success!</text:p>
          </table:table-cell>
          <table:table-cell table:formula="of:=CONCATENATE(&quot;&quot;&quot;&quot;;[.$A18];&quot;&quot;&quot; : &quot;&quot;&quot;;[.B18];&quot;&quot;&quot;,&quot;)" office:value-type="string" office:string-value="&quot;card-unlock-success&quot; : &quot;Card successfully unlocked!&quot;," calcext:value-type="string">
            <text:p>"card-unlock-success" : "Card successfully unlocked!",</text:p>
          </table:table-cell>
          <table:table-cell table:formula="of:=CONCATENATE(&quot;&quot;&quot;&quot;;[.$A18];&quot;&quot;&quot; : &quot;&quot;&quot;;[.C18];&quot;&quot;&quot;,&quot;)" office:value-type="string" office:string-value="&quot;card-unlock-success&quot; : &quot;Karte erfolgreich entsperrt!&quot;," calcext:value-type="string">
            <text:p>"card-unlock-success" : "Karte erfolgreich entsperrt!",</text:p>
          </table:table-cell>
          <table:table-cell table:formula="of:=CONCATENATE(&quot;&quot;&quot;&quot;;[.$A18];&quot;&quot;&quot; : &quot;&quot;&quot;;[.D18];&quot;&quot;&quot;,&quot;)" office:value-type="string" office:string-value="&quot;card-unlock-success&quot; : &quot;Carta sbloccata con successo!&quot;," calcext:value-type="string">
            <text:p>"card-unlock-success" : "Carta sbloccata con successo!",</text:p>
          </table:table-cell>
          <table:table-cell table:formula="of:=CONCATENATE(&quot;&quot;&quot;&quot;;[.$A18];&quot;&quot;&quot; : &quot;&quot;&quot;;[.E18];&quot;&quot;&quot;,&quot;)" office:value-type="string" office:string-value="&quot;card-unlock-success&quot; : &quot;La carte a été débloquée avec success!&quot;," calcext:value-type="string">
            <text:p>"card-unlock-success" : "La carte a été débloquée avec success!",</text:p>
          </table:table-cell>
          <table:table-cell table:number-columns-repeated="1015"/>
        </table:table-row>
        <table:table-row table:style-name="ro2">
          <table:table-cell office:value-type="string" calcext:value-type="string">
            <text:p>changes-reset-success</text:p>
          </table:table-cell>
          <table:table-cell office:value-type="string" calcext:value-type="string">
            <text:p>Changes have been undone successfully!</text:p>
          </table:table-cell>
          <table:table-cell office:value-type="string" calcext:value-type="string">
            <text:p>Änderungen erfolgreich zurückgesetzt!</text:p>
          </table:table-cell>
          <table:table-cell office:value-type="string" calcext:value-type="string">
            <text:p>Modificazioni resettate con successo!</text:p>
          </table:table-cell>
          <table:table-cell office:value-type="string" calcext:value-type="string">
            <text:p>Des modifications ont été réinitialisées avec succès!</text:p>
          </table:table-cell>
          <table:table-cell table:formula="of:=CONCATENATE(&quot;&quot;&quot;&quot;;[.$A19];&quot;&quot;&quot; : &quot;&quot;&quot;;[.B19];&quot;&quot;&quot;,&quot;)" office:value-type="string" office:string-value="&quot;changes-reset-success&quot; : &quot;Changes have been undone successfully!&quot;," calcext:value-type="string">
            <text:p>"changes-reset-success" : "Changes have been undone successfully!",</text:p>
          </table:table-cell>
          <table:table-cell table:formula="of:=CONCATENATE(&quot;&quot;&quot;&quot;;[.$A19];&quot;&quot;&quot; : &quot;&quot;&quot;;[.C19];&quot;&quot;&quot;,&quot;)" office:value-type="string" office:string-value="&quot;changes-reset-success&quot; : &quot;Änderungen erfolgreich zurückgesetzt!&quot;," calcext:value-type="string">
            <text:p>"changes-reset-success" : "Änderungen erfolgreich zurückgesetzt!",</text:p>
          </table:table-cell>
          <table:table-cell table:formula="of:=CONCATENATE(&quot;&quot;&quot;&quot;;[.$A19];&quot;&quot;&quot; : &quot;&quot;&quot;;[.D19];&quot;&quot;&quot;,&quot;)" office:value-type="string" office:string-value="&quot;changes-reset-success&quot; : &quot;Modificazioni resettate con successo!&quot;," calcext:value-type="string">
            <text:p>"changes-reset-success" : "Modificazioni resettate con successo!",</text:p>
          </table:table-cell>
          <table:table-cell table:formula="of:=CONCATENATE(&quot;&quot;&quot;&quot;;[.$A19];&quot;&quot;&quot; : &quot;&quot;&quot;;[.E19];&quot;&quot;&quot;,&quot;)" office:value-type="string" office:string-value="&quot;changes-reset-success&quot; : &quot;Des modifications ont été réinitialisées avec succès!&quot;," calcext:value-type="string">
            <text:p>"changes-reset-success" : "Des modifications ont été réinitialisées avec succès!",</text:p>
          </table:table-cell>
          <table:table-cell table:number-columns-repeated="1015"/>
        </table:table-row>
        <table:table-row table:style-name="ro2">
          <table:table-cell office:value-type="string" calcext:value-type="string">
            <text:p>changes-saved-success</text:p>
          </table:table-cell>
          <table:table-cell office:value-type="string" calcext:value-type="string">
            <text:p>Changes have been saved successfully!</text:p>
          </table:table-cell>
          <table:table-cell office:value-type="string" calcext:value-type="string">
            <text:p>Änderungen erfolgreich gespeichert!</text:p>
          </table:table-cell>
          <table:table-cell office:value-type="string" calcext:value-type="string">
            <text:p>Modificazioni salvati con successo!</text:p>
          </table:table-cell>
          <table:table-cell office:value-type="string" calcext:value-type="string">
            <text:p>Les modifications ont été sauvegardées avec succès!</text:p>
          </table:table-cell>
          <table:table-cell table:formula="of:=CONCATENATE(&quot;&quot;&quot;&quot;;[.$A20];&quot;&quot;&quot; : &quot;&quot;&quot;;[.B20];&quot;&quot;&quot;,&quot;)" office:value-type="string" office:string-value="&quot;changes-saved-success&quot; : &quot;Changes have been saved successfully!&quot;," calcext:value-type="string">
            <text:p>"changes-saved-success" : "Changes have been saved successfully!",</text:p>
          </table:table-cell>
          <table:table-cell table:formula="of:=CONCATENATE(&quot;&quot;&quot;&quot;;[.$A20];&quot;&quot;&quot; : &quot;&quot;&quot;;[.C20];&quot;&quot;&quot;,&quot;)" office:value-type="string" office:string-value="&quot;changes-saved-success&quot; : &quot;Änderungen erfolgreich gespeichert!&quot;," calcext:value-type="string">
            <text:p>"changes-saved-success" : "Änderungen erfolgreich gespeichert!",</text:p>
          </table:table-cell>
          <table:table-cell table:formula="of:=CONCATENATE(&quot;&quot;&quot;&quot;;[.$A20];&quot;&quot;&quot; : &quot;&quot;&quot;;[.D20];&quot;&quot;&quot;,&quot;)" office:value-type="string" office:string-value="&quot;changes-saved-success&quot; : &quot;Modificazioni salvati con successo!&quot;," calcext:value-type="string">
            <text:p>"changes-saved-success" : "Modificazioni salvati con successo!",</text:p>
          </table:table-cell>
          <table:table-cell table:formula="of:=CONCATENATE(&quot;&quot;&quot;&quot;;[.$A20];&quot;&quot;&quot; : &quot;&quot;&quot;;[.E20];&quot;&quot;&quot;,&quot;)" office:value-type="string" office:string-value="&quot;changes-saved-success&quot; : &quot;Les modifications ont été sauvegardées avec succès!&quot;," calcext:value-type="string">
            <text:p>"changes-saved-success" : "Les modifications ont été sauvegardées avec succès!",</text:p>
          </table:table-cell>
          <table:table-cell table:number-columns-repeated="1015"/>
        </table:table-row>
        <table:table-row table:style-name="ro2">
          <table:table-cell office:value-type="string" calcext:value-type="string">
            <text:p>clear</text:p>
          </table:table-cell>
          <table:table-cell office:value-type="string" calcext:value-type="string">
            <text:p>Clear</text:p>
          </table:table-cell>
          <table:table-cell office:value-type="string" calcext:value-type="string">
            <text:p>Löschen</text:p>
          </table:table-cell>
          <table:table-cell office:value-type="string" calcext:value-type="string">
            <text:p>Estinguere</text:p>
          </table:table-cell>
          <table:table-cell office:value-type="string" calcext:value-type="string">
            <text:p>Effacer</text:p>
          </table:table-cell>
          <table:table-cell table:formula="of:=CONCATENATE(&quot;&quot;&quot;&quot;;[.$A21];&quot;&quot;&quot; : &quot;&quot;&quot;;[.B21];&quot;&quot;&quot;,&quot;)" office:value-type="string" office:string-value="&quot;clear&quot; : &quot;Clear&quot;," calcext:value-type="string">
            <text:p>"clear" : "Clear",</text:p>
          </table:table-cell>
          <table:table-cell table:formula="of:=CONCATENATE(&quot;&quot;&quot;&quot;;[.$A21];&quot;&quot;&quot; : &quot;&quot;&quot;;[.C21];&quot;&quot;&quot;,&quot;)" office:value-type="string" office:string-value="&quot;clear&quot; : &quot;Löschen&quot;," calcext:value-type="string">
            <text:p>"clear" : "Löschen",</text:p>
          </table:table-cell>
          <table:table-cell/>
          <table:table-cell table:formula="of:=CONCATENATE(&quot;&quot;&quot;&quot;;[.$A21];&quot;&quot;&quot; : &quot;&quot;&quot;;[.E21];&quot;&quot;&quot;,&quot;)" office:value-type="string" office:string-value="&quot;clear&quot; : &quot;Effacer&quot;," calcext:value-type="string">
            <text:p>"clear" : "Effacer",</text:p>
          </table:table-cell>
          <table:table-cell table:number-columns-repeated="1015"/>
        </table:table-row>
        <table:table-row table:style-name="ro2">
          <table:table-cell office:value-type="string" calcext:value-type="string">
            <text:p>confirmation</text:p>
          </table:table-cell>
          <table:table-cell office:value-type="string" calcext:value-type="string">
            <text:p>Confirmation</text:p>
          </table:table-cell>
          <table:table-cell office:value-type="string" calcext:value-type="string">
            <text:p>Bestätigung</text:p>
          </table:table-cell>
          <table:table-cell office:value-type="string" calcext:value-type="string">
            <text:p>Conferma</text:p>
          </table:table-cell>
          <table:table-cell office:value-type="string" calcext:value-type="string">
            <text:p>Confirmation</text:p>
          </table:table-cell>
          <table:table-cell table:formula="of:=CONCATENATE(&quot;&quot;&quot;&quot;;[.$A22];&quot;&quot;&quot; : &quot;&quot;&quot;;[.B22];&quot;&quot;&quot;,&quot;)" office:value-type="string" office:string-value="&quot;confirmation&quot; : &quot;Confirmation&quot;," calcext:value-type="string">
            <text:p>"confirmation" : "Confirmation",</text:p>
          </table:table-cell>
          <table:table-cell table:formula="of:=CONCATENATE(&quot;&quot;&quot;&quot;;[.$A22];&quot;&quot;&quot; : &quot;&quot;&quot;;[.C22];&quot;&quot;&quot;,&quot;)" office:value-type="string" office:string-value="&quot;confirmation&quot; : &quot;Bestätigung&quot;," calcext:value-type="string">
            <text:p>"confirmation" : "Bestätigung",</text:p>
          </table:table-cell>
          <table:table-cell table:formula="of:=CONCATENATE(&quot;&quot;&quot;&quot;;[.$A22];&quot;&quot;&quot; : &quot;&quot;&quot;;[.D22];&quot;&quot;&quot;,&quot;)" office:value-type="string" office:string-value="&quot;confirmation&quot; : &quot;Conferma&quot;," calcext:value-type="string">
            <text:p>"confirmation" : "Conferma",</text:p>
          </table:table-cell>
          <table:table-cell table:formula="of:=CONCATENATE(&quot;&quot;&quot;&quot;;[.$A22];&quot;&quot;&quot; : &quot;&quot;&quot;;[.E22];&quot;&quot;&quot;,&quot;)" office:value-type="string" office:string-value="&quot;confirmation&quot; : &quot;Confirmation&quot;," calcext:value-type="string">
            <text:p>"confirmation" : "Confirmation",</text:p>
          </table:table-cell>
          <table:table-cell table:number-columns-repeated="1015"/>
        </table:table-row>
        <table:table-row table:style-name="ro2">
          <table:table-cell office:value-type="string" calcext:value-type="string">
            <text:p>confirm-cancel</text:p>
          </table:table-cell>
          <table:table-cell office:value-type="string" calcext:value-type="string">
            <text:p>Do you really want to cancel? Changes will be lost!</text:p>
          </table:table-cell>
          <table:table-cell office:value-type="string" calcext:value-type="string">
            <text:p>Wollen Sie wirklich abbrechen? Änderungen gehen verloren!</text:p>
          </table:table-cell>
          <table:table-cell office:value-type="string" calcext:value-type="string">
            <text:p>È siccura di cancellare? Modificazioni vanno perdute!</text:p>
          </table:table-cell>
          <table:table-cell office:value-type="string" calcext:value-type="string">
            <text:p>Voulez-vous vraiment abandonner? Les modifications seront perdues!</text:p>
          </table:table-cell>
          <table:table-cell table:formula="of:=CONCATENATE(&quot;&quot;&quot;&quot;;[.$A23];&quot;&quot;&quot; : &quot;&quot;&quot;;[.B23];&quot;&quot;&quot;,&quot;)" office:value-type="string" office:string-value="&quot;confirm-cancel&quot; : &quot;Do you really want to cancel? Changes will be lost!&quot;," calcext:value-type="string">
            <text:p>"confirm-cancel" : "Do you really want to cancel? Changes will be lost!",</text:p>
          </table:table-cell>
          <table:table-cell table:formula="of:=CONCATENATE(&quot;&quot;&quot;&quot;;[.$A23];&quot;&quot;&quot; : &quot;&quot;&quot;;[.C23];&quot;&quot;&quot;,&quot;)" office:value-type="string" office:string-value="&quot;confirm-cancel&quot; : &quot;Wollen Sie wirklich abbrechen? Änderungen gehen verloren!&quot;," calcext:value-type="string">
            <text:p>"confirm-cancel" : "Wollen Sie wirklich abbrechen? Änderungen gehen verloren!",</text:p>
          </table:table-cell>
          <table:table-cell table:formula="of:=CONCATENATE(&quot;&quot;&quot;&quot;;[.$A23];&quot;&quot;&quot; : &quot;&quot;&quot;;[.D23];&quot;&quot;&quot;,&quot;)" office:value-type="string" office:string-value="&quot;confirm-cancel&quot; : &quot;È siccura di cancellare? Modificazioni vanno perdute!&quot;," calcext:value-type="string">
            <text:p>"confirm-cancel" : "È siccura di cancellare? Modificazioni vanno perdute!",</text:p>
          </table:table-cell>
          <table:table-cell table:formula="of:=CONCATENATE(&quot;&quot;&quot;&quot;;[.$A23];&quot;&quot;&quot; : &quot;&quot;&quot;;[.E23];&quot;&quot;&quot;,&quot;)" office:value-type="string" office:string-value="&quot;confirm-cancel&quot; : &quot;Voulez-vous vraiment abandonner? Les modifications seront perdues!&quot;," calcext:value-type="string">
            <text:p>"confirm-cancel" : "Voulez-vous vraiment abandonner? Les modifications seront perdues!",</text:p>
          </table:table-cell>
          <table:table-cell table:number-columns-repeated="1015"/>
        </table:table-row>
        <table:table-row table:style-name="ro3">
          <table:table-cell office:value-type="string" calcext:value-type="string">
            <text:p>daily-greater-than-monthly-limit</text:p>
          </table:table-cell>
          <table:table-cell office:value-type="string" calcext:value-type="string">
            <text:p>Daily limit must not be greater than monthly limit!</text:p>
          </table:table-cell>
          <table:table-cell office:value-type="string" calcext:value-type="string">
            <text:p>Die Tageslimite darf nicht grösser sein als die Monatslimite!</text:p>
          </table:table-cell>
          <table:table-cell office:value-type="string" calcext:value-type="string">
            <text:p>Il limite quotidiano non può essere più grande che il limite mensile.</text:p>
          </table:table-cell>
          <table:table-cell office:value-type="string" calcext:value-type="string">
            <text:p>La limite quotidienne ne doit être plus grande que la limite mensuelle!</text:p>
          </table:table-cell>
          <table:table-cell table:formula="of:=CONCATENATE(&quot;&quot;&quot;&quot;;[.$A24];&quot;&quot;&quot; : &quot;&quot;&quot;;[.B24];&quot;&quot;&quot;,&quot;)" office:value-type="string" office:string-value="&quot;daily-greater-than-monthly-limit&quot; : &quot;Daily limit must not be greater than monthly limit!&quot;," calcext:value-type="string">
            <text:p>"daily-greater-than-monthly-limit" : "Daily limit must not be greater than monthly limit!",</text:p>
          </table:table-cell>
          <table:table-cell table:formula="of:=CONCATENATE(&quot;&quot;&quot;&quot;;[.$A24];&quot;&quot;&quot; : &quot;&quot;&quot;;[.C24];&quot;&quot;&quot;,&quot;)" office:value-type="string" office:string-value="&quot;daily-greater-than-monthly-limit&quot; : &quot;Die Tageslimite darf nicht grösser sein als die Monatslimite!&quot;," calcext:value-type="string">
            <text:p>"daily-greater-than-monthly-limit" : "Die Tageslimite darf nicht grösser sein als die Monatslimite!",</text:p>
          </table:table-cell>
          <table:table-cell table:formula="of:=CONCATENATE(&quot;&quot;&quot;&quot;;[.$A24];&quot;&quot;&quot; : &quot;&quot;&quot;;[.D24];&quot;&quot;&quot;,&quot;)" office:value-type="string" office:string-value="&quot;daily-greater-than-monthly-limit&quot; : &quot;Il limite quotidiano non può essere più grande che il limite mensile.&quot;," calcext:value-type="string">
            <text:p>"daily-greater-than-monthly-limit" : "Il limite quotidiano non può essere più grande che il limite mensile.",</text:p>
          </table:table-cell>
          <table:table-cell table:formula="of:=CONCATENATE(&quot;&quot;&quot;&quot;;[.$A24];&quot;&quot;&quot; : &quot;&quot;&quot;;[.E24];&quot;&quot;&quot;,&quot;)" office:value-type="string" office:string-value="&quot;daily-greater-than-monthly-limit&quot; : &quot;La limite quotidienne ne doit être plus grande que la limite mensuelle!&quot;," calcext:value-type="string">
            <text:p>"daily-greater-than-monthly-limit" : "La limite quotidienne ne doit être plus grande que la limite mensuelle!",</text:p>
          </table:table-cell>
          <table:table-cell table:number-columns-repeated="1015"/>
        </table:table-row>
        <table:table-row table:style-name="ro2">
          <table:table-cell office:value-type="string" calcext:value-type="string">
            <text:p>daily-limit</text:p>
          </table:table-cell>
          <table:table-cell office:value-type="string" calcext:value-type="string">
            <text:p>Daily Limit</text:p>
          </table:table-cell>
          <table:table-cell office:value-type="string" calcext:value-type="string">
            <text:p>Tageslimite</text:p>
          </table:table-cell>
          <table:table-cell office:value-type="string" calcext:value-type="string">
            <text:p>Limite quotidiano</text:p>
          </table:table-cell>
          <table:table-cell office:value-type="string" calcext:value-type="string">
            <text:p>Limite quotidienne</text:p>
          </table:table-cell>
          <table:table-cell table:formula="of:=CONCATENATE(&quot;&quot;&quot;&quot;;[.$A25];&quot;&quot;&quot; : &quot;&quot;&quot;;[.B25];&quot;&quot;&quot;,&quot;)" office:value-type="string" office:string-value="&quot;daily-limit&quot; : &quot;Daily Limit&quot;," calcext:value-type="string">
            <text:p>"daily-limit" : "Daily Limit",</text:p>
          </table:table-cell>
          <table:table-cell table:formula="of:=CONCATENATE(&quot;&quot;&quot;&quot;;[.$A25];&quot;&quot;&quot; : &quot;&quot;&quot;;[.C25];&quot;&quot;&quot;,&quot;)" office:value-type="string" office:string-value="&quot;daily-limit&quot; : &quot;Tageslimite&quot;," calcext:value-type="string">
            <text:p>"daily-limit" : "Tageslimite",</text:p>
          </table:table-cell>
          <table:table-cell table:formula="of:=CONCATENATE(&quot;&quot;&quot;&quot;;[.$A25];&quot;&quot;&quot; : &quot;&quot;&quot;;[.D25];&quot;&quot;&quot;,&quot;)" office:value-type="string" office:string-value="&quot;daily-limit&quot; : &quot;Limite quotidiano&quot;," calcext:value-type="string">
            <text:p>"daily-limit" : "Limite quotidiano",</text:p>
          </table:table-cell>
          <table:table-cell table:formula="of:=CONCATENATE(&quot;&quot;&quot;&quot;;[.$A25];&quot;&quot;&quot; : &quot;&quot;&quot;;[.E25];&quot;&quot;&quot;,&quot;)" office:value-type="string" office:string-value="&quot;daily-limit&quot; : &quot;Limite quotidienne&quot;," calcext:value-type="string">
            <text:p>"daily-limit" : "Limite quotidienne",</text:p>
          </table:table-cell>
          <table:table-cell table:number-columns-repeated="1015"/>
        </table:table-row>
        <table:table-row table:style-name="ro2">
          <table:table-cell office:value-type="string" calcext:value-type="string">
            <text:p>daily-limit-range-violation</text:p>
          </table:table-cell>
          <table:table-cell office:value-type="string" calcext:value-type="string">
            <text:p>Daily limit must be in the range from {from} to {to}!</text:p>
          </table:table-cell>
          <table:table-cell office:value-type="string" calcext:value-type="string">
            <text:p>Die Tageslimite muss im Bereich zwischen {from} und {to} liegen!</text:p>
          </table:table-cell>
          <table:table-cell office:value-type="string" calcext:value-type="string">
            <text:p>Il limite quotidiano deve essere tra {from} e {to}!</text:p>
          </table:table-cell>
          <table:table-cell office:value-type="string" calcext:value-type="string">
            <text:p>La limite quotidienne doit être en {from} e {to}!</text:p>
          </table:table-cell>
          <table:table-cell table:formula="of:=CONCATENATE(&quot;&quot;&quot;&quot;;[.$A26];&quot;&quot;&quot; : &quot;&quot;&quot;;[.B26];&quot;&quot;&quot;,&quot;)" office:value-type="string" office:string-value="&quot;daily-limit-range-violation&quot; : &quot;Daily limit must be in the range from {from} to {to}!&quot;," calcext:value-type="string">
            <text:p>"daily-limit-range-violation" : "Daily limit must be in the range from {from} to {to}!",</text:p>
          </table:table-cell>
          <table:table-cell table:formula="of:=CONCATENATE(&quot;&quot;&quot;&quot;;[.$A26];&quot;&quot;&quot; : &quot;&quot;&quot;;[.C26];&quot;&quot;&quot;,&quot;)" office:value-type="string" office:string-value="&quot;daily-limit-range-violation&quot; : &quot;Die Tageslimite muss im Bereich zwischen {from} und {to} liegen!&quot;," calcext:value-type="string">
            <text:p>"daily-limit-range-violation" : "Die Tageslimite muss im Bereich zwischen {from} und {to} liegen!",</text:p>
          </table:table-cell>
          <table:table-cell table:formula="of:=CONCATENATE(&quot;&quot;&quot;&quot;;[.$A26];&quot;&quot;&quot; : &quot;&quot;&quot;;[.D26];&quot;&quot;&quot;,&quot;)" office:value-type="string" office:string-value="&quot;daily-limit-range-violation&quot; : &quot;Il limite quotidiano deve essere tra {from} e {to}!&quot;," calcext:value-type="string">
            <text:p>"daily-limit-range-violation" : "Il limite quotidiano deve essere tra {from} e {to}!",</text:p>
          </table:table-cell>
          <table:table-cell table:formula="of:=CONCATENATE(&quot;&quot;&quot;&quot;;[.$A26];&quot;&quot;&quot; : &quot;&quot;&quot;;[.E26];&quot;&quot;&quot;,&quot;)" office:value-type="string" office:string-value="&quot;daily-limit-range-violation&quot; : &quot;La limite quotidienne doit être en {from} e {to}!&quot;," calcext:value-type="string">
            <text:p>"daily-limit-range-violation" : "La limite quotidienne doit être en {from} e {to}!",</text:p>
          </table:table-cell>
          <table:table-cell table:number-columns-repeated="1015"/>
        </table:table-row>
        <table:table-row table:style-name="ro2">
          <table:table-cell office:value-type="string" calcext:value-type="string">
            <text:p>data-protection-header</text:p>
          </table:table-cell>
          <table:table-cell office:value-type="string" calcext:value-type="string">
            <text:p>Data Protection &amp; Privacy</text:p>
          </table:table-cell>
          <table:table-cell office:value-type="string" calcext:value-type="string">
            <text:p>Datenschutz und Privatsphäre</text:p>
          </table:table-cell>
          <table:table-cell office:value-type="string" calcext:value-type="string">
            <text:p>Protezione dei dati personali e ambito privato</text:p>
          </table:table-cell>
          <table:table-cell office:value-type="string" calcext:value-type="string">
            <text:p>Protéction des données et de la vie privée</text:p>
          </table:table-cell>
          <table:table-cell table:formula="of:=CONCATENATE(&quot;&quot;&quot;&quot;;[.$A27];&quot;&quot;&quot; : &quot;&quot;&quot;;[.B27];&quot;&quot;&quot;,&quot;)" office:value-type="string" office:string-value="&quot;data-protection-header&quot; : &quot;Data Protection &amp; Privacy&quot;," calcext:value-type="string">
            <text:p>"data-protection-header" : "Data Protection &amp; Privacy",</text:p>
          </table:table-cell>
          <table:table-cell table:formula="of:=CONCATENATE(&quot;&quot;&quot;&quot;;[.$A27];&quot;&quot;&quot; : &quot;&quot;&quot;;[.C27];&quot;&quot;&quot;,&quot;)" office:value-type="string" office:string-value="&quot;data-protection-header&quot; : &quot;Datenschutz und Privatsphäre&quot;," calcext:value-type="string">
            <text:p>"data-protection-header" : "Datenschutz und Privatsphäre",</text:p>
          </table:table-cell>
          <table:table-cell table:formula="of:=CONCATENATE(&quot;&quot;&quot;&quot;;[.$A27];&quot;&quot;&quot; : &quot;&quot;&quot;;[.D27];&quot;&quot;&quot;,&quot;)" office:value-type="string" office:string-value="&quot;data-protection-header&quot; : &quot;Protezione dei dati personali e ambito privato&quot;," calcext:value-type="string">
            <text:p>"data-protection-header" : "Protezione dei dati personali e ambito privato",</text:p>
          </table:table-cell>
          <table:table-cell table:formula="of:=CONCATENATE(&quot;&quot;&quot;&quot;;[.$A27];&quot;&quot;&quot; : &quot;&quot;&quot;;[.E27];&quot;&quot;&quot;,&quot;)" office:value-type="string" office:string-value="&quot;data-protection-header&quot; : &quot;Protéction des données et de la vie privée&quot;," calcext:value-type="string">
            <text:p>"data-protection-header" : "Protéction des données et de la vie privée",</text:p>
          </table:table-cell>
          <table:table-cell table:number-columns-repeated="1015"/>
        </table:table-row>
        <table:table-row table:style-name="ro4">
          <table:table-cell office:value-type="string" calcext:value-type="string">
            <text:p>data-protection-text</text:p>
          </table:table-cell>
          <table:table-cell office:value-type="string" calcext:value-type="string">
            <text:p>We take your privacy seriously. Thus we do not collect any data at all. The password gets hashed and all data is encrypted before it is stored on the device.</text:p>
          </table:table-cell>
          <table:table-cell office:value-type="string" calcext:value-type="string">
            <text:p>Wir nehmen Ihre Privatsphäre ernst. Deshalb sammeln wir keine persönlichen Daten. Ihr Passwort wird mit einem Hash geschützt und alle Daten werden verschlüsselt bevor sie auf dem Gerät gespeichert werden.</text:p>
          </table:table-cell>
          <table:table-cell office:value-type="string" calcext:value-type="string">
            <text:p>Prendiamo il suo ambito privato sul serio. Per questo non raccogliamo dati personali. La sua parola d'acesso è sicurato con un hash e tutti i dati sono codificati prima di salvarli sul cellulare.</text:p>
          </table:table-cell>
          <table:table-cell office:value-type="string" calcext:value-type="string">
            <text:p>Nous prenons votre vie privée au sérieux. Pour cette raison nous n' acceuillons pas de données personnelles. Votre mot de passe vient chiffré avec un hash, et tous les données sont encodées avant d'être sauvegardées sur le mobile.</text:p>
          </table:table-cell>
          <table:table-cell table:formula="of:=CONCATENATE(&quot;&quot;&quot;&quot;;[.$A28];&quot;&quot;&quot; : &quot;&quot;&quot;;[.B28];&quot;&quot;&quot;,&quot;)" office:value-type="string" office:string-value="&quot;data-protection-text&quot; : &quot;We take your privacy seriously. Thus we do not collect any data at all. The password gets hashed and all data is encrypted before it is stored on the device.&quot;," calcext:value-type="string">
            <text:p>"data-protection-text" : "We take your privacy seriously. Thus we do not collect any data at all. The password gets hashed and all data is encrypted before it is stored on the device.",</text:p>
          </table:table-cell>
          <table:table-cell table:formula="of:=CONCATENATE(&quot;&quot;&quot;&quot;;[.$A28];&quot;&quot;&quot; : &quot;&quot;&quot;;[.C28];&quot;&quot;&quot;,&quot;)" office:value-type="string" office:string-value="&quot;data-protection-text&quot; : &quot;Wir nehmen Ihre Privatsphäre ernst. Deshalb sammeln wir keine persönlichen Daten. Ihr Passwort wird mit einem Hash geschützt und alle Daten werden verschlüsselt bevor sie auf dem Gerät gespeichert werden.&quot;," calcext:value-type="string">
            <text:p>"data-protection-text" : "Wir nehmen Ihre Privatsphäre ernst. Deshalb sammeln wir keine persönlichen Daten. Ihr Passwort wird mit einem Hash geschützt und alle Daten werden verschlüsselt bevor sie auf dem Gerät gespeichert werden.",</text:p>
          </table:table-cell>
          <table:table-cell table:formula="of:=CONCATENATE(&quot;&quot;&quot;&quot;;[.$A28];&quot;&quot;&quot; : &quot;&quot;&quot;;[.D28];&quot;&quot;&quot;,&quot;)" office:value-type="string" office:string-value="&quot;data-protection-text&quot; : &quot;Prendiamo il suo ambito privato sul serio. Per questo non raccogliamo dati personali. La sua parola d'acesso è sicurato con un hash e tutti i dati sono codificati prima di salvarli sul cellulare.&quot;," calcext:value-type="string">
            <text:p>"data-protection-text" : "Prendiamo il suo ambito privato sul serio. Per questo non raccogliamo dati personali. La sua parola d'acesso è sicurato con un hash e tutti i dati sono codificati prima di salvarli sul cellulare.",</text:p>
          </table:table-cell>
          <table:table-cell table:formula="of:=CONCATENATE(&quot;&quot;&quot;&quot;;[.$A28];&quot;&quot;&quot; : &quot;&quot;&quot;;[.E28];&quot;&quot;&quot;,&quot;)" office:value-type="string" office:string-value="&quot;data-protection-text&quot; : &quot;Nous prenons votre vie privée au sérieux. Pour cette raison nous n' acceuillons pas de données personnelles. Votre mot de passe vient chiffré avec un hash, et tous les données sont encodées avant d'être sauvegardées sur le mobile.&quot;," calcext:value-type="string">
            <text:p>"data-protection-text" : "Nous prenons votre vie privée au sérieux. Pour cette raison nous n' acceuillons pas de données personnelles. Votre mot de passe vient chiffré avec un hash, et tous les données sont encodées avant d'être sauvegardées sur le mobile.",</text:p>
          </table:table-cell>
          <table:table-cell table:number-columns-repeated="1015"/>
        </table:table-row>
        <table:table-row table:style-name="ro2">
          <table:table-cell office:value-type="string" calcext:value-type="string">
            <text:p>date</text:p>
          </table:table-cell>
          <table:table-cell office:value-type="string" calcext:value-type="string">
            <text:p>Date</text:p>
          </table:table-cell>
          <table:table-cell office:value-type="string" calcext:value-type="string">
            <text:p>Datum</text:p>
          </table:table-cell>
          <table:table-cell office:value-type="string" calcext:value-type="string">
            <text:p>Data</text:p>
          </table:table-cell>
          <table:table-cell office:value-type="string" calcext:value-type="string">
            <text:p>Date</text:p>
          </table:table-cell>
          <table:table-cell table:formula="of:=CONCATENATE(&quot;&quot;&quot;&quot;;[.$A29];&quot;&quot;&quot; : &quot;&quot;&quot;;[.B29];&quot;&quot;&quot;,&quot;)" office:value-type="string" office:string-value="&quot;date&quot; : &quot;Date&quot;," calcext:value-type="string">
            <text:p>"date" : "Date",</text:p>
          </table:table-cell>
          <table:table-cell table:formula="of:=CONCATENATE(&quot;&quot;&quot;&quot;;[.$A29];&quot;&quot;&quot; : &quot;&quot;&quot;;[.C29];&quot;&quot;&quot;,&quot;)" office:value-type="string" office:string-value="&quot;date&quot; : &quot;Datum&quot;," calcext:value-type="string">
            <text:p>"date" : "Datum",</text:p>
          </table:table-cell>
          <table:table-cell table:formula="of:=CONCATENATE(&quot;&quot;&quot;&quot;;[.$A29];&quot;&quot;&quot; : &quot;&quot;&quot;;[.D29];&quot;&quot;&quot;,&quot;)" office:value-type="string" office:string-value="&quot;date&quot; : &quot;Data&quot;," calcext:value-type="string">
            <text:p>"date" : "Data",</text:p>
          </table:table-cell>
          <table:table-cell table:formula="of:=CONCATENATE(&quot;&quot;&quot;&quot;;[.$A29];&quot;&quot;&quot; : &quot;&quot;&quot;;[.E29];&quot;&quot;&quot;,&quot;)" office:value-type="string" office:string-value="&quot;date&quot; : &quot;Date&quot;," calcext:value-type="string">
            <text:p>"date" : "Date",</text:p>
          </table:table-cell>
          <table:table-cell table:number-columns-repeated="1015"/>
        </table:table-row>
        <table:table-row table:style-name="ro2">
          <table:table-cell office:value-type="string" calcext:value-type="string">
            <text:p>download</text:p>
          </table:table-cell>
          <table:table-cell office:value-type="string" calcext:value-type="string">
            <text:p>DOWNLOAD</text:p>
          </table:table-cell>
          <table:table-cell office:value-type="string" calcext:value-type="string">
            <text:p>HERUNTERLADEN</text:p>
          </table:table-cell>
          <table:table-cell office:value-type="string" calcext:value-type="string">
            <text:p>SCARICARE</text:p>
          </table:table-cell>
          <table:table-cell office:value-type="string" calcext:value-type="string">
            <text:p>TÉLÉCHARGER</text:p>
          </table:table-cell>
          <table:table-cell table:formula="of:=CONCATENATE(&quot;&quot;&quot;&quot;;[.$A30];&quot;&quot;&quot; : &quot;&quot;&quot;;[.B30];&quot;&quot;&quot;,&quot;)" office:value-type="string" office:string-value="&quot;download&quot; : &quot;DOWNLOAD&quot;," calcext:value-type="string">
            <text:p>"download" : "DOWNLOAD",</text:p>
          </table:table-cell>
          <table:table-cell table:formula="of:=CONCATENATE(&quot;&quot;&quot;&quot;;[.$A30];&quot;&quot;&quot; : &quot;&quot;&quot;;[.C30];&quot;&quot;&quot;,&quot;)" office:value-type="string" office:string-value="&quot;download&quot; : &quot;HERUNTERLADEN&quot;," calcext:value-type="string">
            <text:p>"download" : "HERUNTERLADEN",</text:p>
          </table:table-cell>
          <table:table-cell table:formula="of:=CONCATENATE(&quot;&quot;&quot;&quot;;[.$A30];&quot;&quot;&quot; : &quot;&quot;&quot;;[.D30];&quot;&quot;&quot;,&quot;)" office:value-type="string" office:string-value="&quot;download&quot; : &quot;SCARICARE&quot;," calcext:value-type="string">
            <text:p>"download" : "SCARICARE",</text:p>
          </table:table-cell>
          <table:table-cell table:formula="of:=CONCATENATE(&quot;&quot;&quot;&quot;;[.$A30];&quot;&quot;&quot; : &quot;&quot;&quot;;[.E30];&quot;&quot;&quot;,&quot;)" office:value-type="string" office:string-value="&quot;download&quot; : &quot;TÉLÉCHARGER&quot;," calcext:value-type="string">
            <text:p>"download" : "TÉLÉCHARGER",</text:p>
          </table:table-cell>
          <table:table-cell table:number-columns-repeated="1015"/>
        </table:table-row>
        <table:table-row table:style-name="ro2">
          <table:table-cell office:value-type="string" calcext:value-type="string">
            <text:p>edit</text:p>
          </table:table-cell>
          <table:table-cell office:value-type="string" calcext:value-type="string">
            <text:p>Edit</text:p>
          </table:table-cell>
          <table:table-cell office:value-type="string" calcext:value-type="string">
            <text:p>Bearbeiten</text:p>
          </table:table-cell>
          <table:table-cell office:value-type="string" calcext:value-type="string">
            <text:p>Modificare</text:p>
          </table:table-cell>
          <table:table-cell office:value-type="string" calcext:value-type="string">
            <text:p>Travailler</text:p>
          </table:table-cell>
          <table:table-cell table:formula="of:=CONCATENATE(&quot;&quot;&quot;&quot;;[.$A31];&quot;&quot;&quot; : &quot;&quot;&quot;;[.B31];&quot;&quot;&quot;,&quot;)" office:value-type="string" office:string-value="&quot;edit&quot; : &quot;Edit&quot;," calcext:value-type="string">
            <text:p>"edit" : "Edit",</text:p>
          </table:table-cell>
          <table:table-cell table:formula="of:=CONCATENATE(&quot;&quot;&quot;&quot;;[.$A31];&quot;&quot;&quot; : &quot;&quot;&quot;;[.C31];&quot;&quot;&quot;,&quot;)" office:value-type="string" office:string-value="&quot;edit&quot; : &quot;Bearbeiten&quot;," calcext:value-type="string">
            <text:p>"edit" : "Bearbeiten",</text:p>
          </table:table-cell>
          <table:table-cell table:formula="of:=CONCATENATE(&quot;&quot;&quot;&quot;;[.$A31];&quot;&quot;&quot; : &quot;&quot;&quot;;[.D31];&quot;&quot;&quot;,&quot;)" office:value-type="string" office:string-value="&quot;edit&quot; : &quot;Modificare&quot;," calcext:value-type="string">
            <text:p>"edit" : "Modificare",</text:p>
          </table:table-cell>
          <table:table-cell table:formula="of:=CONCATENATE(&quot;&quot;&quot;&quot;;[.$A31];&quot;&quot;&quot; : &quot;&quot;&quot;;[.E31];&quot;&quot;&quot;,&quot;)" office:value-type="string" office:string-value="&quot;edit&quot; : &quot;Travailler&quot;," calcext:value-type="string">
            <text:p>"edit" : "Travailler",</text:p>
          </table:table-cell>
          <table:table-cell table:number-columns-repeated="1015"/>
        </table:table-row>
        <table:table-row table:style-name="ro2">
          <table:table-cell office:value-type="string" calcext:value-type="string">
            <text:p>enter-username-pwd</text:p>
          </table:table-cell>
          <table:table-cell office:value-type="string" calcext:value-type="string">
            <text:p>Please enter username 'test' and password 'test'!</text:p>
          </table:table-cell>
          <table:table-cell office:value-type="string" calcext:value-type="string">
            <text:p>Bitte Benutzername 'test' und Passwort 'test' eingeben!</text:p>
          </table:table-cell>
          <table:table-cell office:value-type="string" calcext:value-type="string">
            <text:p>Pregasi immetere il nome dell utente 'test' e la parola d‘accesso 'test'!</text:p>
          </table:table-cell>
          <table:table-cell table:style-name="ce15" office:value-type="string" calcext:value-type="string">
            <text:p>Entrez le nom d‘utilisateur 'test' et le mot de passe 'test', s.v.p.!</text:p>
          </table:table-cell>
          <table:table-cell table:formula="of:=CONCATENATE(&quot;&quot;&quot;&quot;;[.$A32];&quot;&quot;&quot; : &quot;&quot;&quot;;[.B32];&quot;&quot;&quot;,&quot;)" office:value-type="string" office:string-value="&quot;enter-username-pwd&quot; : &quot;Please enter username 'test' and password 'test'!&quot;," calcext:value-type="string">
            <text:p>"enter-username-pwd" : "Please enter username 'test' and password 'test'!",</text:p>
          </table:table-cell>
          <table:table-cell table:formula="of:=CONCATENATE(&quot;&quot;&quot;&quot;;[.$A32];&quot;&quot;&quot; : &quot;&quot;&quot;;[.C32];&quot;&quot;&quot;,&quot;)" office:value-type="string" office:string-value="&quot;enter-username-pwd&quot; : &quot;Bitte Benutzername 'test' und Passwort 'test' eingeben!&quot;," calcext:value-type="string">
            <text:p>"enter-username-pwd" : "Bitte Benutzername 'test' und Passwort 'test' eingeben!",</text:p>
          </table:table-cell>
          <table:table-cell table:formula="of:=CONCATENATE(&quot;&quot;&quot;&quot;;[.$A32];&quot;&quot;&quot; : &quot;&quot;&quot;;[.D32];&quot;&quot;&quot;,&quot;)" office:value-type="string" office:string-value="&quot;enter-username-pwd&quot; : &quot;Pregasi immetere il nome dell utente 'test' e la parola d‘accesso 'test'!&quot;," calcext:value-type="string">
            <text:p>"enter-username-pwd" : "Pregasi immetere il nome dell utente 'test' e la parola d‘accesso 'test'!",</text:p>
          </table:table-cell>
          <table:table-cell table:formula="of:=CONCATENATE(&quot;&quot;&quot;&quot;;[.$A32];&quot;&quot;&quot; : &quot;&quot;&quot;;[.E32];&quot;&quot;&quot;,&quot;)" office:value-type="string" office:string-value="&quot;enter-username-pwd&quot; : &quot;Entrez le nom d‘utilisateur 'test' et le mot de passe 'test', s.v.p.!&quot;," calcext:value-type="string">
            <text:p>"enter-username-pwd" : "Entrez le nom d‘utilisateur 'test' et le mot de passe 'test', s.v.p.!",</text:p>
          </table:table-cell>
          <table:table-cell table:number-columns-repeated="1015"/>
        </table:table-row>
        <table:table-row table:style-name="ro2">
          <table:table-cell office:value-type="string" calcext:value-type="string">
            <text:p>error</text:p>
          </table:table-cell>
          <table:table-cell office:value-type="string" calcext:value-type="string">
            <text:p>Error</text:p>
          </table:table-cell>
          <table:table-cell office:value-type="string" calcext:value-type="string">
            <text:p>Fehler</text:p>
          </table:table-cell>
          <table:table-cell office:value-type="string" calcext:value-type="string">
            <text:p>Errore</text:p>
          </table:table-cell>
          <table:table-cell office:value-type="string" calcext:value-type="string">
            <text:p>Erreur</text:p>
          </table:table-cell>
          <table:table-cell table:formula="of:=CONCATENATE(&quot;&quot;&quot;&quot;;[.$A33];&quot;&quot;&quot; : &quot;&quot;&quot;;[.B33];&quot;&quot;&quot;,&quot;)" office:value-type="string" office:string-value="&quot;error&quot; : &quot;Error&quot;," calcext:value-type="string">
            <text:p>"error" : "Error",</text:p>
          </table:table-cell>
          <table:table-cell table:formula="of:=CONCATENATE(&quot;&quot;&quot;&quot;;[.$A33];&quot;&quot;&quot; : &quot;&quot;&quot;;[.C33];&quot;&quot;&quot;,&quot;)" office:value-type="string" office:string-value="&quot;error&quot; : &quot;Fehler&quot;," calcext:value-type="string">
            <text:p>"error" : "Fehler",</text:p>
          </table:table-cell>
          <table:table-cell table:formula="of:=CONCATENATE(&quot;&quot;&quot;&quot;;[.$A33];&quot;&quot;&quot; : &quot;&quot;&quot;;[.D33];&quot;&quot;&quot;,&quot;)" office:value-type="string" office:string-value="&quot;error&quot; : &quot;Errore&quot;," calcext:value-type="string">
            <text:p>"error" : "Errore",</text:p>
          </table:table-cell>
          <table:table-cell table:formula="of:=CONCATENATE(&quot;&quot;&quot;&quot;;[.$A33];&quot;&quot;&quot; : &quot;&quot;&quot;;[.E33];&quot;&quot;&quot;,&quot;)" office:value-type="string" office:string-value="&quot;error&quot; : &quot;Erreur&quot;," calcext:value-type="string">
            <text:p>"error" : "Erreur",</text:p>
          </table:table-cell>
          <table:table-cell table:number-columns-repeated="1015"/>
        </table:table-row>
        <table:table-row table:style-name="ro2">
          <table:table-cell office:value-type="string" calcext:value-type="string">
            <text:p>home</text:p>
          </table:table-cell>
          <table:table-cell table:number-columns-repeated="4" office:value-type="string" calcext:value-type="string">
            <text:p>Home</text:p>
          </table:table-cell>
          <table:table-cell table:formula="of:=CONCATENATE(&quot;&quot;&quot;&quot;;[.$A34];&quot;&quot;&quot; : &quot;&quot;&quot;;[.B34];&quot;&quot;&quot;,&quot;)" office:value-type="string" office:string-value="&quot;home&quot; : &quot;Home&quot;," calcext:value-type="string">
            <text:p>"home" : "Home",</text:p>
          </table:table-cell>
          <table:table-cell table:formula="of:=CONCATENATE(&quot;&quot;&quot;&quot;;[.$A34];&quot;&quot;&quot; : &quot;&quot;&quot;;[.C34];&quot;&quot;&quot;,&quot;)" office:value-type="string" office:string-value="&quot;home&quot; : &quot;Home&quot;," calcext:value-type="string">
            <text:p>"home" : "Home",</text:p>
          </table:table-cell>
          <table:table-cell table:formula="of:=CONCATENATE(&quot;&quot;&quot;&quot;;[.$A34];&quot;&quot;&quot; : &quot;&quot;&quot;;[.D34];&quot;&quot;&quot;,&quot;)" office:value-type="string" office:string-value="&quot;home&quot; : &quot;Home&quot;," calcext:value-type="string">
            <text:p>"home" : "Home",</text:p>
          </table:table-cell>
          <table:table-cell table:formula="of:=CONCATENATE(&quot;&quot;&quot;&quot;;[.$A34];&quot;&quot;&quot; : &quot;&quot;&quot;;[.E34];&quot;&quot;&quot;,&quot;)" office:value-type="string" office:string-value="&quot;home&quot; : &quot;Home&quot;," calcext:value-type="string">
            <text:p>"home" : "Home",</text:p>
          </table:table-cell>
          <table:table-cell table:number-columns-repeated="1015"/>
        </table:table-row>
        <table:table-row table:style-name="ro2">
          <table:table-cell office:value-type="string" calcext:value-type="string">
            <text:p>if-you-are-new-p1</text:p>
          </table:table-cell>
          <table:table-cell office:value-type="string" calcext:value-type="string">
            <text:p>If you are new to this app, we have a</text:p>
          </table:table-cell>
          <table:table-cell office:value-type="string" calcext:value-type="string">
            <text:p>Falls Sie neu sind, haben wir eine</text:p>
          </table:table-cell>
          <table:table-cell office:value-type="string" calcext:value-type="string">
            <text:p>Se sei nuovo in questa app, abbiamo un</text:p>
          </table:table-cell>
          <table:table-cell office:value-type="string" calcext:value-type="string">
            <text:p>Si vous êtes nouveau sur cette application, nous avons une</text:p>
          </table:table-cell>
          <table:table-cell table:formula="of:=CONCATENATE(&quot;&quot;&quot;&quot;;[.$A35];&quot;&quot;&quot; : &quot;&quot;&quot;;[.B35];&quot;&quot;&quot;,&quot;)" office:value-type="string" office:string-value="&quot;if-you-are-new-p1&quot; : &quot;If you are new to this app, we have a&quot;," calcext:value-type="string">
            <text:p>"if-you-are-new-p1" : "If you are new to this app, we have a",</text:p>
          </table:table-cell>
          <table:table-cell table:formula="of:=CONCATENATE(&quot;&quot;&quot;&quot;;[.$A35];&quot;&quot;&quot; : &quot;&quot;&quot;;[.C35];&quot;&quot;&quot;,&quot;)" office:value-type="string" office:string-value="&quot;if-you-are-new-p1&quot; : &quot;Falls Sie neu sind, haben wir eine&quot;," calcext:value-type="string">
            <text:p>"if-you-are-new-p1" : "Falls Sie neu sind, haben wir eine",</text:p>
          </table:table-cell>
          <table:table-cell table:formula="of:=CONCATENATE(&quot;&quot;&quot;&quot;;[.$A35];&quot;&quot;&quot; : &quot;&quot;&quot;;[.D35];&quot;&quot;&quot;,&quot;)" office:value-type="string" office:string-value="&quot;if-you-are-new-p1&quot; : &quot;Se sei nuovo in questa app, abbiamo un&quot;," calcext:value-type="string">
            <text:p>"if-you-are-new-p1" : "Se sei nuovo in questa app, abbiamo un",</text:p>
          </table:table-cell>
          <table:table-cell table:formula="of:=CONCATENATE(&quot;&quot;&quot;&quot;;[.$A35];&quot;&quot;&quot; : &quot;&quot;&quot;;[.E35];&quot;&quot;&quot;,&quot;)" office:value-type="string" office:string-value="&quot;if-you-are-new-p1&quot; : &quot;Si vous êtes nouveau sur cette application, nous avons une&quot;," calcext:value-type="string">
            <text:p>"if-you-are-new-p1" : "Si vous êtes nouveau sur cette application, nous avons une",</text:p>
          </table:table-cell>
          <table:table-cell table:number-columns-repeated="1015"/>
        </table:table-row>
        <table:table-row table:style-name="ro2">
          <table:table-cell office:value-type="string" calcext:value-type="string">
            <text:p>if-you-are-new-p2</text:p>
          </table:table-cell>
          <table:table-cell office:value-type="string" calcext:value-type="string">
            <text:p>to get you startet.</text:p>
          </table:table-cell>
          <table:table-cell office:value-type="string" calcext:value-type="string">
            <text:p>mit der Sie sich einen Überblick verschaffen können.</text:p>
          </table:table-cell>
          <table:table-cell table:style-name="ce14" office:value-type="string" calcext:value-type="string">
            <text:p>per iniziare.</text:p>
          </table:table-cell>
          <table:table-cell table:style-name="ce14" office:value-type="string" calcext:value-type="string">
            <text:p>pour vous aider à démarrer.</text:p>
          </table:table-cell>
          <table:table-cell table:formula="of:=CONCATENATE(&quot;&quot;&quot;&quot;;[.$A36];&quot;&quot;&quot; : &quot;&quot;&quot;;[.B36];&quot;&quot;&quot;,&quot;)" office:value-type="string" office:string-value="&quot;if-you-are-new-p2&quot; : &quot;to get you startet.&quot;," calcext:value-type="string">
            <text:p>"if-you-are-new-p2" : "to get you startet.",</text:p>
          </table:table-cell>
          <table:table-cell table:formula="of:=CONCATENATE(&quot;&quot;&quot;&quot;;[.$A36];&quot;&quot;&quot; : &quot;&quot;&quot;;[.C36];&quot;&quot;&quot;,&quot;)" office:value-type="string" office:string-value="&quot;if-you-are-new-p2&quot; : &quot;mit der Sie sich einen Überblick verschaffen können.&quot;," calcext:value-type="string">
            <text:p>"if-you-are-new-p2" : "mit der Sie sich einen Überblick verschaffen können.",</text:p>
          </table:table-cell>
          <table:table-cell table:formula="of:=CONCATENATE(&quot;&quot;&quot;&quot;;[.$A36];&quot;&quot;&quot; : &quot;&quot;&quot;;[.D36];&quot;&quot;&quot;,&quot;)" office:value-type="string" office:string-value="&quot;if-you-are-new-p2&quot; : &quot;per iniziare.&quot;," calcext:value-type="string">
            <text:p>"if-you-are-new-p2" : "per iniziare.",</text:p>
          </table:table-cell>
          <table:table-cell table:formula="of:=CONCATENATE(&quot;&quot;&quot;&quot;;[.$A36];&quot;&quot;&quot; : &quot;&quot;&quot;;[.E36];&quot;&quot;&quot;,&quot;)" office:value-type="string" office:string-value="&quot;if-you-are-new-p2&quot; : &quot;pour vous aider à démarrer.&quot;," calcext:value-type="string">
            <text:p>"if-you-are-new-p2" : "pour vous aider à démarrer.",</text:p>
          </table:table-cell>
          <table:table-cell table:number-columns-repeated="1015"/>
        </table:table-row>
        <table:table-row table:style-name="ro2">
          <table:table-cell office:value-type="string" calcext:value-type="string">
            <text:p>info</text:p>
          </table:table-cell>
          <table:table-cell table:number-columns-repeated="2" office:value-type="string" calcext:value-type="string">
            <text:p>Information</text:p>
          </table:table-cell>
          <table:table-cell office:value-type="string" calcext:value-type="string">
            <text:p>Informazione</text:p>
          </table:table-cell>
          <table:table-cell office:value-type="string" calcext:value-type="string">
            <text:p>Information</text:p>
          </table:table-cell>
          <table:table-cell table:formula="of:=CONCATENATE(&quot;&quot;&quot;&quot;;[.$A37];&quot;&quot;&quot; : &quot;&quot;&quot;;[.B37];&quot;&quot;&quot;,&quot;)" office:value-type="string" office:string-value="&quot;info&quot; : &quot;Information&quot;," calcext:value-type="string">
            <text:p>"info" : "Information",</text:p>
          </table:table-cell>
          <table:table-cell table:formula="of:=CONCATENATE(&quot;&quot;&quot;&quot;;[.$A37];&quot;&quot;&quot; : &quot;&quot;&quot;;[.C37];&quot;&quot;&quot;,&quot;)" office:value-type="string" office:string-value="&quot;info&quot; : &quot;Information&quot;," calcext:value-type="string">
            <text:p>"info" : "Information",</text:p>
          </table:table-cell>
          <table:table-cell table:formula="of:=CONCATENATE(&quot;&quot;&quot;&quot;;[.$A37];&quot;&quot;&quot; : &quot;&quot;&quot;;[.D37];&quot;&quot;&quot;,&quot;)" office:value-type="string" office:string-value="&quot;info&quot; : &quot;Informazione&quot;," calcext:value-type="string">
            <text:p>"info" : "Informazione",</text:p>
          </table:table-cell>
          <table:table-cell table:formula="of:=CONCATENATE(&quot;&quot;&quot;&quot;;[.$A37];&quot;&quot;&quot; : &quot;&quot;&quot;;[.E37];&quot;&quot;&quot;,&quot;)" office:value-type="string" office:string-value="&quot;info&quot; : &quot;Information&quot;," calcext:value-type="string">
            <text:p>"info" : "Information",</text:p>
          </table:table-cell>
          <table:table-cell table:number-columns-repeated="1015"/>
        </table:table-row>
        <table:table-row table:style-name="ro2">
          <table:table-cell office:value-type="string" calcext:value-type="string">
            <text:p>liechtenstein</text:p>
          </table:table-cell>
          <table:table-cell table:number-columns-repeated="4" office:value-type="string" calcext:value-type="string">
            <text:p>Liechtenstein</text:p>
          </table:table-cell>
          <table:table-cell table:formula="of:=CONCATENATE(&quot;&quot;&quot;&quot;;[.$A38];&quot;&quot;&quot; : &quot;&quot;&quot;;[.B38];&quot;&quot;&quot;,&quot;)" office:value-type="string" office:string-value="&quot;liechtenstein&quot; : &quot;Liechtenstein&quot;," calcext:value-type="string">
            <text:p>"liechtenstein" : "Liechtenstein",</text:p>
          </table:table-cell>
          <table:table-cell table:formula="of:=CONCATENATE(&quot;&quot;&quot;&quot;;[.$A38];&quot;&quot;&quot; : &quot;&quot;&quot;;[.C38];&quot;&quot;&quot;,&quot;)" office:value-type="string" office:string-value="&quot;liechtenstein&quot; : &quot;Liechtenstein&quot;," calcext:value-type="string">
            <text:p>"liechtenstein" : "Liechtenstein",</text:p>
          </table:table-cell>
          <table:table-cell table:formula="of:=CONCATENATE(&quot;&quot;&quot;&quot;;[.$A38];&quot;&quot;&quot; : &quot;&quot;&quot;;[.D38];&quot;&quot;&quot;,&quot;)" office:value-type="string" office:string-value="&quot;liechtenstein&quot; : &quot;Liechtenstein&quot;," calcext:value-type="string">
            <text:p>"liechtenstein" : "Liechtenstein",</text:p>
          </table:table-cell>
          <table:table-cell table:formula="of:=CONCATENATE(&quot;&quot;&quot;&quot;;[.$A38];&quot;&quot;&quot; : &quot;&quot;&quot;;[.E38];&quot;&quot;&quot;,&quot;)" office:value-type="string" office:string-value="&quot;liechtenstein&quot; : &quot;Liechtenstein&quot;," calcext:value-type="string">
            <text:p>"liechtenstein" : "Liechtenstein",</text:p>
          </table:table-cell>
          <table:table-cell table:number-columns-repeated="1015"/>
        </table:table-row>
        <table:table-row table:style-name="ro2">
          <table:table-cell office:value-type="string" calcext:value-type="string">
            <text:p>limit</text:p>
          </table:table-cell>
          <table:table-cell office:value-type="string" calcext:value-type="string">
            <text:p>Limit</text:p>
          </table:table-cell>
          <table:table-cell table:number-columns-repeated="3" office:value-type="string" calcext:value-type="string">
            <text:p>Limite</text:p>
          </table:table-cell>
          <table:table-cell table:formula="of:=CONCATENATE(&quot;&quot;&quot;&quot;;[.$A39];&quot;&quot;&quot; : &quot;&quot;&quot;;[.B39];&quot;&quot;&quot;,&quot;)" office:value-type="string" office:string-value="&quot;limit&quot; : &quot;Limit&quot;," calcext:value-type="string">
            <text:p>"limit" : "Limit",</text:p>
          </table:table-cell>
          <table:table-cell table:formula="of:=CONCATENATE(&quot;&quot;&quot;&quot;;[.$A39];&quot;&quot;&quot; : &quot;&quot;&quot;;[.C39];&quot;&quot;&quot;,&quot;)" office:value-type="string" office:string-value="&quot;limit&quot; : &quot;Limite&quot;," calcext:value-type="string">
            <text:p>"limit" : "Limite",</text:p>
          </table:table-cell>
          <table:table-cell table:formula="of:=CONCATENATE(&quot;&quot;&quot;&quot;;[.$A39];&quot;&quot;&quot; : &quot;&quot;&quot;;[.D39];&quot;&quot;&quot;,&quot;)" office:value-type="string" office:string-value="&quot;limit&quot; : &quot;Limite&quot;," calcext:value-type="string">
            <text:p>"limit" : "Limite",</text:p>
          </table:table-cell>
          <table:table-cell table:formula="of:=CONCATENATE(&quot;&quot;&quot;&quot;;[.$A39];&quot;&quot;&quot; : &quot;&quot;&quot;;[.E39];&quot;&quot;&quot;,&quot;)" office:value-type="string" office:string-value="&quot;limit&quot; : &quot;Limite&quot;," calcext:value-type="string">
            <text:p>"limit" : "Limite",</text:p>
          </table:table-cell>
          <table:table-cell table:number-columns-repeated="1015"/>
        </table:table-row>
        <table:table-row table:style-name="ro2">
          <table:table-cell office:value-type="string" calcext:value-type="string">
            <text:p>lock-card</text:p>
          </table:table-cell>
          <table:table-cell office:value-type="string" calcext:value-type="string">
            <text:p>Lock Card</text:p>
          </table:table-cell>
          <table:table-cell office:value-type="string" calcext:value-type="string">
            <text:p>Karte sperren</text:p>
          </table:table-cell>
          <table:table-cell office:value-type="string" calcext:value-type="string">
            <text:p>Bloccare la carta</text:p>
          </table:table-cell>
          <table:table-cell office:value-type="string" calcext:value-type="string">
            <text:p>Bloquer la carte</text:p>
          </table:table-cell>
          <table:table-cell table:formula="of:=CONCATENATE(&quot;&quot;&quot;&quot;;[.$A40];&quot;&quot;&quot; : &quot;&quot;&quot;;[.B40];&quot;&quot;&quot;,&quot;)" office:value-type="string" office:string-value="&quot;lock-card&quot; : &quot;Lock Card&quot;," calcext:value-type="string">
            <text:p>"lock-card" : "Lock Card",</text:p>
          </table:table-cell>
          <table:table-cell table:formula="of:=CONCATENATE(&quot;&quot;&quot;&quot;;[.$A40];&quot;&quot;&quot; : &quot;&quot;&quot;;[.C40];&quot;&quot;&quot;,&quot;)" office:value-type="string" office:string-value="&quot;lock-card&quot; : &quot;Karte sperren&quot;," calcext:value-type="string">
            <text:p>"lock-card" : "Karte sperren",</text:p>
          </table:table-cell>
          <table:table-cell table:formula="of:=CONCATENATE(&quot;&quot;&quot;&quot;;[.$A40];&quot;&quot;&quot; : &quot;&quot;&quot;;[.D40];&quot;&quot;&quot;,&quot;)" office:value-type="string" office:string-value="&quot;lock-card&quot; : &quot;Bloccare la carta&quot;," calcext:value-type="string">
            <text:p>"lock-card" : "Bloccare la carta",</text:p>
          </table:table-cell>
          <table:table-cell table:formula="of:=CONCATENATE(&quot;&quot;&quot;&quot;;[.$A40];&quot;&quot;&quot; : &quot;&quot;&quot;;[.E40];&quot;&quot;&quot;,&quot;)" office:value-type="string" office:string-value="&quot;lock-card&quot; : &quot;Bloquer la carte&quot;," calcext:value-type="string">
            <text:p>"lock-card" : "Bloquer la carte",</text:p>
          </table:table-cell>
          <table:table-cell table:number-columns-repeated="1015"/>
        </table:table-row>
        <table:table-row table:style-name="ro2">
          <table:table-cell office:value-type="string" calcext:value-type="string">
            <text:p>lock-unlock</text:p>
          </table:table-cell>
          <table:table-cell office:value-type="string" calcext:value-type="string">
            <text:p>Lock / Unlock</text:p>
          </table:table-cell>
          <table:table-cell office:value-type="string" calcext:value-type="string">
            <text:p>Sperren / Entsperren</text:p>
          </table:table-cell>
          <table:table-cell office:value-type="string" calcext:value-type="string">
            <text:p>Bloccare / Sbloccare</text:p>
          </table:table-cell>
          <table:table-cell office:value-type="string" calcext:value-type="string">
            <text:p>Bloquer / Débloquer</text:p>
          </table:table-cell>
          <table:table-cell table:formula="of:=CONCATENATE(&quot;&quot;&quot;&quot;;[.$A41];&quot;&quot;&quot; : &quot;&quot;&quot;;[.B41];&quot;&quot;&quot;,&quot;)" office:value-type="string" office:string-value="&quot;lock-unlock&quot; : &quot;Lock / Unlock&quot;," calcext:value-type="string">
            <text:p>"lock-unlock" : "Lock / Unlock",</text:p>
          </table:table-cell>
          <table:table-cell table:formula="of:=CONCATENATE(&quot;&quot;&quot;&quot;;[.$A41];&quot;&quot;&quot; : &quot;&quot;&quot;;[.C41];&quot;&quot;&quot;,&quot;)" office:value-type="string" office:string-value="&quot;lock-unlock&quot; : &quot;Sperren / Entsperren&quot;," calcext:value-type="string">
            <text:p>"lock-unlock" : "Sperren / Entsperren",</text:p>
          </table:table-cell>
          <table:table-cell table:formula="of:=CONCATENATE(&quot;&quot;&quot;&quot;;[.$A41];&quot;&quot;&quot; : &quot;&quot;&quot;;[.D41];&quot;&quot;&quot;,&quot;)" office:value-type="string" office:string-value="&quot;lock-unlock&quot; : &quot;Bloccare / Sbloccare&quot;," calcext:value-type="string">
            <text:p>"lock-unlock" : "Bloccare / Sbloccare",</text:p>
          </table:table-cell>
          <table:table-cell table:formula="of:=CONCATENATE(&quot;&quot;&quot;&quot;;[.$A41];&quot;&quot;&quot; : &quot;&quot;&quot;;[.E41];&quot;&quot;&quot;,&quot;)" office:value-type="string" office:string-value="&quot;lock-unlock&quot; : &quot;Bloquer / Débloquer&quot;," calcext:value-type="string">
            <text:p>"lock-unlock" : "Bloquer / Débloquer",</text:p>
          </table:table-cell>
          <table:table-cell table:number-columns-repeated="1015"/>
        </table:table-row>
        <table:table-row table:style-name="ro2">
          <table:table-cell office:value-type="string" calcext:value-type="string">
            <text:p>login</text:p>
          </table:table-cell>
          <table:table-cell table:number-columns-repeated="4" office:value-type="string" calcext:value-type="string">
            <text:p>Login</text:p>
          </table:table-cell>
          <table:table-cell table:formula="of:=CONCATENATE(&quot;&quot;&quot;&quot;;[.$A42];&quot;&quot;&quot; : &quot;&quot;&quot;;[.B42];&quot;&quot;&quot;,&quot;)" office:value-type="string" office:string-value="&quot;login&quot; : &quot;Login&quot;," calcext:value-type="string">
            <text:p>"login" : "Login",</text:p>
          </table:table-cell>
          <table:table-cell table:formula="of:=CONCATENATE(&quot;&quot;&quot;&quot;;[.$A42];&quot;&quot;&quot; : &quot;&quot;&quot;;[.C42];&quot;&quot;&quot;,&quot;)" office:value-type="string" office:string-value="&quot;login&quot; : &quot;Login&quot;," calcext:value-type="string">
            <text:p>"login" : "Login",</text:p>
          </table:table-cell>
          <table:table-cell table:formula="of:=CONCATENATE(&quot;&quot;&quot;&quot;;[.$A42];&quot;&quot;&quot; : &quot;&quot;&quot;;[.D42];&quot;&quot;&quot;,&quot;)" office:value-type="string" office:string-value="&quot;login&quot; : &quot;Login&quot;," calcext:value-type="string">
            <text:p>"login" : "Login",</text:p>
          </table:table-cell>
          <table:table-cell table:formula="of:=CONCATENATE(&quot;&quot;&quot;&quot;;[.$A42];&quot;&quot;&quot; : &quot;&quot;&quot;;[.E42];&quot;&quot;&quot;,&quot;)" office:value-type="string" office:string-value="&quot;login&quot; : &quot;Login&quot;," calcext:value-type="string">
            <text:p>"login" : "Login",</text:p>
          </table:table-cell>
          <table:table-cell table:number-columns-repeated="1015"/>
        </table:table-row>
        <table:table-row table:style-name="ro2">
          <table:table-cell office:value-type="string" calcext:value-type="string">
            <text:p>logout</text:p>
          </table:table-cell>
          <table:table-cell table:number-columns-repeated="4" office:value-type="string" calcext:value-type="string">
            <text:p>Logout</text:p>
          </table:table-cell>
          <table:table-cell table:formula="of:=CONCATENATE(&quot;&quot;&quot;&quot;;[.$A43];&quot;&quot;&quot; : &quot;&quot;&quot;;[.B43];&quot;&quot;&quot;,&quot;)" office:value-type="string" office:string-value="&quot;logout&quot; : &quot;Logout&quot;," calcext:value-type="string">
            <text:p>"logout" : "Logout",</text:p>
          </table:table-cell>
          <table:table-cell table:formula="of:=CONCATENATE(&quot;&quot;&quot;&quot;;[.$A43];&quot;&quot;&quot; : &quot;&quot;&quot;;[.C43];&quot;&quot;&quot;,&quot;)" office:value-type="string" office:string-value="&quot;logout&quot; : &quot;Logout&quot;," calcext:value-type="string">
            <text:p>"logout" : "Logout",</text:p>
          </table:table-cell>
          <table:table-cell table:formula="of:=CONCATENATE(&quot;&quot;&quot;&quot;;[.$A43];&quot;&quot;&quot; : &quot;&quot;&quot;;[.D43];&quot;&quot;&quot;,&quot;)" office:value-type="string" office:string-value="&quot;logout&quot; : &quot;Logout&quot;," calcext:value-type="string">
            <text:p>"logout" : "Logout",</text:p>
          </table:table-cell>
          <table:table-cell table:formula="of:=CONCATENATE(&quot;&quot;&quot;&quot;;[.$A43];&quot;&quot;&quot; : &quot;&quot;&quot;;[.E43];&quot;&quot;&quot;,&quot;)" office:value-type="string" office:string-value="&quot;logout&quot; : &quot;Logout&quot;," calcext:value-type="string">
            <text:p>"logout" : "Logout",</text:p>
          </table:table-cell>
          <table:table-cell table:number-columns-repeated="1015"/>
        </table:table-row>
        <table:table-row table:style-name="ro2">
          <table:table-cell office:value-type="string" calcext:value-type="string">
            <text:p>mask-reset-success</text:p>
          </table:table-cell>
          <table:table-cell office:value-type="string" calcext:value-type="string">
            <text:p>Input mask successfully reset!</text:p>
          </table:table-cell>
          <table:table-cell office:value-type="string" calcext:value-type="string">
            <text:p>Eingabemaske erfolgreich zurückgesetzt!</text:p>
          </table:table-cell>
          <table:table-cell table:style-name="ce15" office:value-type="string" calcext:value-type="string">
            <text:p>Campi di input resettati con successo!</text:p>
          </table:table-cell>
          <table:table-cell office:value-type="string" calcext:value-type="string">
            <text:p>Cadres réinitilisés avec succès!</text:p>
          </table:table-cell>
          <table:table-cell table:formula="of:=CONCATENATE(&quot;&quot;&quot;&quot;;[.$A44];&quot;&quot;&quot; : &quot;&quot;&quot;;[.B44];&quot;&quot;&quot;,&quot;)" office:value-type="string" office:string-value="&quot;mask-reset-success&quot; : &quot;Input mask successfully reset!&quot;," calcext:value-type="string">
            <text:p>"mask-reset-success" : "Input mask successfully reset!",</text:p>
          </table:table-cell>
          <table:table-cell table:formula="of:=CONCATENATE(&quot;&quot;&quot;&quot;;[.$A44];&quot;&quot;&quot; : &quot;&quot;&quot;;[.C44];&quot;&quot;&quot;,&quot;)" office:value-type="string" office:string-value="&quot;mask-reset-success&quot; : &quot;Eingabemaske erfolgreich zurückgesetzt!&quot;," calcext:value-type="string">
            <text:p>"mask-reset-success" : "Eingabemaske erfolgreich zurückgesetzt!",</text:p>
          </table:table-cell>
          <table:table-cell table:formula="of:=CONCATENATE(&quot;&quot;&quot;&quot;;[.$A44];&quot;&quot;&quot; : &quot;&quot;&quot;;[.D44];&quot;&quot;&quot;,&quot;)" office:value-type="string" office:string-value="&quot;mask-reset-success&quot; : &quot;Campi di input resettati con successo!&quot;," calcext:value-type="string">
            <text:p>"mask-reset-success" : "Campi di input resettati con successo!",</text:p>
          </table:table-cell>
          <table:table-cell table:formula="of:=CONCATENATE(&quot;&quot;&quot;&quot;;[.$A44];&quot;&quot;&quot; : &quot;&quot;&quot;;[.E44];&quot;&quot;&quot;,&quot;)" office:value-type="string" office:string-value="&quot;mask-reset-success&quot; : &quot;Cadres réinitilisés avec succès!&quot;," calcext:value-type="string">
            <text:p>"mask-reset-success" : "Cadres réinitilisés avec succès!",</text:p>
          </table:table-cell>
          <table:table-cell table:number-columns-repeated="1015"/>
        </table:table-row>
        <table:table-row table:style-name="ro2">
          <table:table-cell office:value-type="string" calcext:value-type="string">
            <text:p>monthly-limit</text:p>
          </table:table-cell>
          <table:table-cell office:value-type="string" calcext:value-type="string">
            <text:p>Monthly Limit</text:p>
          </table:table-cell>
          <table:table-cell office:value-type="string" calcext:value-type="string">
            <text:p>Monatslimite</text:p>
          </table:table-cell>
          <table:table-cell office:value-type="string" calcext:value-type="string">
            <text:p>Limite mensile</text:p>
          </table:table-cell>
          <table:table-cell office:value-type="string" calcext:value-type="string">
            <text:p>Limite mensuelle</text:p>
          </table:table-cell>
          <table:table-cell table:formula="of:=CONCATENATE(&quot;&quot;&quot;&quot;;[.$A45];&quot;&quot;&quot; : &quot;&quot;&quot;;[.B45];&quot;&quot;&quot;,&quot;)" office:value-type="string" office:string-value="&quot;monthly-limit&quot; : &quot;Monthly Limit&quot;," calcext:value-type="string">
            <text:p>"monthly-limit" : "Monthly Limit",</text:p>
          </table:table-cell>
          <table:table-cell table:formula="of:=CONCATENATE(&quot;&quot;&quot;&quot;;[.$A45];&quot;&quot;&quot; : &quot;&quot;&quot;;[.C45];&quot;&quot;&quot;,&quot;)" office:value-type="string" office:string-value="&quot;monthly-limit&quot; : &quot;Monatslimite&quot;," calcext:value-type="string">
            <text:p>"monthly-limit" : "Monatslimite",</text:p>
          </table:table-cell>
          <table:table-cell table:formula="of:=CONCATENATE(&quot;&quot;&quot;&quot;;[.$A45];&quot;&quot;&quot; : &quot;&quot;&quot;;[.D45];&quot;&quot;&quot;,&quot;)" office:value-type="string" office:string-value="&quot;monthly-limit&quot; : &quot;Limite mensile&quot;," calcext:value-type="string">
            <text:p>"monthly-limit" : "Limite mensile",</text:p>
          </table:table-cell>
          <table:table-cell table:formula="of:=CONCATENATE(&quot;&quot;&quot;&quot;;[.$A45];&quot;&quot;&quot; : &quot;&quot;&quot;;[.E45];&quot;&quot;&quot;,&quot;)" office:value-type="string" office:string-value="&quot;monthly-limit&quot; : &quot;Limite mensuelle&quot;," calcext:value-type="string">
            <text:p>"monthly-limit" : "Limite mensuelle",</text:p>
          </table:table-cell>
          <table:table-cell table:number-columns-repeated="1015"/>
        </table:table-row>
        <table:table-row table:style-name="ro2">
          <table:table-cell office:value-type="string" calcext:value-type="string">
            <text:p>monthly-limit-range-violation</text:p>
          </table:table-cell>
          <table:table-cell office:value-type="string" calcext:value-type="string">
            <text:p>Monthly limit must be in the range from {from} to {to}!</text:p>
          </table:table-cell>
          <table:table-cell office:value-type="string" calcext:value-type="string">
            <text:p>Die Monatslimite muss im Bereich zwischen {from} und {to} liegen!</text:p>
          </table:table-cell>
          <table:table-cell office:value-type="string" calcext:value-type="string">
            <text:p>Il limite mensile deve essere tra {from} e {to}!</text:p>
          </table:table-cell>
          <table:table-cell office:value-type="string" calcext:value-type="string">
            <text:p>La limite mensuelle doît être en {from} e {to}!</text:p>
          </table:table-cell>
          <table:table-cell table:formula="of:=CONCATENATE(&quot;&quot;&quot;&quot;;[.$A46];&quot;&quot;&quot; : &quot;&quot;&quot;;[.B46];&quot;&quot;&quot;,&quot;)" office:value-type="string" office:string-value="&quot;monthly-limit-range-violation&quot; : &quot;Monthly limit must be in the range from {from} to {to}!&quot;," calcext:value-type="string">
            <text:p>"monthly-limit-range-violation" : "Monthly limit must be in the range from {from} to {to}!",</text:p>
          </table:table-cell>
          <table:table-cell table:formula="of:=CONCATENATE(&quot;&quot;&quot;&quot;;[.$A46];&quot;&quot;&quot; : &quot;&quot;&quot;;[.C46];&quot;&quot;&quot;,&quot;)" office:value-type="string" office:string-value="&quot;monthly-limit-range-violation&quot; : &quot;Die Monatslimite muss im Bereich zwischen {from} und {to} liegen!&quot;," calcext:value-type="string">
            <text:p>"monthly-limit-range-violation" : "Die Monatslimite muss im Bereich zwischen {from} und {to} liegen!",</text:p>
          </table:table-cell>
          <table:table-cell table:formula="of:=CONCATENATE(&quot;&quot;&quot;&quot;;[.$A46];&quot;&quot;&quot; : &quot;&quot;&quot;;[.D46];&quot;&quot;&quot;,&quot;)" office:value-type="string" office:string-value="&quot;monthly-limit-range-violation&quot; : &quot;Il limite mensile deve essere tra {from} e {to}!&quot;," calcext:value-type="string">
            <text:p>"monthly-limit-range-violation" : "Il limite mensile deve essere tra {from} e {to}!",</text:p>
          </table:table-cell>
          <table:table-cell table:formula="of:=CONCATENATE(&quot;&quot;&quot;&quot;;[.$A46];&quot;&quot;&quot; : &quot;&quot;&quot;;[.E46];&quot;&quot;&quot;,&quot;)" office:value-type="string" office:string-value="&quot;monthly-limit-range-violation&quot; : &quot;La limite mensuelle doît être en {from} e {to}!&quot;," calcext:value-type="string">
            <text:p>"monthly-limit-range-violation" : "La limite mensuelle doît être en {from} e {to}!",</text:p>
          </table:table-cell>
          <table:table-cell table:number-columns-repeated="1015"/>
        </table:table-row>
        <table:table-row table:style-name="ro2">
          <table:table-cell office:value-type="string" calcext:value-type="string">
            <text:p>ls-banklets</text:p>
          </table:table-cell>
          <table:table-cell table:number-columns-repeated="4" office:value-type="string" calcext:value-type="string">
            <text:p>LS Banklets</text:p>
          </table:table-cell>
          <table:table-cell table:formula="of:=CONCATENATE(&quot;&quot;&quot;&quot;;[.$A47];&quot;&quot;&quot; : &quot;&quot;&quot;;[.B47];&quot;&quot;&quot;,&quot;)" office:value-type="string" office:string-value="&quot;ls-banklets&quot; : &quot;LS Banklets&quot;," calcext:value-type="string">
            <text:p>"ls-banklets" : "LS Banklets",</text:p>
          </table:table-cell>
          <table:table-cell table:formula="of:=CONCATENATE(&quot;&quot;&quot;&quot;;[.$A47];&quot;&quot;&quot; : &quot;&quot;&quot;;[.C47];&quot;&quot;&quot;,&quot;)" office:value-type="string" office:string-value="&quot;ls-banklets&quot; : &quot;LS Banklets&quot;," calcext:value-type="string">
            <text:p>"ls-banklets" : "LS Banklets",</text:p>
          </table:table-cell>
          <table:table-cell table:formula="of:=CONCATENATE(&quot;&quot;&quot;&quot;;[.$A47];&quot;&quot;&quot; : &quot;&quot;&quot;;[.D47];&quot;&quot;&quot;,&quot;)" office:value-type="string" office:string-value="&quot;ls-banklets&quot; : &quot;LS Banklets&quot;," calcext:value-type="string">
            <text:p>"ls-banklets" : "LS Banklets",</text:p>
          </table:table-cell>
          <table:table-cell table:formula="of:=CONCATENATE(&quot;&quot;&quot;&quot;;[.$A47];&quot;&quot;&quot; : &quot;&quot;&quot;;[.E47];&quot;&quot;&quot;,&quot;)" office:value-type="string" office:string-value="&quot;ls-banklets&quot; : &quot;LS Banklets&quot;," calcext:value-type="string">
            <text:p>"ls-banklets" : "LS Banklets",</text:p>
          </table:table-cell>
          <table:table-cell table:number-columns-repeated="1015"/>
        </table:table-row>
        <table:table-row table:style-name="ro2">
          <table:table-cell office:value-type="string" calcext:value-type="string">
            <text:p>new-pin</text:p>
          </table:table-cell>
          <table:table-cell office:value-type="string" calcext:value-type="string">
            <text:p>Apply for new PIN</text:p>
          </table:table-cell>
          <table:table-cell office:value-type="string" calcext:value-type="string">
            <text:p>Neue PIN beantragen</text:p>
          </table:table-cell>
          <table:table-cell office:value-type="string" calcext:value-type="string">
            <text:p>Richiedi un nuovo PIN</text:p>
          </table:table-cell>
          <table:table-cell office:value-type="string" calcext:value-type="string">
            <text:p>Demander un nouveau PIN</text:p>
          </table:table-cell>
          <table:table-cell table:formula="of:=CONCATENATE(&quot;&quot;&quot;&quot;;[.$A48];&quot;&quot;&quot; : &quot;&quot;&quot;;[.B48];&quot;&quot;&quot;,&quot;)" office:value-type="string" office:string-value="&quot;new-pin&quot; : &quot;Apply for new PIN&quot;," calcext:value-type="string">
            <text:p>"new-pin" : "Apply for new PIN",</text:p>
          </table:table-cell>
          <table:table-cell table:formula="of:=CONCATENATE(&quot;&quot;&quot;&quot;;[.$A48];&quot;&quot;&quot; : &quot;&quot;&quot;;[.C48];&quot;&quot;&quot;,&quot;)" office:value-type="string" office:string-value="&quot;new-pin&quot; : &quot;Neue PIN beantragen&quot;," calcext:value-type="string">
            <text:p>"new-pin" : "Neue PIN beantragen",</text:p>
          </table:table-cell>
          <table:table-cell table:formula="of:=CONCATENATE(&quot;&quot;&quot;&quot;;[.$A48];&quot;&quot;&quot; : &quot;&quot;&quot;;[.D48];&quot;&quot;&quot;,&quot;)" office:value-type="string" office:string-value="&quot;new-pin&quot; : &quot;Richiedi un nuovo PIN&quot;," calcext:value-type="string">
            <text:p>"new-pin" : "Richiedi un nuovo PIN",</text:p>
          </table:table-cell>
          <table:table-cell table:formula="of:=CONCATENATE(&quot;&quot;&quot;&quot;;[.$A48];&quot;&quot;&quot; : &quot;&quot;&quot;;[.E48];&quot;&quot;&quot;,&quot;)" office:value-type="string" office:string-value="&quot;new-pin&quot; : &quot;Demander un nouveau PIN&quot;," calcext:value-type="string">
            <text:p>"new-pin" : "Demander un nouveau PIN",</text:p>
          </table:table-cell>
          <table:table-cell table:number-columns-repeated="1015"/>
        </table:table-row>
        <table:table-row table:style-name="ro2">
          <table:table-cell office:value-type="string" calcext:value-type="string">
            <text:p>new-pin-request-success</text:p>
          </table:table-cell>
          <table:table-cell office:value-type="string" calcext:value-type="string">
            <text:p>New PIN successfully requested!</text:p>
          </table:table-cell>
          <table:table-cell office:value-type="string" calcext:value-type="string">
            <text:p>Neue PIN erfolgreich beantragt!</text:p>
          </table:table-cell>
          <table:table-cell office:value-type="string" calcext:value-type="string">
            <text:p>Nuovo PIN richiesto con successo!</text:p>
          </table:table-cell>
          <table:table-cell office:value-type="string" calcext:value-type="string">
            <text:p>Un nouveau PIN a été demandé avec succès!</text:p>
          </table:table-cell>
          <table:table-cell table:formula="of:=CONCATENATE(&quot;&quot;&quot;&quot;;[.$A49];&quot;&quot;&quot; : &quot;&quot;&quot;;[.B49];&quot;&quot;&quot;,&quot;)" office:value-type="string" office:string-value="&quot;new-pin-request-success&quot; : &quot;New PIN successfully requested!&quot;," calcext:value-type="string">
            <text:p>"new-pin-request-success" : "New PIN successfully requested!",</text:p>
          </table:table-cell>
          <table:table-cell table:formula="of:=CONCATENATE(&quot;&quot;&quot;&quot;;[.$A49];&quot;&quot;&quot; : &quot;&quot;&quot;;[.C49];&quot;&quot;&quot;,&quot;)" office:value-type="string" office:string-value="&quot;new-pin-request-success&quot; : &quot;Neue PIN erfolgreich beantragt!&quot;," calcext:value-type="string">
            <text:p>"new-pin-request-success" : "Neue PIN erfolgreich beantragt!",</text:p>
          </table:table-cell>
          <table:table-cell table:formula="of:=CONCATENATE(&quot;&quot;&quot;&quot;;[.$A49];&quot;&quot;&quot; : &quot;&quot;&quot;;[.D49];&quot;&quot;&quot;,&quot;)" office:value-type="string" office:string-value="&quot;new-pin-request-success&quot; : &quot;Nuovo PIN richiesto con successo!&quot;," calcext:value-type="string">
            <text:p>"new-pin-request-success" : "Nuovo PIN richiesto con successo!",</text:p>
          </table:table-cell>
          <table:table-cell table:formula="of:=CONCATENATE(&quot;&quot;&quot;&quot;;[.$A49];&quot;&quot;&quot; : &quot;&quot;&quot;;[.E49];&quot;&quot;&quot;,&quot;)" office:value-type="string" office:string-value="&quot;new-pin-request-success&quot; : &quot;Un nouveau PIN a été demandé avec succès!&quot;," calcext:value-type="string">
            <text:p>"new-pin-request-success" : "Un nouveau PIN a été demandé avec succès!",</text:p>
          </table:table-cell>
          <table:table-cell table:number-columns-repeated="1015"/>
        </table:table-row>
        <table:table-row table:style-name="ro2">
          <table:table-cell office:value-type="string" calcext:value-type="string">
            <text:p>no</text:p>
          </table:table-cell>
          <table:table-cell office:value-type="string" calcext:value-type="string">
            <text:p>No</text:p>
          </table:table-cell>
          <table:table-cell office:value-type="string" calcext:value-type="string">
            <text:p>Nein</text:p>
          </table:table-cell>
          <table:table-cell office:value-type="string" calcext:value-type="string">
            <text:p>No</text:p>
          </table:table-cell>
          <table:table-cell office:value-type="string" calcext:value-type="string">
            <text:p>Non</text:p>
          </table:table-cell>
          <table:table-cell table:formula="of:=CONCATENATE(&quot;&quot;&quot;&quot;;[.$A50];&quot;&quot;&quot; : &quot;&quot;&quot;;[.B50];&quot;&quot;&quot;,&quot;)" office:value-type="string" office:string-value="&quot;no&quot; : &quot;No&quot;," calcext:value-type="string">
            <text:p>"no" : "No",</text:p>
          </table:table-cell>
          <table:table-cell table:formula="of:=CONCATENATE(&quot;&quot;&quot;&quot;;[.$A50];&quot;&quot;&quot; : &quot;&quot;&quot;;[.C50];&quot;&quot;&quot;,&quot;)" office:value-type="string" office:string-value="&quot;no&quot; : &quot;Nein&quot;," calcext:value-type="string">
            <text:p>"no" : "Nein",</text:p>
          </table:table-cell>
          <table:table-cell table:formula="of:=CONCATENATE(&quot;&quot;&quot;&quot;;[.$A50];&quot;&quot;&quot; : &quot;&quot;&quot;;[.D50];&quot;&quot;&quot;,&quot;)" office:value-type="string" office:string-value="&quot;no&quot; : &quot;No&quot;," calcext:value-type="string">
            <text:p>"no" : "No",</text:p>
          </table:table-cell>
          <table:table-cell table:formula="of:=CONCATENATE(&quot;&quot;&quot;&quot;;[.$A50];&quot;&quot;&quot; : &quot;&quot;&quot;;[.E50];&quot;&quot;&quot;,&quot;)" office:value-type="string" office:string-value="&quot;no&quot; : &quot;Non&quot;," calcext:value-type="string">
            <text:p>"no" : "Non",</text:p>
          </table:table-cell>
          <table:table-cell table:number-columns-repeated="1015"/>
        </table:table-row>
        <table:table-row table:style-name="ro2">
          <table:table-cell office:value-type="string" calcext:value-type="string">
            <text:p>no-changes-no-reset</text:p>
          </table:table-cell>
          <table:table-cell office:value-type="string" calcext:value-type="string">
            <text:p>No changes, nothing to undo.</text:p>
          </table:table-cell>
          <table:table-cell office:value-type="string" calcext:value-type="string">
            <text:p>Keine Änderungen, nichts zurückzusetzen.</text:p>
          </table:table-cell>
          <table:table-cell office:value-type="string" calcext:value-type="string">
            <text:p>Non ci sono modificazioni, niente da resettare.</text:p>
          </table:table-cell>
          <table:table-cell office:value-type="string" calcext:value-type="string">
            <text:p>Il n‘y a pas de modifications à réinitialiser.</text:p>
          </table:table-cell>
          <table:table-cell table:formula="of:=CONCATENATE(&quot;&quot;&quot;&quot;;[.$A51];&quot;&quot;&quot; : &quot;&quot;&quot;;[.B51];&quot;&quot;&quot;,&quot;)" office:value-type="string" office:string-value="&quot;no-changes-no-reset&quot; : &quot;No changes, nothing to undo.&quot;," calcext:value-type="string">
            <text:p>"no-changes-no-reset" : "No changes, nothing to undo.",</text:p>
          </table:table-cell>
          <table:table-cell table:formula="of:=CONCATENATE(&quot;&quot;&quot;&quot;;[.$A51];&quot;&quot;&quot; : &quot;&quot;&quot;;[.C51];&quot;&quot;&quot;,&quot;)" office:value-type="string" office:string-value="&quot;no-changes-no-reset&quot; : &quot;Keine Änderungen, nichts zurückzusetzen.&quot;," calcext:value-type="string">
            <text:p>"no-changes-no-reset" : "Keine Änderungen, nichts zurückzusetzen.",</text:p>
          </table:table-cell>
          <table:table-cell table:formula="of:=CONCATENATE(&quot;&quot;&quot;&quot;;[.$A51];&quot;&quot;&quot; : &quot;&quot;&quot;;[.D51];&quot;&quot;&quot;,&quot;)" office:value-type="string" office:string-value="&quot;no-changes-no-reset&quot; : &quot;Non ci sono modificazioni, niente da resettare.&quot;," calcext:value-type="string">
            <text:p>"no-changes-no-reset" : "Non ci sono modificazioni, niente da resettare.",</text:p>
          </table:table-cell>
          <table:table-cell table:formula="of:=CONCATENATE(&quot;&quot;&quot;&quot;;[.$A51];&quot;&quot;&quot; : &quot;&quot;&quot;;[.E51];&quot;&quot;&quot;,&quot;)" office:value-type="string" office:string-value="&quot;no-changes-no-reset&quot; : &quot;Il n‘y a pas de modifications à réinitialiser.&quot;," calcext:value-type="string">
            <text:p>"no-changes-no-reset" : "Il n‘y a pas de modifications à réinitialiser.",</text:p>
          </table:table-cell>
          <table:table-cell table:number-columns-repeated="1015"/>
        </table:table-row>
        <table:table-row table:style-name="ro2">
          <table:table-cell office:value-type="string" calcext:value-type="string">
            <text:p>no-changes-no-save</text:p>
          </table:table-cell>
          <table:table-cell office:value-type="string" calcext:value-type="string">
            <text:p>No changes, nothing to save.</text:p>
          </table:table-cell>
          <table:table-cell office:value-type="string" calcext:value-type="string">
            <text:p>Keine Änderungen, nichts zu speichern.</text:p>
          </table:table-cell>
          <table:table-cell office:value-type="string" calcext:value-type="string">
            <text:p>Non ci sono modificazioni, niente da salvare.</text:p>
          </table:table-cell>
          <table:table-cell office:value-type="string" calcext:value-type="string">
            <text:p>Il n‘y a pas de modifications à sauvegarder.</text:p>
          </table:table-cell>
          <table:table-cell table:formula="of:=CONCATENATE(&quot;&quot;&quot;&quot;;[.$A52];&quot;&quot;&quot; : &quot;&quot;&quot;;[.B52];&quot;&quot;&quot;,&quot;)" office:value-type="string" office:string-value="&quot;no-changes-no-save&quot; : &quot;No changes, nothing to save.&quot;," calcext:value-type="string">
            <text:p>"no-changes-no-save" : "No changes, nothing to save.",</text:p>
          </table:table-cell>
          <table:table-cell table:formula="of:=CONCATENATE(&quot;&quot;&quot;&quot;;[.$A52];&quot;&quot;&quot; : &quot;&quot;&quot;;[.C52];&quot;&quot;&quot;,&quot;)" office:value-type="string" office:string-value="&quot;no-changes-no-save&quot; : &quot;Keine Änderungen, nichts zu speichern.&quot;," calcext:value-type="string">
            <text:p>"no-changes-no-save" : "Keine Änderungen, nichts zu speichern.",</text:p>
          </table:table-cell>
          <table:table-cell table:formula="of:=CONCATENATE(&quot;&quot;&quot;&quot;;[.$A52];&quot;&quot;&quot; : &quot;&quot;&quot;;[.D52];&quot;&quot;&quot;,&quot;)" office:value-type="string" office:string-value="&quot;no-changes-no-save&quot; : &quot;Non ci sono modificazioni, niente da salvare.&quot;," calcext:value-type="string">
            <text:p>"no-changes-no-save" : "Non ci sono modificazioni, niente da salvare.",</text:p>
          </table:table-cell>
          <table:table-cell table:formula="of:=CONCATENATE(&quot;&quot;&quot;&quot;;[.$A52];&quot;&quot;&quot; : &quot;&quot;&quot;;[.E52];&quot;&quot;&quot;,&quot;)" office:value-type="string" office:string-value="&quot;no-changes-no-save&quot; : &quot;Il n‘y a pas de modifications à sauvegarder.&quot;," calcext:value-type="string">
            <text:p>"no-changes-no-save" : "Il n‘y a pas de modifications à sauvegarder.",</text:p>
          </table:table-cell>
          <table:table-cell table:number-columns-repeated="1015"/>
        </table:table-row>
        <table:table-row table:style-name="ro2">
          <table:table-cell office:value-type="string" calcext:value-type="string">
            <text:p>ok</text:p>
          </table:table-cell>
          <table:table-cell table:number-columns-repeated="4" office:value-type="string" calcext:value-type="string">
            <text:p>OK</text:p>
          </table:table-cell>
          <table:table-cell table:formula="of:=CONCATENATE(&quot;&quot;&quot;&quot;;[.$A53];&quot;&quot;&quot; : &quot;&quot;&quot;;[.B53];&quot;&quot;&quot;,&quot;)" office:value-type="string" office:string-value="&quot;ok&quot; : &quot;OK&quot;," calcext:value-type="string">
            <text:p>"ok" : "OK",</text:p>
          </table:table-cell>
          <table:table-cell table:formula="of:=CONCATENATE(&quot;&quot;&quot;&quot;;[.$A53];&quot;&quot;&quot; : &quot;&quot;&quot;;[.C53];&quot;&quot;&quot;,&quot;)" office:value-type="string" office:string-value="&quot;ok&quot; : &quot;OK&quot;," calcext:value-type="string">
            <text:p>"ok" : "OK",</text:p>
          </table:table-cell>
          <table:table-cell table:formula="of:=CONCATENATE(&quot;&quot;&quot;&quot;;[.$A53];&quot;&quot;&quot; : &quot;&quot;&quot;;[.D53];&quot;&quot;&quot;,&quot;)" office:value-type="string" office:string-value="&quot;ok&quot; : &quot;OK&quot;," calcext:value-type="string">
            <text:p>"ok" : "OK",</text:p>
          </table:table-cell>
          <table:table-cell table:formula="of:=CONCATENATE(&quot;&quot;&quot;&quot;;[.$A53];&quot;&quot;&quot; : &quot;&quot;&quot;;[.E53];&quot;&quot;&quot;,&quot;)" office:value-type="string" office:string-value="&quot;ok&quot; : &quot;OK&quot;," calcext:value-type="string">
            <text:p>"ok" : "OK",</text:p>
          </table:table-cell>
          <table:table-cell table:number-columns-repeated="1015"/>
        </table:table-row>
        <table:table-row table:style-name="ro2">
          <table:table-cell office:value-type="string" calcext:value-type="string">
            <text:p>order</text:p>
          </table:table-cell>
          <table:table-cell office:value-type="string" calcext:value-type="string">
            <text:p>Order</text:p>
          </table:table-cell>
          <table:table-cell office:value-type="string" calcext:value-type="string">
            <text:p>Bestellen</text:p>
          </table:table-cell>
          <table:table-cell office:value-type="string" calcext:value-type="string">
            <text:p>Ordinare</text:p>
          </table:table-cell>
          <table:table-cell office:value-type="string" calcext:value-type="string">
            <text:p>Commander</text:p>
          </table:table-cell>
          <table:table-cell table:formula="of:=CONCATENATE(&quot;&quot;&quot;&quot;;[.$A54];&quot;&quot;&quot; : &quot;&quot;&quot;;[.B54];&quot;&quot;&quot;,&quot;)" office:value-type="string" office:string-value="&quot;order&quot; : &quot;Order&quot;," calcext:value-type="string">
            <text:p>"order" : "Order",</text:p>
          </table:table-cell>
          <table:table-cell table:formula="of:=CONCATENATE(&quot;&quot;&quot;&quot;;[.$A54];&quot;&quot;&quot; : &quot;&quot;&quot;;[.C54];&quot;&quot;&quot;,&quot;)" office:value-type="string" office:string-value="&quot;order&quot; : &quot;Bestellen&quot;," calcext:value-type="string">
            <text:p>"order" : "Bestellen",</text:p>
          </table:table-cell>
          <table:table-cell table:formula="of:=CONCATENATE(&quot;&quot;&quot;&quot;;[.$A54];&quot;&quot;&quot; : &quot;&quot;&quot;;[.D54];&quot;&quot;&quot;,&quot;)" office:value-type="string" office:string-value="&quot;order&quot; : &quot;Ordinare&quot;," calcext:value-type="string">
            <text:p>"order" : "Ordinare",</text:p>
          </table:table-cell>
          <table:table-cell table:formula="of:=CONCATENATE(&quot;&quot;&quot;&quot;;[.$A54];&quot;&quot;&quot; : &quot;&quot;&quot;;[.E54];&quot;&quot;&quot;,&quot;)" office:value-type="string" office:string-value="&quot;order&quot; : &quot;Commander&quot;," calcext:value-type="string">
            <text:p>"order" : "Commander",</text:p>
          </table:table-cell>
          <table:table-cell table:number-columns-repeated="1015"/>
        </table:table-row>
        <table:table-row table:style-name="ro3">
          <table:table-cell office:value-type="string" calcext:value-type="string">
            <text:p>order-qr-payment</text:p>
          </table:table-cell>
          <table:table-cell office:value-type="string" calcext:value-type="string">
            <text:p>To order a QR payment, please provide account and amount!</text:p>
          </table:table-cell>
          <table:table-cell office:value-type="string" calcext:value-type="string">
            <text:p>Konto und Betrag müssen ausgefüllt sein, damit eine QR-Zahlung bestellt werden kann!</text:p>
          </table:table-cell>
          <table:table-cell office:value-type="string" calcext:value-type="string">
            <text:p>Si prega di mettere a disposizione il conto e il montante per potere ordinare il pagamento QR! </text:p>
          </table:table-cell>
          <table:table-cell office:value-type="string" calcext:value-type="string">
            <text:p>Compte et montant doivent être remplis avant de commander un paiement QR!</text:p>
          </table:table-cell>
          <table:table-cell table:formula="of:=CONCATENATE(&quot;&quot;&quot;&quot;;[.$A55];&quot;&quot;&quot; : &quot;&quot;&quot;;[.B55];&quot;&quot;&quot;,&quot;)" office:value-type="string" office:string-value="&quot;order-qr-payment&quot; : &quot;To order a QR payment, please provide account and amount!&quot;," calcext:value-type="string">
            <text:p>"order-qr-payment" : "To order a QR payment, please provide account and amount!",</text:p>
          </table:table-cell>
          <table:table-cell table:formula="of:=CONCATENATE(&quot;&quot;&quot;&quot;;[.$A55];&quot;&quot;&quot; : &quot;&quot;&quot;;[.C55];&quot;&quot;&quot;,&quot;)" office:value-type="string" office:string-value="&quot;order-qr-payment&quot; : &quot;Konto und Betrag müssen ausgefüllt sein, damit eine QR-Zahlung bestellt werden kann!&quot;," calcext:value-type="string">
            <text:p>"order-qr-payment" : "Konto und Betrag müssen ausgefüllt sein, damit eine QR-Zahlung bestellt werden kann!",</text:p>
          </table:table-cell>
          <table:table-cell table:formula="of:=CONCATENATE(&quot;&quot;&quot;&quot;;[.$A55];&quot;&quot;&quot; : &quot;&quot;&quot;;[.D55];&quot;&quot;&quot;,&quot;)" office:value-type="string" office:string-value="&quot;order-qr-payment&quot; : &quot;Si prega di mettere a disposizione il conto e il montante per potere ordinare il pagamento QR! &quot;," calcext:value-type="string">
            <text:p>"order-qr-payment" : "Si prega di mettere a disposizione il conto e il montante per potere ordinare il pagamento QR! ",</text:p>
          </table:table-cell>
          <table:table-cell table:formula="of:=CONCATENATE(&quot;&quot;&quot;&quot;;[.$A55];&quot;&quot;&quot; : &quot;&quot;&quot;;[.E55];&quot;&quot;&quot;,&quot;)" office:value-type="string" office:string-value="&quot;order-qr-payment&quot; : &quot;Compte et montant doivent être remplis avant de commander un paiement QR!&quot;," calcext:value-type="string">
            <text:p>"order-qr-payment" : "Compte et montant doivent être remplis avant de commander un paiement QR!",</text:p>
          </table:table-cell>
          <table:table-cell table:number-columns-repeated="1015"/>
        </table:table-row>
        <table:table-row table:style-name="ro2">
          <table:table-cell office:value-type="string" calcext:value-type="string">
            <text:p>overview</text:p>
          </table:table-cell>
          <table:table-cell office:value-type="string" calcext:value-type="string">
            <text:p>Overview</text:p>
          </table:table-cell>
          <table:table-cell office:value-type="string" calcext:value-type="string">
            <text:p>Übersicht</text:p>
          </table:table-cell>
          <table:table-cell office:value-type="string" calcext:value-type="string">
            <text:p>Il compendio</text:p>
          </table:table-cell>
          <table:table-cell office:value-type="string" calcext:value-type="string">
            <text:p>Vue d‘ensemble</text:p>
          </table:table-cell>
          <table:table-cell table:formula="of:=CONCATENATE(&quot;&quot;&quot;&quot;;[.$A56];&quot;&quot;&quot; : &quot;&quot;&quot;;[.B56];&quot;&quot;&quot;,&quot;)" office:value-type="string" office:string-value="&quot;overview&quot; : &quot;Overview&quot;," calcext:value-type="string">
            <text:p>"overview" : "Overview",</text:p>
          </table:table-cell>
          <table:table-cell table:formula="of:=CONCATENATE(&quot;&quot;&quot;&quot;;[.$A56];&quot;&quot;&quot; : &quot;&quot;&quot;;[.C56];&quot;&quot;&quot;,&quot;)" office:value-type="string" office:string-value="&quot;overview&quot; : &quot;Übersicht&quot;," calcext:value-type="string">
            <text:p>"overview" : "Übersicht",</text:p>
          </table:table-cell>
          <table:table-cell table:formula="of:=CONCATENATE(&quot;&quot;&quot;&quot;;[.$A56];&quot;&quot;&quot; : &quot;&quot;&quot;;[.D56];&quot;&quot;&quot;,&quot;)" office:value-type="string" office:string-value="&quot;overview&quot; : &quot;Il compendio&quot;," calcext:value-type="string">
            <text:p>"overview" : "Il compendio",</text:p>
          </table:table-cell>
          <table:table-cell table:formula="of:=CONCATENATE(&quot;&quot;&quot;&quot;;[.$A56];&quot;&quot;&quot; : &quot;&quot;&quot;;[.E56];&quot;&quot;&quot;,&quot;)" office:value-type="string" office:string-value="&quot;overview&quot; : &quot;Vue d‘ensemble&quot;," calcext:value-type="string">
            <text:p>"overview" : "Vue d‘ensemble",</text:p>
          </table:table-cell>
          <table:table-cell table:number-columns-repeated="1015"/>
        </table:table-row>
        <table:table-row table:style-name="ro2">
          <table:table-cell office:value-type="string" calcext:value-type="string">
            <text:p>password</text:p>
          </table:table-cell>
          <table:table-cell office:value-type="string" calcext:value-type="string">
            <text:p>Password</text:p>
          </table:table-cell>
          <table:table-cell office:value-type="string" calcext:value-type="string">
            <text:p>Passwort</text:p>
          </table:table-cell>
          <table:table-cell office:value-type="string" calcext:value-type="string">
            <text:p>Parola d'accesso</text:p>
          </table:table-cell>
          <table:table-cell office:value-type="string" calcext:value-type="string">
            <text:p>Mot de passe</text:p>
          </table:table-cell>
          <table:table-cell table:formula="of:=CONCATENATE(&quot;&quot;&quot;&quot;;[.$A57];&quot;&quot;&quot; : &quot;&quot;&quot;;[.B57];&quot;&quot;&quot;,&quot;)" office:value-type="string" office:string-value="&quot;password&quot; : &quot;Password&quot;," calcext:value-type="string">
            <text:p>"password" : "Password",</text:p>
          </table:table-cell>
          <table:table-cell table:formula="of:=CONCATENATE(&quot;&quot;&quot;&quot;;[.$A57];&quot;&quot;&quot; : &quot;&quot;&quot;;[.C57];&quot;&quot;&quot;,&quot;)" office:value-type="string" office:string-value="&quot;password&quot; : &quot;Passwort&quot;," calcext:value-type="string">
            <text:p>"password" : "Passwort",</text:p>
          </table:table-cell>
          <table:table-cell table:formula="of:=CONCATENATE(&quot;&quot;&quot;&quot;;[.$A57];&quot;&quot;&quot; : &quot;&quot;&quot;;[.D57];&quot;&quot;&quot;,&quot;)" office:value-type="string" office:string-value="&quot;password&quot; : &quot;Parola d'accesso&quot;," calcext:value-type="string">
            <text:p>"password" : "Parola d'accesso",</text:p>
          </table:table-cell>
          <table:table-cell table:formula="of:=CONCATENATE(&quot;&quot;&quot;&quot;;[.$A57];&quot;&quot;&quot; : &quot;&quot;&quot;;[.E57];&quot;&quot;&quot;,&quot;)" office:value-type="string" office:string-value="&quot;password&quot; : &quot;Mot de passe&quot;," calcext:value-type="string">
            <text:p>"password" : "Mot de passe",</text:p>
          </table:table-cell>
          <table:table-cell table:number-columns-repeated="1015"/>
        </table:table-row>
        <table:table-row table:style-name="ro2">
          <table:table-cell office:value-type="string" calcext:value-type="string">
            <text:p>please-fill-in-the-form-</text:p>
          </table:table-cell>
          <table:table-cell office:value-type="string" calcext:value-type="string">
            <text:p>Please fill in the form to apply for a new card.</text:p>
          </table:table-cell>
          <table:table-cell office:value-type="string" calcext:value-type="string">
            <text:p>Bitte füllen Sie das Formular aus, um eine neue Karte zu beantragen.</text:p>
          </table:table-cell>
          <table:table-cell office:value-type="string" calcext:value-type="string">
            <text:p>Per favore, compila il modulo per richiedere una nuova carta.</text:p>
          </table:table-cell>
          <table:table-cell office:value-type="string" calcext:value-type="string">
            <text:p>Veuillez remplir le formulaire s.v.p. pour demander une nouvelle carte.</text:p>
          </table:table-cell>
          <table:table-cell table:formula="of:=CONCATENATE(&quot;&quot;&quot;&quot;;[.$A58];&quot;&quot;&quot; : &quot;&quot;&quot;;[.B58];&quot;&quot;&quot;,&quot;)" office:value-type="string" office:string-value="&quot;please-fill-in-the-form-&quot; : &quot;Please fill in the form to apply for a new card.&quot;," calcext:value-type="string">
            <text:p>"please-fill-in-the-form-" : "Please fill in the form to apply for a new card.",</text:p>
          </table:table-cell>
          <table:table-cell table:formula="of:=CONCATENATE(&quot;&quot;&quot;&quot;;[.$A58];&quot;&quot;&quot; : &quot;&quot;&quot;;[.C58];&quot;&quot;&quot;,&quot;)" office:value-type="string" office:string-value="&quot;please-fill-in-the-form-&quot; : &quot;Bitte füllen Sie das Formular aus, um eine neue Karte zu beantragen.&quot;," calcext:value-type="string">
            <text:p>"please-fill-in-the-form-" : "Bitte füllen Sie das Formular aus, um eine neue Karte zu beantragen.",</text:p>
          </table:table-cell>
          <table:table-cell table:formula="of:=CONCATENATE(&quot;&quot;&quot;&quot;;[.$A58];&quot;&quot;&quot; : &quot;&quot;&quot;;[.D58];&quot;&quot;&quot;,&quot;)" office:value-type="string" office:string-value="&quot;please-fill-in-the-form-&quot; : &quot;Per favore, compila il modulo per richiedere una nuova carta.&quot;," calcext:value-type="string">
            <text:p>"please-fill-in-the-form-" : "Per favore, compila il modulo per richiedere una nuova carta.",</text:p>
          </table:table-cell>
          <table:table-cell table:formula="of:=CONCATENATE(&quot;&quot;&quot;&quot;;[.$A58];&quot;&quot;&quot; : &quot;&quot;&quot;;[.E58];&quot;&quot;&quot;,&quot;)" office:value-type="string" office:string-value="&quot;please-fill-in-the-form-&quot; : &quot;Veuillez remplir le formulaire s.v.p. pour demander une nouvelle carte.&quot;," calcext:value-type="string">
            <text:p>"please-fill-in-the-form-" : "Veuillez remplir le formulaire s.v.p. pour demander une nouvelle carte.",</text:p>
          </table:table-cell>
          <table:table-cell table:number-columns-repeated="1015"/>
        </table:table-row>
        <table:table-row table:style-name="ro2">
          <table:table-cell office:value-type="string" calcext:value-type="string">
            <text:p>qr-payment</text:p>
          </table:table-cell>
          <table:table-cell office:value-type="string" calcext:value-type="string">
            <text:p>QR Cash Withdrawal</text:p>
          </table:table-cell>
          <table:table-cell office:value-type="string" calcext:value-type="string">
            <text:p>QR-Bargeldbezug</text:p>
          </table:table-cell>
          <table:table-cell office:value-type="string" calcext:value-type="string">
            <text:p>Riferimento contante QR</text:p>
          </table:table-cell>
          <table:table-cell office:value-type="string" calcext:value-type="string">
            <text:p>Retrait de liquide QR</text:p>
          </table:table-cell>
          <table:table-cell table:formula="of:=CONCATENATE(&quot;&quot;&quot;&quot;;[.$A59];&quot;&quot;&quot; : &quot;&quot;&quot;;[.B59];&quot;&quot;&quot;,&quot;)" office:value-type="string" office:string-value="&quot;qr-payment&quot; : &quot;QR Cash Withdrawal&quot;," calcext:value-type="string">
            <text:p>"qr-payment" : "QR Cash Withdrawal",</text:p>
          </table:table-cell>
          <table:table-cell table:formula="of:=CONCATENATE(&quot;&quot;&quot;&quot;;[.$A59];&quot;&quot;&quot; : &quot;&quot;&quot;;[.C59];&quot;&quot;&quot;,&quot;)" office:value-type="string" office:string-value="&quot;qr-payment&quot; : &quot;QR-Bargeldbezug&quot;," calcext:value-type="string">
            <text:p>"qr-payment" : "QR-Bargeldbezug",</text:p>
          </table:table-cell>
          <table:table-cell table:formula="of:=CONCATENATE(&quot;&quot;&quot;&quot;;[.$A59];&quot;&quot;&quot; : &quot;&quot;&quot;;[.D59];&quot;&quot;&quot;,&quot;)" office:value-type="string" office:string-value="&quot;qr-payment&quot; : &quot;Riferimento contante QR&quot;," calcext:value-type="string">
            <text:p>"qr-payment" : "Riferimento contante QR",</text:p>
          </table:table-cell>
          <table:table-cell table:formula="of:=CONCATENATE(&quot;&quot;&quot;&quot;;[.$A59];&quot;&quot;&quot; : &quot;&quot;&quot;;[.E59];&quot;&quot;&quot;,&quot;)" office:value-type="string" office:string-value="&quot;qr-payment&quot; : &quot;Retrait de liquide QR&quot;," calcext:value-type="string">
            <text:p>"qr-payment" : "Retrait de liquide QR",</text:p>
          </table:table-cell>
          <table:table-cell table:number-columns-repeated="1015"/>
        </table:table-row>
        <table:table-row table:style-name="ro2">
          <table:table-cell office:value-type="string" calcext:value-type="string">
            <text:p>qr-payment-order-success</text:p>
          </table:table-cell>
          <table:table-cell office:value-type="string" calcext:value-type="string">
            <text:p>QR cash withdrawal successfully ordered!</text:p>
          </table:table-cell>
          <table:table-cell office:value-type="string" calcext:value-type="string">
            <text:p>QR-Bargeldbezug erfolgreich bestellt!</text:p>
          </table:table-cell>
          <table:table-cell table:style-name="ce14" office:value-type="string" calcext:value-type="string">
            <text:p>Riferimento contante QR è stato ordinato con successo.</text:p>
          </table:table-cell>
          <table:table-cell table:style-name="ce14" office:value-type="string" calcext:value-type="string">
            <text:p>Retrait de liquide QR a été commandé avec succès!</text:p>
          </table:table-cell>
          <table:table-cell table:formula="of:=CONCATENATE(&quot;&quot;&quot;&quot;;[.$A60];&quot;&quot;&quot; : &quot;&quot;&quot;;[.B60];&quot;&quot;&quot;,&quot;)" office:value-type="string" office:string-value="&quot;qr-payment-order-success&quot; : &quot;QR cash withdrawal successfully ordered!&quot;," calcext:value-type="string">
            <text:p>"qr-payment-order-success" : "QR cash withdrawal successfully ordered!",</text:p>
          </table:table-cell>
          <table:table-cell table:formula="of:=CONCATENATE(&quot;&quot;&quot;&quot;;[.$A60];&quot;&quot;&quot; : &quot;&quot;&quot;;[.C60];&quot;&quot;&quot;,&quot;)" office:value-type="string" office:string-value="&quot;qr-payment-order-success&quot; : &quot;QR-Bargeldbezug erfolgreich bestellt!&quot;," calcext:value-type="string">
            <text:p>"qr-payment-order-success" : "QR-Bargeldbezug erfolgreich bestellt!",</text:p>
          </table:table-cell>
          <table:table-cell table:formula="of:=CONCATENATE(&quot;&quot;&quot;&quot;;[.$A60];&quot;&quot;&quot; : &quot;&quot;&quot;;[.D60];&quot;&quot;&quot;,&quot;)" office:value-type="string" office:string-value="&quot;qr-payment-order-success&quot; : &quot;Riferimento contante QR è stato ordinato con successo.&quot;," calcext:value-type="string">
            <text:p>"qr-payment-order-success" : "Riferimento contante QR è stato ordinato con successo.",</text:p>
          </table:table-cell>
          <table:table-cell table:formula="of:=CONCATENATE(&quot;&quot;&quot;&quot;;[.$A60];&quot;&quot;&quot; : &quot;&quot;&quot;;[.E60];&quot;&quot;&quot;,&quot;)" office:value-type="string" office:string-value="&quot;qr-payment-order-success&quot; : &quot;Retrait de liquide QR a été commandé avec succès!&quot;," calcext:value-type="string">
            <text:p>"qr-payment-order-success" : "Retrait de liquide QR a été commandé avec succès!",</text:p>
          </table:table-cell>
          <table:table-cell table:number-columns-repeated="1015"/>
        </table:table-row>
        <table:table-row table:style-name="ro2">
          <table:table-cell office:value-type="string" calcext:value-type="string">
            <text:p>quick-tour</text:p>
          </table:table-cell>
          <table:table-cell table:number-columns-repeated="2" office:value-type="string" calcext:value-type="string">
            <text:p>Quick Tour</text:p>
          </table:table-cell>
          <table:table-cell office:value-type="string" calcext:value-type="string">
            <text:p>Quick Tour (giro)</text:p>
          </table:table-cell>
          <table:table-cell office:value-type="string" calcext:value-type="string">
            <text:p>Quick Tour</text:p>
          </table:table-cell>
          <table:table-cell table:formula="of:=CONCATENATE(&quot;&quot;&quot;&quot;;[.$A61];&quot;&quot;&quot; : &quot;&quot;&quot;;[.B61];&quot;&quot;&quot;,&quot;)" office:value-type="string" office:string-value="&quot;quick-tour&quot; : &quot;Quick Tour&quot;," calcext:value-type="string">
            <text:p>"quick-tour" : "Quick Tour",</text:p>
          </table:table-cell>
          <table:table-cell table:formula="of:=CONCATENATE(&quot;&quot;&quot;&quot;;[.$A61];&quot;&quot;&quot; : &quot;&quot;&quot;;[.C61];&quot;&quot;&quot;,&quot;)" office:value-type="string" office:string-value="&quot;quick-tour&quot; : &quot;Quick Tour&quot;," calcext:value-type="string">
            <text:p>"quick-tour" : "Quick Tour",</text:p>
          </table:table-cell>
          <table:table-cell table:formula="of:=CONCATENATE(&quot;&quot;&quot;&quot;;[.$A61];&quot;&quot;&quot; : &quot;&quot;&quot;;[.D61];&quot;&quot;&quot;,&quot;)" office:value-type="string" office:string-value="&quot;quick-tour&quot; : &quot;Quick Tour (giro)&quot;," calcext:value-type="string">
            <text:p>"quick-tour" : "Quick Tour (giro)",</text:p>
          </table:table-cell>
          <table:table-cell table:formula="of:=CONCATENATE(&quot;&quot;&quot;&quot;;[.$A61];&quot;&quot;&quot; : &quot;&quot;&quot;;[.E61];&quot;&quot;&quot;,&quot;)" office:value-type="string" office:string-value="&quot;quick-tour&quot; : &quot;Quick Tour&quot;," calcext:value-type="string">
            <text:p>"quick-tour" : "Quick Tour",</text:p>
          </table:table-cell>
          <table:table-cell table:number-columns-repeated="1015"/>
        </table:table-row>
        <table:table-row table:style-name="ro2">
          <table:table-cell office:value-type="string" calcext:value-type="string">
            <text:p>region-settings</text:p>
          </table:table-cell>
          <table:table-cell office:value-type="string" calcext:value-type="string">
            <text:p>Region Settings</text:p>
          </table:table-cell>
          <table:table-cell office:value-type="string" calcext:value-type="string">
            <text:p>Regionenfreischaltung</text:p>
          </table:table-cell>
          <table:table-cell office:value-type="string" calcext:value-type="string">
            <text:p>Selezione di regioni</text:p>
          </table:table-cell>
          <table:table-cell office:value-type="string" calcext:value-type="string">
            <text:p>Sélection de régions</text:p>
          </table:table-cell>
          <table:table-cell table:formula="of:=CONCATENATE(&quot;&quot;&quot;&quot;;[.$A62];&quot;&quot;&quot; : &quot;&quot;&quot;;[.B62];&quot;&quot;&quot;,&quot;)" office:value-type="string" office:string-value="&quot;region-settings&quot; : &quot;Region Settings&quot;," calcext:value-type="string">
            <text:p>"region-settings" : "Region Settings",</text:p>
          </table:table-cell>
          <table:table-cell table:formula="of:=CONCATENATE(&quot;&quot;&quot;&quot;;[.$A62];&quot;&quot;&quot; : &quot;&quot;&quot;;[.C62];&quot;&quot;&quot;,&quot;)" office:value-type="string" office:string-value="&quot;region-settings&quot; : &quot;Regionenfreischaltung&quot;," calcext:value-type="string">
            <text:p>"region-settings" : "Regionenfreischaltung",</text:p>
          </table:table-cell>
          <table:table-cell table:formula="of:=CONCATENATE(&quot;&quot;&quot;&quot;;[.$A62];&quot;&quot;&quot; : &quot;&quot;&quot;;[.D62];&quot;&quot;&quot;,&quot;)" office:value-type="string" office:string-value="&quot;region-settings&quot; : &quot;Selezione di regioni&quot;," calcext:value-type="string">
            <text:p>"region-settings" : "Selezione di regioni",</text:p>
          </table:table-cell>
          <table:table-cell table:formula="of:=CONCATENATE(&quot;&quot;&quot;&quot;;[.$A62];&quot;&quot;&quot; : &quot;&quot;&quot;;[.E62];&quot;&quot;&quot;,&quot;)" office:value-type="string" office:string-value="&quot;region-settings&quot; : &quot;Sélection de régions&quot;," calcext:value-type="string">
            <text:p>"region-settings" : "Sélection de régions",</text:p>
          </table:table-cell>
          <table:table-cell table:number-columns-repeated="1015"/>
        </table:table-row>
        <table:table-row table:style-name="ro2">
          <table:table-cell office:value-type="string" calcext:value-type="string">
            <text:p>register</text:p>
          </table:table-cell>
          <table:table-cell office:value-type="string" calcext:value-type="string">
            <text:p>Register</text:p>
          </table:table-cell>
          <table:table-cell office:value-type="string" calcext:value-type="string">
            <text:p>Registrieren</text:p>
          </table:table-cell>
          <table:table-cell office:value-type="string" calcext:value-type="string">
            <text:p>Registrare</text:p>
          </table:table-cell>
          <table:table-cell office:value-type="string" calcext:value-type="string">
            <text:p>Enregistrer</text:p>
          </table:table-cell>
          <table:table-cell table:formula="of:=CONCATENATE(&quot;&quot;&quot;&quot;;[.$A63];&quot;&quot;&quot; : &quot;&quot;&quot;;[.B63];&quot;&quot;&quot;,&quot;)" office:value-type="string" office:string-value="&quot;register&quot; : &quot;Register&quot;," calcext:value-type="string">
            <text:p>"register" : "Register",</text:p>
          </table:table-cell>
          <table:table-cell table:formula="of:=CONCATENATE(&quot;&quot;&quot;&quot;;[.$A63];&quot;&quot;&quot; : &quot;&quot;&quot;;[.C63];&quot;&quot;&quot;,&quot;)" office:value-type="string" office:string-value="&quot;register&quot; : &quot;Registrieren&quot;," calcext:value-type="string">
            <text:p>"register" : "Registrieren",</text:p>
          </table:table-cell>
          <table:table-cell table:formula="of:=CONCATENATE(&quot;&quot;&quot;&quot;;[.$A63];&quot;&quot;&quot; : &quot;&quot;&quot;;[.D63];&quot;&quot;&quot;,&quot;)" office:value-type="string" office:string-value="&quot;register&quot; : &quot;Registrare&quot;," calcext:value-type="string">
            <text:p>"register" : "Registrare",</text:p>
          </table:table-cell>
          <table:table-cell table:formula="of:=CONCATENATE(&quot;&quot;&quot;&quot;;[.$A63];&quot;&quot;&quot; : &quot;&quot;&quot;;[.E63];&quot;&quot;&quot;,&quot;)" office:value-type="string" office:string-value="&quot;register&quot; : &quot;Enregistrer&quot;," calcext:value-type="string">
            <text:p>"register" : "Enregistrer",</text:p>
          </table:table-cell>
          <table:table-cell table:number-columns-repeated="1015"/>
        </table:table-row>
        <table:table-row table:style-name="ro2">
          <table:table-cell office:value-type="string" calcext:value-type="string">
            <text:p>request-new-pin</text:p>
          </table:table-cell>
          <table:table-cell office:value-type="string" calcext:value-type="string">
            <text:p>Request New PIN</text:p>
          </table:table-cell>
          <table:table-cell office:value-type="string" calcext:value-type="string">
            <text:p>Neuen PIN beantragen</text:p>
          </table:table-cell>
          <table:table-cell office:value-type="string" calcext:value-type="string">
            <text:p>Richiedere un nuovo PIN</text:p>
          </table:table-cell>
          <table:table-cell office:value-type="string" calcext:value-type="string">
            <text:p>Demander nouveau PIN</text:p>
          </table:table-cell>
          <table:table-cell table:formula="of:=CONCATENATE(&quot;&quot;&quot;&quot;;[.$A64];&quot;&quot;&quot; : &quot;&quot;&quot;;[.B64];&quot;&quot;&quot;,&quot;)" office:value-type="string" office:string-value="&quot;request-new-pin&quot; : &quot;Request New PIN&quot;," calcext:value-type="string">
            <text:p>"request-new-pin" : "Request New PIN",</text:p>
          </table:table-cell>
          <table:table-cell table:formula="of:=CONCATENATE(&quot;&quot;&quot;&quot;;[.$A64];&quot;&quot;&quot; : &quot;&quot;&quot;;[.C64];&quot;&quot;&quot;,&quot;)" office:value-type="string" office:string-value="&quot;request-new-pin&quot; : &quot;Neuen PIN beantragen&quot;," calcext:value-type="string">
            <text:p>"request-new-pin" : "Neuen PIN beantragen",</text:p>
          </table:table-cell>
          <table:table-cell table:formula="of:=CONCATENATE(&quot;&quot;&quot;&quot;;[.$A64];&quot;&quot;&quot; : &quot;&quot;&quot;;[.D64];&quot;&quot;&quot;,&quot;)" office:value-type="string" office:string-value="&quot;request-new-pin&quot; : &quot;Richiedere un nuovo PIN&quot;," calcext:value-type="string">
            <text:p>"request-new-pin" : "Richiedere un nuovo PIN",</text:p>
          </table:table-cell>
          <table:table-cell table:formula="of:=CONCATENATE(&quot;&quot;&quot;&quot;;[.$A64];&quot;&quot;&quot; : &quot;&quot;&quot;;[.E64];&quot;&quot;&quot;,&quot;)" office:value-type="string" office:string-value="&quot;request-new-pin&quot; : &quot;Demander nouveau PIN&quot;," calcext:value-type="string">
            <text:p>"request-new-pin" : "Demander nouveau PIN",</text:p>
          </table:table-cell>
          <table:table-cell table:number-columns-repeated="1015"/>
        </table:table-row>
        <table:table-row table:style-name="ro2">
          <table:table-cell office:value-type="string" calcext:value-type="string">
            <text:p>reset</text:p>
          </table:table-cell>
          <table:table-cell office:value-type="string" calcext:value-type="string">
            <text:p>Reset</text:p>
          </table:table-cell>
          <table:table-cell office:value-type="string" calcext:value-type="string">
            <text:p>Zurücksetzen</text:p>
          </table:table-cell>
          <table:table-cell office:value-type="string" calcext:value-type="string">
            <text:p>Resettare</text:p>
          </table:table-cell>
          <table:table-cell office:value-type="string" calcext:value-type="string">
            <text:p>Réinitialiser</text:p>
          </table:table-cell>
          <table:table-cell table:formula="of:=CONCATENATE(&quot;&quot;&quot;&quot;;[.$A65];&quot;&quot;&quot; : &quot;&quot;&quot;;[.B65];&quot;&quot;&quot;,&quot;)" office:value-type="string" office:string-value="&quot;reset&quot; : &quot;Reset&quot;," calcext:value-type="string">
            <text:p>"reset" : "Reset",</text:p>
          </table:table-cell>
          <table:table-cell table:formula="of:=CONCATENATE(&quot;&quot;&quot;&quot;;[.$A65];&quot;&quot;&quot; : &quot;&quot;&quot;;[.C65];&quot;&quot;&quot;,&quot;)" office:value-type="string" office:string-value="&quot;reset&quot; : &quot;Zurücksetzen&quot;," calcext:value-type="string">
            <text:p>"reset" : "Zurücksetzen",</text:p>
          </table:table-cell>
          <table:table-cell table:formula="of:=CONCATENATE(&quot;&quot;&quot;&quot;;[.$A65];&quot;&quot;&quot; : &quot;&quot;&quot;;[.D65];&quot;&quot;&quot;,&quot;)" office:value-type="string" office:string-value="&quot;reset&quot; : &quot;Resettare&quot;," calcext:value-type="string">
            <text:p>"reset" : "Resettare",</text:p>
          </table:table-cell>
          <table:table-cell table:formula="of:=CONCATENATE(&quot;&quot;&quot;&quot;;[.$A65];&quot;&quot;&quot; : &quot;&quot;&quot;;[.E65];&quot;&quot;&quot;,&quot;)" office:value-type="string" office:string-value="&quot;reset&quot; : &quot;Réinitialiser&quot;," calcext:value-type="string">
            <text:p>"reset" : "Réinitialiser",</text:p>
          </table:table-cell>
          <table:table-cell table:number-columns-repeated="1015"/>
        </table:table-row>
        <table:table-row table:style-name="ro3">
          <table:table-cell office:value-type="string" calcext:value-type="string">
            <text:p>run-the-tour-</text:p>
          </table:table-cell>
          <table:table-cell office:value-type="string" calcext:value-type="string">
            <text:p>Run the Quick-Tour at any time later by selecting it from the menu.</text:p>
          </table:table-cell>
          <table:table-cell office:value-type="string" calcext:value-type="string">
            <text:p>Sie können die Quick-Tour jederzeit später ausführen, indem Sie sie im Menü auswählen.</text:p>
          </table:table-cell>
          <table:table-cell office:value-type="string" calcext:value-type="string">
            <text:p>Si può sempre prendere il Quick-Tour più tardi, scegliandolo dal menu.</text:p>
          </table:table-cell>
          <table:table-cell office:value-type="string" calcext:value-type="string">
            <text:p>Vour pouvez exécuter le Quick-Tour plus tard si vous le choisissez du menu.</text:p>
          </table:table-cell>
          <table:table-cell table:formula="of:=CONCATENATE(&quot;&quot;&quot;&quot;;[.$A66];&quot;&quot;&quot; : &quot;&quot;&quot;;[.B66];&quot;&quot;&quot;,&quot;)" office:value-type="string" office:string-value="&quot;run-the-tour-&quot; : &quot;Run the Quick-Tour at any time later by selecting it from the menu.&quot;," calcext:value-type="string">
            <text:p>"run-the-tour-" : "Run the Quick-Tour at any time later by selecting it from the menu.",</text:p>
          </table:table-cell>
          <table:table-cell table:formula="of:=CONCATENATE(&quot;&quot;&quot;&quot;;[.$A66];&quot;&quot;&quot; : &quot;&quot;&quot;;[.C66];&quot;&quot;&quot;,&quot;)" office:value-type="string" office:string-value="&quot;run-the-tour-&quot; : &quot;Sie können die Quick-Tour jederzeit später ausführen, indem Sie sie im Menü auswählen.&quot;," calcext:value-type="string">
            <text:p>"run-the-tour-" : "Sie können die Quick-Tour jederzeit später ausführen, indem Sie sie im Menü auswählen.",</text:p>
          </table:table-cell>
          <table:table-cell table:formula="of:=CONCATENATE(&quot;&quot;&quot;&quot;;[.$A66];&quot;&quot;&quot; : &quot;&quot;&quot;;[.D66];&quot;&quot;&quot;,&quot;)" office:value-type="string" office:string-value="&quot;run-the-tour-&quot; : &quot;Si può sempre prendere il Quick-Tour più tardi, scegliandolo dal menu.&quot;," calcext:value-type="string">
            <text:p>"run-the-tour-" : "Si può sempre prendere il Quick-Tour più tardi, scegliandolo dal menu.",</text:p>
          </table:table-cell>
          <table:table-cell table:formula="of:=CONCATENATE(&quot;&quot;&quot;&quot;;[.$A66];&quot;&quot;&quot; : &quot;&quot;&quot;;[.E66];&quot;&quot;&quot;,&quot;)" office:value-type="string" office:string-value="&quot;run-the-tour-&quot; : &quot;Vour pouvez exécuter le Quick-Tour plus tard si vous le choisissez du menu.&quot;," calcext:value-type="string">
            <text:p>"run-the-tour-" : "Vour pouvez exécuter le Quick-Tour plus tard si vous le choisissez du menu.",</text:p>
          </table:table-cell>
          <table:table-cell table:number-columns-repeated="1015"/>
        </table:table-row>
        <table:table-row table:style-name="ro2">
          <table:table-cell office:value-type="string" calcext:value-type="string">
            <text:p>save</text:p>
          </table:table-cell>
          <table:table-cell office:value-type="string" calcext:value-type="string">
            <text:p>Save</text:p>
          </table:table-cell>
          <table:table-cell office:value-type="string" calcext:value-type="string">
            <text:p>Speichern</text:p>
          </table:table-cell>
          <table:table-cell office:value-type="string" calcext:value-type="string">
            <text:p>Salvare</text:p>
          </table:table-cell>
          <table:table-cell office:value-type="string" calcext:value-type="string">
            <text:p>Sauvegarder</text:p>
          </table:table-cell>
          <table:table-cell table:formula="of:=CONCATENATE(&quot;&quot;&quot;&quot;;[.$A67];&quot;&quot;&quot; : &quot;&quot;&quot;;[.B67];&quot;&quot;&quot;,&quot;)" office:value-type="string" office:string-value="&quot;save&quot; : &quot;Save&quot;," calcext:value-type="string">
            <text:p>"save" : "Save",</text:p>
          </table:table-cell>
          <table:table-cell table:formula="of:=CONCATENATE(&quot;&quot;&quot;&quot;;[.$A67];&quot;&quot;&quot; : &quot;&quot;&quot;;[.C67];&quot;&quot;&quot;,&quot;)" office:value-type="string" office:string-value="&quot;save&quot; : &quot;Speichern&quot;," calcext:value-type="string">
            <text:p>"save" : "Speichern",</text:p>
          </table:table-cell>
          <table:table-cell table:formula="of:=CONCATENATE(&quot;&quot;&quot;&quot;;[.$A67];&quot;&quot;&quot; : &quot;&quot;&quot;;[.D67];&quot;&quot;&quot;,&quot;)" office:value-type="string" office:string-value="&quot;save&quot; : &quot;Salvare&quot;," calcext:value-type="string">
            <text:p>"save" : "Salvare",</text:p>
          </table:table-cell>
          <table:table-cell table:formula="of:=CONCATENATE(&quot;&quot;&quot;&quot;;[.$A67];&quot;&quot;&quot; : &quot;&quot;&quot;;[.E67];&quot;&quot;&quot;,&quot;)" office:value-type="string" office:string-value="&quot;save&quot; : &quot;Sauvegarder&quot;," calcext:value-type="string">
            <text:p>"save" : "Sauvegarder",</text:p>
          </table:table-cell>
          <table:table-cell table:number-columns-repeated="1015"/>
        </table:table-row>
        <table:table-row table:style-name="ro2">
          <table:table-cell office:value-type="string" calcext:value-type="string">
            <text:p>select-card</text:p>
          </table:table-cell>
          <table:table-cell office:value-type="string" calcext:value-type="string">
            <text:p>Select Card</text:p>
          </table:table-cell>
          <table:table-cell office:value-type="string" calcext:value-type="string">
            <text:p>Karte wählen</text:p>
          </table:table-cell>
          <table:table-cell office:value-type="string" calcext:value-type="string">
            <text:p>Scegli la carta</text:p>
          </table:table-cell>
          <table:table-cell office:value-type="string" calcext:value-type="string">
            <text:p>Choisissez la carte</text:p>
          </table:table-cell>
          <table:table-cell table:formula="of:=CONCATENATE(&quot;&quot;&quot;&quot;;[.$A68];&quot;&quot;&quot; : &quot;&quot;&quot;;[.B68];&quot;&quot;&quot;,&quot;)" office:value-type="string" office:string-value="&quot;select-card&quot; : &quot;Select Card&quot;," calcext:value-type="string">
            <text:p>"select-card" : "Select Card",</text:p>
          </table:table-cell>
          <table:table-cell table:formula="of:=CONCATENATE(&quot;&quot;&quot;&quot;;[.$A68];&quot;&quot;&quot; : &quot;&quot;&quot;;[.C68];&quot;&quot;&quot;,&quot;)" office:value-type="string" office:string-value="&quot;select-card&quot; : &quot;Karte wählen&quot;," calcext:value-type="string">
            <text:p>"select-card" : "Karte wählen",</text:p>
          </table:table-cell>
          <table:table-cell table:formula="of:=CONCATENATE(&quot;&quot;&quot;&quot;;[.$A68];&quot;&quot;&quot; : &quot;&quot;&quot;;[.D68];&quot;&quot;&quot;,&quot;)" office:value-type="string" office:string-value="&quot;select-card&quot; : &quot;Scegli la carta&quot;," calcext:value-type="string">
            <text:p>"select-card" : "Scegli la carta",</text:p>
          </table:table-cell>
          <table:table-cell table:formula="of:=CONCATENATE(&quot;&quot;&quot;&quot;;[.$A68];&quot;&quot;&quot; : &quot;&quot;&quot;;[.E68];&quot;&quot;&quot;,&quot;)" office:value-type="string" office:string-value="&quot;select-card&quot; : &quot;Choisissez la carte&quot;," calcext:value-type="string">
            <text:p>"select-card" : "Choisissez la carte",</text:p>
          </table:table-cell>
          <table:table-cell table:number-columns-repeated="1015"/>
        </table:table-row>
        <table:table-row table:style-name="ro2">
          <table:table-cell office:value-type="string" calcext:value-type="string">
            <text:p>select-lang</text:p>
          </table:table-cell>
          <table:table-cell office:value-type="string" calcext:value-type="string">
            <text:p>Select Language</text:p>
          </table:table-cell>
          <table:table-cell office:value-type="string" calcext:value-type="string">
            <text:p>Sprache wählen</text:p>
          </table:table-cell>
          <table:table-cell office:value-type="string" calcext:value-type="string">
            <text:p>Scegli la lingua</text:p>
          </table:table-cell>
          <table:table-cell office:value-type="string" calcext:value-type="string">
            <text:p>Choisissez la langue</text:p>
          </table:table-cell>
          <table:table-cell table:formula="of:=CONCATENATE(&quot;&quot;&quot;&quot;;[.$A69];&quot;&quot;&quot; : &quot;&quot;&quot;;[.B69];&quot;&quot;&quot;,&quot;)" office:value-type="string" office:string-value="&quot;select-lang&quot; : &quot;Select Language&quot;," calcext:value-type="string">
            <text:p>"select-lang" : "Select Language",</text:p>
          </table:table-cell>
          <table:table-cell table:formula="of:=CONCATENATE(&quot;&quot;&quot;&quot;;[.$A69];&quot;&quot;&quot; : &quot;&quot;&quot;;[.C69];&quot;&quot;&quot;,&quot;)" office:value-type="string" office:string-value="&quot;select-lang&quot; : &quot;Sprache wählen&quot;," calcext:value-type="string">
            <text:p>"select-lang" : "Sprache wählen",</text:p>
          </table:table-cell>
          <table:table-cell table:formula="of:=CONCATENATE(&quot;&quot;&quot;&quot;;[.$A69];&quot;&quot;&quot; : &quot;&quot;&quot;;[.D69];&quot;&quot;&quot;,&quot;)" office:value-type="string" office:string-value="&quot;select-lang&quot; : &quot;Scegli la lingua&quot;," calcext:value-type="string">
            <text:p>"select-lang" : "Scegli la lingua",</text:p>
          </table:table-cell>
          <table:table-cell table:formula="of:=CONCATENATE(&quot;&quot;&quot;&quot;;[.$A69];&quot;&quot;&quot; : &quot;&quot;&quot;;[.E69];&quot;&quot;&quot;,&quot;)" office:value-type="string" office:string-value="&quot;select-lang&quot; : &quot;Choisissez la langue&quot;," calcext:value-type="string">
            <text:p>"select-lang" : "Choisissez la langue",</text:p>
          </table:table-cell>
          <table:table-cell table:number-columns-repeated="1015"/>
        </table:table-row>
        <table:table-row table:style-name="ro2">
          <table:table-cell office:value-type="string" calcext:value-type="string">
            <text:p>select-your-preferences</text:p>
          </table:table-cell>
          <table:table-cell office:value-type="string" calcext:value-type="string">
            <text:p>Select your preferences.</text:p>
          </table:table-cell>
          <table:table-cell office:value-type="string" calcext:value-type="string">
            <text:p>Wählen Sie Ihre Einstellungen.</text:p>
          </table:table-cell>
          <table:table-cell office:value-type="string" calcext:value-type="string">
            <text:p>Seleziona le tue preferenze.</text:p>
          </table:table-cell>
          <table:table-cell office:value-type="string" calcext:value-type="string">
            <text:p>Sélectionnez vos préférences.</text:p>
          </table:table-cell>
          <table:table-cell table:formula="of:=CONCATENATE(&quot;&quot;&quot;&quot;;[.$A70];&quot;&quot;&quot; : &quot;&quot;&quot;;[.B70];&quot;&quot;&quot;,&quot;)" office:value-type="string" office:string-value="&quot;select-your-preferences&quot; : &quot;Select your preferences.&quot;," calcext:value-type="string">
            <text:p>"select-your-preferences" : "Select your preferences.",</text:p>
          </table:table-cell>
          <table:table-cell table:formula="of:=CONCATENATE(&quot;&quot;&quot;&quot;;[.$A70];&quot;&quot;&quot; : &quot;&quot;&quot;;[.C70];&quot;&quot;&quot;,&quot;)" office:value-type="string" office:string-value="&quot;select-your-preferences&quot; : &quot;Wählen Sie Ihre Einstellungen.&quot;," calcext:value-type="string">
            <text:p>"select-your-preferences" : "Wählen Sie Ihre Einstellungen.",</text:p>
          </table:table-cell>
          <table:table-cell table:formula="of:=CONCATENATE(&quot;&quot;&quot;&quot;;[.$A70];&quot;&quot;&quot; : &quot;&quot;&quot;;[.D70];&quot;&quot;&quot;,&quot;)" office:value-type="string" office:string-value="&quot;select-your-preferences&quot; : &quot;Seleziona le tue preferenze.&quot;," calcext:value-type="string">
            <text:p>"select-your-preferences" : "Seleziona le tue preferenze.",</text:p>
          </table:table-cell>
          <table:table-cell table:formula="of:=CONCATENATE(&quot;&quot;&quot;&quot;;[.$A70];&quot;&quot;&quot; : &quot;&quot;&quot;;[.E70];&quot;&quot;&quot;,&quot;)" office:value-type="string" office:string-value="&quot;select-your-preferences&quot; : &quot;Sélectionnez vos préférences.&quot;," calcext:value-type="string">
            <text:p>"select-your-preferences" : "Sélectionnez vos préférences.",</text:p>
          </table:table-cell>
          <table:table-cell table:number-columns-repeated="1015"/>
        </table:table-row>
        <table:table-row table:style-name="ro2">
          <table:table-cell office:value-type="string" calcext:value-type="string">
            <text:p>send</text:p>
          </table:table-cell>
          <table:table-cell office:value-type="string" calcext:value-type="string">
            <text:p>Send</text:p>
          </table:table-cell>
          <table:table-cell office:value-type="string" calcext:value-type="string">
            <text:p>Abschicken</text:p>
          </table:table-cell>
          <table:table-cell office:value-type="string" calcext:value-type="string">
            <text:p>Spedire</text:p>
          </table:table-cell>
          <table:table-cell office:value-type="string" calcext:value-type="string">
            <text:p>Envoyer</text:p>
          </table:table-cell>
          <table:table-cell table:formula="of:=CONCATENATE(&quot;&quot;&quot;&quot;;[.$A71];&quot;&quot;&quot; : &quot;&quot;&quot;;[.B71];&quot;&quot;&quot;,&quot;)" office:value-type="string" office:string-value="&quot;send&quot; : &quot;Send&quot;," calcext:value-type="string">
            <text:p>"send" : "Send",</text:p>
          </table:table-cell>
          <table:table-cell table:formula="of:=CONCATENATE(&quot;&quot;&quot;&quot;;[.$A71];&quot;&quot;&quot; : &quot;&quot;&quot;;[.C71];&quot;&quot;&quot;,&quot;)" office:value-type="string" office:string-value="&quot;send&quot; : &quot;Abschicken&quot;," calcext:value-type="string">
            <text:p>"send" : "Abschicken",</text:p>
          </table:table-cell>
          <table:table-cell table:formula="of:=CONCATENATE(&quot;&quot;&quot;&quot;;[.$A71];&quot;&quot;&quot; : &quot;&quot;&quot;;[.D71];&quot;&quot;&quot;,&quot;)" office:value-type="string" office:string-value="&quot;send&quot; : &quot;Spedire&quot;," calcext:value-type="string">
            <text:p>"send" : "Spedire",</text:p>
          </table:table-cell>
          <table:table-cell table:formula="of:=CONCATENATE(&quot;&quot;&quot;&quot;;[.$A71];&quot;&quot;&quot; : &quot;&quot;&quot;;[.E71];&quot;&quot;&quot;,&quot;)" office:value-type="string" office:string-value="&quot;send&quot; : &quot;Envoyer&quot;," calcext:value-type="string">
            <text:p>"send" : "Envoyer",</text:p>
          </table:table-cell>
          <table:table-cell table:number-columns-repeated="1015"/>
        </table:table-row>
        <table:table-row table:style-name="ro2">
          <table:table-cell office:value-type="string" calcext:value-type="string">
            <text:p>settings</text:p>
          </table:table-cell>
          <table:table-cell office:value-type="string" calcext:value-type="string">
            <text:p>Settings</text:p>
          </table:table-cell>
          <table:table-cell office:value-type="string" calcext:value-type="string">
            <text:p>Einstellungen</text:p>
          </table:table-cell>
          <table:table-cell office:value-type="string" calcext:value-type="string">
            <text:p>Regolazione</text:p>
          </table:table-cell>
          <table:table-cell office:value-type="string" calcext:value-type="string">
            <text:p>Paramètres</text:p>
          </table:table-cell>
          <table:table-cell table:formula="of:=CONCATENATE(&quot;&quot;&quot;&quot;;[.$A72];&quot;&quot;&quot; : &quot;&quot;&quot;;[.B72];&quot;&quot;&quot;,&quot;)" office:value-type="string" office:string-value="&quot;settings&quot; : &quot;Settings&quot;," calcext:value-type="string">
            <text:p>"settings" : "Settings",</text:p>
          </table:table-cell>
          <table:table-cell table:formula="of:=CONCATENATE(&quot;&quot;&quot;&quot;;[.$A72];&quot;&quot;&quot; : &quot;&quot;&quot;;[.C72];&quot;&quot;&quot;,&quot;)" office:value-type="string" office:string-value="&quot;settings&quot; : &quot;Einstellungen&quot;," calcext:value-type="string">
            <text:p>"settings" : "Einstellungen",</text:p>
          </table:table-cell>
          <table:table-cell table:formula="of:=CONCATENATE(&quot;&quot;&quot;&quot;;[.$A72];&quot;&quot;&quot; : &quot;&quot;&quot;;[.D72];&quot;&quot;&quot;,&quot;)" office:value-type="string" office:string-value="&quot;settings&quot; : &quot;Regolazione&quot;," calcext:value-type="string">
            <text:p>"settings" : "Regolazione",</text:p>
          </table:table-cell>
          <table:table-cell table:formula="of:=CONCATENATE(&quot;&quot;&quot;&quot;;[.$A72];&quot;&quot;&quot; : &quot;&quot;&quot;;[.E72];&quot;&quot;&quot;,&quot;)" office:value-type="string" office:string-value="&quot;settings&quot; : &quot;Paramètres&quot;," calcext:value-type="string">
            <text:p>"settings" : "Paramètres",</text:p>
          </table:table-cell>
          <table:table-cell table:number-columns-repeated="1015"/>
        </table:table-row>
        <table:table-row table:style-name="ro2">
          <table:table-cell office:value-type="string" calcext:value-type="string">
            <text:p>settings-not-stored</text:p>
          </table:table-cell>
          <table:table-cell office:value-type="string" calcext:value-type="string">
            <text:p>Settings not stored. They will be reverted!</text:p>
          </table:table-cell>
          <table:table-cell office:value-type="string" calcext:value-type="string">
            <text:p>Einstellungen nicht gespeichert, werden rückgängig gemacht!</text:p>
          </table:table-cell>
          <table:table-cell office:value-type="string" calcext:value-type="string">
            <text:p>Regolazione non salvata, sarà resettata!</text:p>
          </table:table-cell>
          <table:table-cell office:value-type="string" calcext:value-type="string">
            <text:p>Les paramètres ne sont pas sauvegardés, ils seront réinitialisés!</text:p>
          </table:table-cell>
          <table:table-cell table:formula="of:=CONCATENATE(&quot;&quot;&quot;&quot;;[.$A73];&quot;&quot;&quot; : &quot;&quot;&quot;;[.B73];&quot;&quot;&quot;,&quot;)" office:value-type="string" office:string-value="&quot;settings-not-stored&quot; : &quot;Settings not stored. They will be reverted!&quot;," calcext:value-type="string">
            <text:p>"settings-not-stored" : "Settings not stored. They will be reverted!",</text:p>
          </table:table-cell>
          <table:table-cell table:formula="of:=CONCATENATE(&quot;&quot;&quot;&quot;;[.$A73];&quot;&quot;&quot; : &quot;&quot;&quot;;[.C73];&quot;&quot;&quot;,&quot;)" office:value-type="string" office:string-value="&quot;settings-not-stored&quot; : &quot;Einstellungen nicht gespeichert, werden rückgängig gemacht!&quot;," calcext:value-type="string">
            <text:p>"settings-not-stored" : "Einstellungen nicht gespeichert, werden rückgängig gemacht!",</text:p>
          </table:table-cell>
          <table:table-cell table:formula="of:=CONCATENATE(&quot;&quot;&quot;&quot;;[.$A73];&quot;&quot;&quot; : &quot;&quot;&quot;;[.D73];&quot;&quot;&quot;,&quot;)" office:value-type="string" office:string-value="&quot;settings-not-stored&quot; : &quot;Regolazione non salvata, sarà resettata!&quot;," calcext:value-type="string">
            <text:p>"settings-not-stored" : "Regolazione non salvata, sarà resettata!",</text:p>
          </table:table-cell>
          <table:table-cell table:formula="of:=CONCATENATE(&quot;&quot;&quot;&quot;;[.$A73];&quot;&quot;&quot; : &quot;&quot;&quot;;[.E73];&quot;&quot;&quot;,&quot;)" office:value-type="string" office:string-value="&quot;settings-not-stored&quot; : &quot;Les paramètres ne sont pas sauvegardés, ils seront réinitialisés!&quot;," calcext:value-type="string">
            <text:p>"settings-not-stored" : "Les paramètres ne sont pas sauvegardés, ils seront réinitialisés!",</text:p>
          </table:table-cell>
          <table:table-cell table:number-columns-repeated="1015"/>
        </table:table-row>
        <table:table-row table:style-name="ro2">
          <table:table-cell office:value-type="string" calcext:value-type="string">
            <text:p>settings-stored-success</text:p>
          </table:table-cell>
          <table:table-cell office:value-type="string" calcext:value-type="string">
            <text:p>Settings successfully stored!</text:p>
          </table:table-cell>
          <table:table-cell office:value-type="string" calcext:value-type="string">
            <text:p>Die Einstellungen wurden erfolgreich gespeichert!</text:p>
          </table:table-cell>
          <table:table-cell office:value-type="string" calcext:value-type="string">
            <text:p>La regulazione è stata salvata di successo!</text:p>
          </table:table-cell>
          <table:table-cell office:value-type="string" calcext:value-type="string">
            <text:p>Les paramètres ont étés sauvegardés aves succès!</text:p>
          </table:table-cell>
          <table:table-cell table:formula="of:=CONCATENATE(&quot;&quot;&quot;&quot;;[.$A74];&quot;&quot;&quot; : &quot;&quot;&quot;;[.B74];&quot;&quot;&quot;,&quot;)" office:value-type="string" office:string-value="&quot;settings-stored-success&quot; : &quot;Settings successfully stored!&quot;," calcext:value-type="string">
            <text:p>"settings-stored-success" : "Settings successfully stored!",</text:p>
          </table:table-cell>
          <table:table-cell table:formula="of:=CONCATENATE(&quot;&quot;&quot;&quot;;[.$A74];&quot;&quot;&quot; : &quot;&quot;&quot;;[.C74];&quot;&quot;&quot;,&quot;)" office:value-type="string" office:string-value="&quot;settings-stored-success&quot; : &quot;Die Einstellungen wurden erfolgreich gespeichert!&quot;," calcext:value-type="string">
            <text:p>"settings-stored-success" : "Die Einstellungen wurden erfolgreich gespeichert!",</text:p>
          </table:table-cell>
          <table:table-cell table:formula="of:=CONCATENATE(&quot;&quot;&quot;&quot;;[.$A74];&quot;&quot;&quot; : &quot;&quot;&quot;;[.D74];&quot;&quot;&quot;,&quot;)" office:value-type="string" office:string-value="&quot;settings-stored-success&quot; : &quot;La regulazione è stata salvata di successo!&quot;," calcext:value-type="string">
            <text:p>"settings-stored-success" : "La regulazione è stata salvata di successo!",</text:p>
          </table:table-cell>
          <table:table-cell table:formula="of:=CONCATENATE(&quot;&quot;&quot;&quot;;[.$A74];&quot;&quot;&quot; : &quot;&quot;&quot;;[.E74];&quot;&quot;&quot;,&quot;)" office:value-type="string" office:string-value="&quot;settings-stored-success&quot; : &quot;Les paramètres ont étés sauvegardés aves succès!&quot;," calcext:value-type="string">
            <text:p>"settings-stored-success" : "Les paramètres ont étés sauvegardés aves succès!",</text:p>
          </table:table-cell>
          <table:table-cell table:number-columns-repeated="1015"/>
        </table:table-row>
        <table:table-row table:style-name="ro2">
          <table:table-cell office:value-type="string" calcext:value-type="string">
            <text:p>show-confirmations</text:p>
          </table:table-cell>
          <table:table-cell office:value-type="string" calcext:value-type="string">
            <text:p>Confirmations</text:p>
          </table:table-cell>
          <table:table-cell office:value-type="string" calcext:value-type="string">
            <text:p>Bestätigungsmeldungen</text:p>
          </table:table-cell>
          <table:table-cell office:value-type="string" calcext:value-type="string">
            <text:p>Confirmazioni</text:p>
          </table:table-cell>
          <table:table-cell office:value-type="string" calcext:value-type="string">
            <text:p>Confirmations</text:p>
          </table:table-cell>
          <table:table-cell table:formula="of:=CONCATENATE(&quot;&quot;&quot;&quot;;[.$A75];&quot;&quot;&quot; : &quot;&quot;&quot;;[.B75];&quot;&quot;&quot;,&quot;)" office:value-type="string" office:string-value="&quot;show-confirmations&quot; : &quot;Confirmations&quot;," calcext:value-type="string">
            <text:p>"show-confirmations" : "Confirmations",</text:p>
          </table:table-cell>
          <table:table-cell table:formula="of:=CONCATENATE(&quot;&quot;&quot;&quot;;[.$A75];&quot;&quot;&quot; : &quot;&quot;&quot;;[.C75];&quot;&quot;&quot;,&quot;)" office:value-type="string" office:string-value="&quot;show-confirmations&quot; : &quot;Bestätigungsmeldungen&quot;," calcext:value-type="string">
            <text:p>"show-confirmations" : "Bestätigungsmeldungen",</text:p>
          </table:table-cell>
          <table:table-cell table:formula="of:=CONCATENATE(&quot;&quot;&quot;&quot;;[.$A75];&quot;&quot;&quot; : &quot;&quot;&quot;;[.D75];&quot;&quot;&quot;,&quot;)" office:value-type="string" office:string-value="&quot;show-confirmations&quot; : &quot;Confirmazioni&quot;," calcext:value-type="string">
            <text:p>"show-confirmations" : "Confirmazioni",</text:p>
          </table:table-cell>
          <table:table-cell table:formula="of:=CONCATENATE(&quot;&quot;&quot;&quot;;[.$A75];&quot;&quot;&quot; : &quot;&quot;&quot;;[.E75];&quot;&quot;&quot;,&quot;)" office:value-type="string" office:string-value="&quot;show-confirmations&quot; : &quot;Confirmations&quot;," calcext:value-type="string">
            <text:p>"show-confirmations" : "Confirmations",</text:p>
          </table:table-cell>
          <table:table-cell table:number-columns-repeated="1015"/>
        </table:table-row>
        <table:table-row table:style-name="ro2">
          <table:table-cell office:value-type="string" calcext:value-type="string">
            <text:p>show-notifications</text:p>
          </table:table-cell>
          <table:table-cell office:value-type="string" calcext:value-type="string">
            <text:p>Notifications</text:p>
          </table:table-cell>
          <table:table-cell office:value-type="string" calcext:value-type="string">
            <text:p>Notifizierungen</text:p>
          </table:table-cell>
          <table:table-cell office:value-type="string" calcext:value-type="string">
            <text:p>Notificazioni</text:p>
          </table:table-cell>
          <table:table-cell office:value-type="string" calcext:value-type="string">
            <text:p>Notifications</text:p>
          </table:table-cell>
          <table:table-cell table:formula="of:=CONCATENATE(&quot;&quot;&quot;&quot;;[.$A76];&quot;&quot;&quot; : &quot;&quot;&quot;;[.B76];&quot;&quot;&quot;,&quot;)" office:value-type="string" office:string-value="&quot;show-notifications&quot; : &quot;Notifications&quot;," calcext:value-type="string">
            <text:p>"show-notifications" : "Notifications",</text:p>
          </table:table-cell>
          <table:table-cell table:formula="of:=CONCATENATE(&quot;&quot;&quot;&quot;;[.$A76];&quot;&quot;&quot; : &quot;&quot;&quot;;[.C76];&quot;&quot;&quot;,&quot;)" office:value-type="string" office:string-value="&quot;show-notifications&quot; : &quot;Notifizierungen&quot;," calcext:value-type="string">
            <text:p>"show-notifications" : "Notifizierungen",</text:p>
          </table:table-cell>
          <table:table-cell table:formula="of:=CONCATENATE(&quot;&quot;&quot;&quot;;[.$A76];&quot;&quot;&quot; : &quot;&quot;&quot;;[.D76];&quot;&quot;&quot;,&quot;)" office:value-type="string" office:string-value="&quot;show-notifications&quot; : &quot;Notificazioni&quot;," calcext:value-type="string">
            <text:p>"show-notifications" : "Notificazioni",</text:p>
          </table:table-cell>
          <table:table-cell table:formula="of:=CONCATENATE(&quot;&quot;&quot;&quot;;[.$A76];&quot;&quot;&quot; : &quot;&quot;&quot;;[.E76];&quot;&quot;&quot;,&quot;)" office:value-type="string" office:string-value="&quot;show-notifications&quot; : &quot;Notifications&quot;," calcext:value-type="string">
            <text:p>"show-notifications" : "Notifications",</text:p>
          </table:table-cell>
          <table:table-cell table:number-columns-repeated="1015"/>
        </table:table-row>
        <table:table-row table:style-name="ro2">
          <table:table-cell office:value-type="string" calcext:value-type="string">
            <text:p>start-the-tour</text:p>
          </table:table-cell>
          <table:table-cell office:value-type="string" calcext:value-type="string">
            <text:p>Start the tour…</text:p>
          </table:table-cell>
          <table:table-cell office:value-type="string" calcext:value-type="string">
            <text:p>Beginne die Tour…</text:p>
          </table:table-cell>
          <table:table-cell office:value-type="string" calcext:value-type="string">
            <text:p>Incomincia il giro…</text:p>
          </table:table-cell>
          <table:table-cell office:value-type="string" calcext:value-type="string">
            <text:p>Commencez le tour…</text:p>
          </table:table-cell>
          <table:table-cell table:formula="of:=CONCATENATE(&quot;&quot;&quot;&quot;;[.$A77];&quot;&quot;&quot; : &quot;&quot;&quot;;[.B77];&quot;&quot;&quot;,&quot;)" office:value-type="string" office:string-value="&quot;start-the-tour&quot; : &quot;Start the tour…&quot;," calcext:value-type="string">
            <text:p>"start-the-tour" : "Start the tour…",</text:p>
          </table:table-cell>
          <table:table-cell table:formula="of:=CONCATENATE(&quot;&quot;&quot;&quot;;[.$A77];&quot;&quot;&quot; : &quot;&quot;&quot;;[.C77];&quot;&quot;&quot;,&quot;)" office:value-type="string" office:string-value="&quot;start-the-tour&quot; : &quot;Beginne die Tour…&quot;," calcext:value-type="string">
            <text:p>"start-the-tour" : "Beginne die Tour…",</text:p>
          </table:table-cell>
          <table:table-cell table:formula="of:=CONCATENATE(&quot;&quot;&quot;&quot;;[.$A77];&quot;&quot;&quot; : &quot;&quot;&quot;;[.D77];&quot;&quot;&quot;,&quot;)" office:value-type="string" office:string-value="&quot;start-the-tour&quot; : &quot;Incomincia il giro…&quot;," calcext:value-type="string">
            <text:p>"start-the-tour" : "Incomincia il giro…",</text:p>
          </table:table-cell>
          <table:table-cell table:formula="of:=CONCATENATE(&quot;&quot;&quot;&quot;;[.$A77];&quot;&quot;&quot; : &quot;&quot;&quot;;[.E77];&quot;&quot;&quot;,&quot;)" office:value-type="string" office:string-value="&quot;start-the-tour&quot; : &quot;Commencez le tour…&quot;," calcext:value-type="string">
            <text:p>"start-the-tour" : "Commencez le tour…",</text:p>
          </table:table-cell>
          <table:table-cell table:number-columns-repeated="1015"/>
        </table:table-row>
        <table:table-row table:style-name="ro2">
          <table:table-cell office:value-type="string" calcext:value-type="string">
            <text:p>success</text:p>
          </table:table-cell>
          <table:table-cell office:value-type="string" calcext:value-type="string">
            <text:p>Success</text:p>
          </table:table-cell>
          <table:table-cell office:value-type="string" calcext:value-type="string">
            <text:p>Erfolg</text:p>
          </table:table-cell>
          <table:table-cell office:value-type="string" calcext:value-type="string">
            <text:p>Successo</text:p>
          </table:table-cell>
          <table:table-cell office:value-type="string" calcext:value-type="string">
            <text:p>Succès</text:p>
          </table:table-cell>
          <table:table-cell table:formula="of:=CONCATENATE(&quot;&quot;&quot;&quot;;[.$A78];&quot;&quot;&quot; : &quot;&quot;&quot;;[.B78];&quot;&quot;&quot;,&quot;)" office:value-type="string" office:string-value="&quot;success&quot; : &quot;Success&quot;," calcext:value-type="string">
            <text:p>"success" : "Success",</text:p>
          </table:table-cell>
          <table:table-cell table:formula="of:=CONCATENATE(&quot;&quot;&quot;&quot;;[.$A78];&quot;&quot;&quot; : &quot;&quot;&quot;;[.C78];&quot;&quot;&quot;,&quot;)" office:value-type="string" office:string-value="&quot;success&quot; : &quot;Erfolg&quot;," calcext:value-type="string">
            <text:p>"success" : "Erfolg",</text:p>
          </table:table-cell>
          <table:table-cell table:formula="of:=CONCATENATE(&quot;&quot;&quot;&quot;;[.$A78];&quot;&quot;&quot; : &quot;&quot;&quot;;[.D78];&quot;&quot;&quot;,&quot;)" office:value-type="string" office:string-value="&quot;success&quot; : &quot;Successo&quot;," calcext:value-type="string">
            <text:p>"success" : "Successo",</text:p>
          </table:table-cell>
          <table:table-cell table:formula="of:=CONCATENATE(&quot;&quot;&quot;&quot;;[.$A78];&quot;&quot;&quot; : &quot;&quot;&quot;;[.E78];&quot;&quot;&quot;,&quot;)" office:value-type="string" office:string-value="&quot;success&quot; : &quot;Succès&quot;," calcext:value-type="string">
            <text:p>"success" : "Succès",</text:p>
          </table:table-cell>
          <table:table-cell table:number-columns-repeated="1015"/>
        </table:table-row>
        <table:table-row table:style-name="ro3">
          <table:table-cell office:value-type="string" calcext:value-type="string">
            <text:p>swipe-through-the-tour-</text:p>
          </table:table-cell>
          <table:table-cell office:value-type="string" calcext:value-type="string">
            <text:p>Swipe through the Quick-Tour to get an overview of LS-Banklets' features.</text:p>
          </table:table-cell>
          <table:table-cell office:value-type="string" calcext:value-type="string">
            <text:p>Wischen Sie durch die Quick-Tour, um einen Überblick über die Features der LS-Banklets zu bekommen. </text:p>
          </table:table-cell>
          <table:table-cell office:value-type="string" calcext:value-type="string">
            <text:p>Passa a traverso il Quick-Tour per ottenere uno sguardo d'insieme delle funzioni die LS-Banklets.</text:p>
          </table:table-cell>
          <table:table-cell office:value-type="string" calcext:value-type="string">
            <text:p>Passez par le Quick-Tour pour ramasser une vue d'ensemble des fonctions des LS-Banklets.</text:p>
          </table:table-cell>
          <table:table-cell table:formula="of:=CONCATENATE(&quot;&quot;&quot;&quot;;[.$A79];&quot;&quot;&quot; : &quot;&quot;&quot;;[.B79];&quot;&quot;&quot;,&quot;)" office:value-type="string" office:string-value="&quot;swipe-through-the-tour-&quot; : &quot;Swipe through the Quick-Tour to get an overview of LS-Banklets' features.&quot;," calcext:value-type="string">
            <text:p>"swipe-through-the-tour-" : "Swipe through the Quick-Tour to get an overview of LS-Banklets' features.",</text:p>
          </table:table-cell>
          <table:table-cell table:formula="of:=CONCATENATE(&quot;&quot;&quot;&quot;;[.$A79];&quot;&quot;&quot; : &quot;&quot;&quot;;[.C79];&quot;&quot;&quot;,&quot;)" office:value-type="string" office:string-value="&quot;swipe-through-the-tour-&quot; : &quot;Wischen Sie durch die Quick-Tour, um einen Überblick über die Features der LS-Banklets zu bekommen. &quot;," calcext:value-type="string">
            <text:p>"swipe-through-the-tour-" : "Wischen Sie durch die Quick-Tour, um einen Überblick über die Features der LS-Banklets zu bekommen. ",</text:p>
          </table:table-cell>
          <table:table-cell table:formula="of:=CONCATENATE(&quot;&quot;&quot;&quot;;[.$A79];&quot;&quot;&quot; : &quot;&quot;&quot;;[.D79];&quot;&quot;&quot;,&quot;)" office:value-type="string" office:string-value="&quot;swipe-through-the-tour-&quot; : &quot;Passa a traverso il Quick-Tour per ottenere uno sguardo d'insieme delle funzioni die LS-Banklets.&quot;," calcext:value-type="string">
            <text:p>"swipe-through-the-tour-" : "Passa a traverso il Quick-Tour per ottenere uno sguardo d'insieme delle funzioni die LS-Banklets.",</text:p>
          </table:table-cell>
          <table:table-cell table:formula="of:=CONCATENATE(&quot;&quot;&quot;&quot;;[.$A79];&quot;&quot;&quot; : &quot;&quot;&quot;;[.E79];&quot;&quot;&quot;,&quot;)" office:value-type="string" office:string-value="&quot;swipe-through-the-tour-&quot; : &quot;Passez par le Quick-Tour pour ramasser une vue d'ensemble des fonctions des LS-Banklets.&quot;," calcext:value-type="string">
            <text:p>"swipe-through-the-tour-" : "Passez par le Quick-Tour pour ramasser une vue d'ensemble des fonctions des LS-Banklets.",</text:p>
          </table:table-cell>
          <table:table-cell table:number-columns-repeated="1015"/>
        </table:table-row>
        <table:table-row table:style-name="ro3">
          <table:table-cell office:value-type="string" calcext:value-type="string">
            <text:p>take-the-tour-</text:p>
          </table:table-cell>
          <table:table-cell office:value-type="string" calcext:value-type="string">
            <text:p>Take the Quick-Tour to get an overview of LS-Banklets' features.</text:p>
          </table:table-cell>
          <table:table-cell office:value-type="string" calcext:value-type="string">
            <text:p>Nehmen Sie die Quick-Tour, um einen ersten Überblick über die Features von LS-Banklets zu erhalten.</text:p>
          </table:table-cell>
          <table:table-cell office:value-type="string" calcext:value-type="string">
            <text:p>Prenda il Quick-Tour per ottenere un primo sguardo sulle funzioni die LS-Banklets.</text:p>
          </table:table-cell>
          <table:table-cell office:value-type="string" calcext:value-type="string">
            <text:p>Prenez le Quick-Tour pour ramasser une vue d'ensemble des fonctions des LS-Banklets.</text:p>
          </table:table-cell>
          <table:table-cell table:formula="of:=CONCATENATE(&quot;&quot;&quot;&quot;;[.$A80];&quot;&quot;&quot; : &quot;&quot;&quot;;[.B80];&quot;&quot;&quot;,&quot;)" office:value-type="string" office:string-value="&quot;take-the-tour-&quot; : &quot;Take the Quick-Tour to get an overview of LS-Banklets' features.&quot;," calcext:value-type="string">
            <text:p>"take-the-tour-" : "Take the Quick-Tour to get an overview of LS-Banklets' features.",</text:p>
          </table:table-cell>
          <table:table-cell table:formula="of:=CONCATENATE(&quot;&quot;&quot;&quot;;[.$A80];&quot;&quot;&quot; : &quot;&quot;&quot;;[.C80];&quot;&quot;&quot;,&quot;)" office:value-type="string" office:string-value="&quot;take-the-tour-&quot; : &quot;Nehmen Sie die Quick-Tour, um einen ersten Überblick über die Features von LS-Banklets zu erhalten.&quot;," calcext:value-type="string">
            <text:p>"take-the-tour-" : "Nehmen Sie die Quick-Tour, um einen ersten Überblick über die Features von LS-Banklets zu erhalten.",</text:p>
          </table:table-cell>
          <table:table-cell table:formula="of:=CONCATENATE(&quot;&quot;&quot;&quot;;[.$A80];&quot;&quot;&quot; : &quot;&quot;&quot;;[.D80];&quot;&quot;&quot;,&quot;)" office:value-type="string" office:string-value="&quot;take-the-tour-&quot; : &quot;Prenda il Quick-Tour per ottenere un primo sguardo sulle funzioni die LS-Banklets.&quot;," calcext:value-type="string">
            <text:p>"take-the-tour-" : "Prenda il Quick-Tour per ottenere un primo sguardo sulle funzioni die LS-Banklets.",</text:p>
          </table:table-cell>
          <table:table-cell table:formula="of:=CONCATENATE(&quot;&quot;&quot;&quot;;[.$A80];&quot;&quot;&quot; : &quot;&quot;&quot;;[.E80];&quot;&quot;&quot;,&quot;)" office:value-type="string" office:string-value="&quot;take-the-tour-&quot; : &quot;Prenez le Quick-Tour pour ramasser une vue d'ensemble des fonctions des LS-Banklets.&quot;," calcext:value-type="string">
            <text:p>"take-the-tour-" : "Prenez le Quick-Tour pour ramasser une vue d'ensemble des fonctions des LS-Banklets.",</text:p>
          </table:table-cell>
          <table:table-cell table:number-columns-repeated="1015"/>
        </table:table-row>
        <table:table-row table:style-name="ro2">
          <table:table-cell office:value-type="string" calcext:value-type="string">
            <text:p>text</text:p>
          </table:table-cell>
          <table:table-cell table:number-columns-repeated="2" office:value-type="string" calcext:value-type="string">
            <text:p>Text</text:p>
          </table:table-cell>
          <table:table-cell office:value-type="string" calcext:value-type="string">
            <text:p>Denominazione</text:p>
          </table:table-cell>
          <table:table-cell office:value-type="string" calcext:value-type="string">
            <text:p>Texte</text:p>
          </table:table-cell>
          <table:table-cell table:formula="of:=CONCATENATE(&quot;&quot;&quot;&quot;;[.$A81];&quot;&quot;&quot; : &quot;&quot;&quot;;[.B81];&quot;&quot;&quot;,&quot;)" office:value-type="string" office:string-value="&quot;text&quot; : &quot;Text&quot;," calcext:value-type="string">
            <text:p>"text" : "Text",</text:p>
          </table:table-cell>
          <table:table-cell table:formula="of:=CONCATENATE(&quot;&quot;&quot;&quot;;[.$A81];&quot;&quot;&quot; : &quot;&quot;&quot;;[.C81];&quot;&quot;&quot;,&quot;)" office:value-type="string" office:string-value="&quot;text&quot; : &quot;Text&quot;," calcext:value-type="string">
            <text:p>"text" : "Text",</text:p>
          </table:table-cell>
          <table:table-cell table:formula="of:=CONCATENATE(&quot;&quot;&quot;&quot;;[.$A81];&quot;&quot;&quot; : &quot;&quot;&quot;;[.D81];&quot;&quot;&quot;,&quot;)" office:value-type="string" office:string-value="&quot;text&quot; : &quot;Denominazione&quot;," calcext:value-type="string">
            <text:p>"text" : "Denominazione",</text:p>
          </table:table-cell>
          <table:table-cell table:formula="of:=CONCATENATE(&quot;&quot;&quot;&quot;;[.$A81];&quot;&quot;&quot; : &quot;&quot;&quot;;[.E81];&quot;&quot;&quot;,&quot;)" office:value-type="string" office:string-value="&quot;text&quot; : &quot;Texte&quot;," calcext:value-type="string">
            <text:p>"text" : "Texte",</text:p>
          </table:table-cell>
          <table:table-cell table:number-columns-repeated="1015"/>
        </table:table-row>
        <table:table-row table:style-name="ro2">
          <table:table-cell table:number-columns-repeated="2" office:value-type="string" calcext:value-type="string">
            <text:p>to</text:p>
          </table:table-cell>
          <table:table-cell office:value-type="string" calcext:value-type="string">
            <text:p>bis</text:p>
          </table:table-cell>
          <table:table-cell office:value-type="string" calcext:value-type="string">
            <text:p>Al</text:p>
          </table:table-cell>
          <table:table-cell office:value-type="string" calcext:value-type="string">
            <text:p>au</text:p>
          </table:table-cell>
          <table:table-cell table:formula="of:=CONCATENATE(&quot;&quot;&quot;&quot;;[.$A82];&quot;&quot;&quot; : &quot;&quot;&quot;;[.B82];&quot;&quot;&quot;,&quot;)" office:value-type="string" office:string-value="&quot;to&quot; : &quot;to&quot;," calcext:value-type="string">
            <text:p>"to" : "to",</text:p>
          </table:table-cell>
          <table:table-cell table:formula="of:=CONCATENATE(&quot;&quot;&quot;&quot;;[.$A82];&quot;&quot;&quot; : &quot;&quot;&quot;;[.C82];&quot;&quot;&quot;,&quot;)" office:value-type="string" office:string-value="&quot;to&quot; : &quot;bis&quot;," calcext:value-type="string">
            <text:p>"to" : "bis",</text:p>
          </table:table-cell>
          <table:table-cell table:formula="of:=CONCATENATE(&quot;&quot;&quot;&quot;;[.$A82];&quot;&quot;&quot; : &quot;&quot;&quot;;[.D82];&quot;&quot;&quot;,&quot;)" office:value-type="string" office:string-value="&quot;to&quot; : &quot;Al&quot;," calcext:value-type="string">
            <text:p>"to" : "Al",</text:p>
          </table:table-cell>
          <table:table-cell table:formula="of:=CONCATENATE(&quot;&quot;&quot;&quot;;[.$A82];&quot;&quot;&quot; : &quot;&quot;&quot;;[.E82];&quot;&quot;&quot;,&quot;)" office:value-type="string" office:string-value="&quot;to&quot; : &quot;au&quot;," calcext:value-type="string">
            <text:p>"to" : "au",</text:p>
          </table:table-cell>
          <table:table-cell table:number-columns-repeated="1015"/>
        </table:table-row>
        <table:table-row table:style-name="ro2">
          <table:table-cell office:value-type="string" calcext:value-type="string">
            <text:p>type</text:p>
          </table:table-cell>
          <table:table-cell office:value-type="string" calcext:value-type="string">
            <text:p>Type</text:p>
          </table:table-cell>
          <table:table-cell office:value-type="string" calcext:value-type="string">
            <text:p>Typ</text:p>
          </table:table-cell>
          <table:table-cell office:value-type="string" calcext:value-type="string">
            <text:p>Tipo</text:p>
          </table:table-cell>
          <table:table-cell office:value-type="string" calcext:value-type="string">
            <text:p>Type</text:p>
          </table:table-cell>
          <table:table-cell table:formula="of:=CONCATENATE(&quot;&quot;&quot;&quot;;[.$A83];&quot;&quot;&quot; : &quot;&quot;&quot;;[.B83];&quot;&quot;&quot;,&quot;)" office:value-type="string" office:string-value="&quot;type&quot; : &quot;Type&quot;," calcext:value-type="string">
            <text:p>"type" : "Type",</text:p>
          </table:table-cell>
          <table:table-cell table:formula="of:=CONCATENATE(&quot;&quot;&quot;&quot;;[.$A83];&quot;&quot;&quot; : &quot;&quot;&quot;;[.C83];&quot;&quot;&quot;,&quot;)" office:value-type="string" office:string-value="&quot;type&quot; : &quot;Typ&quot;," calcext:value-type="string">
            <text:p>"type" : "Typ",</text:p>
          </table:table-cell>
          <table:table-cell table:formula="of:=CONCATENATE(&quot;&quot;&quot;&quot;;[.$A83];&quot;&quot;&quot; : &quot;&quot;&quot;;[.D83];&quot;&quot;&quot;,&quot;)" office:value-type="string" office:string-value="&quot;type&quot; : &quot;Tipo&quot;," calcext:value-type="string">
            <text:p>"type" : "Tipo",</text:p>
          </table:table-cell>
          <table:table-cell table:formula="of:=CONCATENATE(&quot;&quot;&quot;&quot;;[.$A83];&quot;&quot;&quot; : &quot;&quot;&quot;;[.E83];&quot;&quot;&quot;,&quot;)" office:value-type="string" office:string-value="&quot;type&quot; : &quot;Type&quot;," calcext:value-type="string">
            <text:p>"type" : "Type",</text:p>
          </table:table-cell>
          <table:table-cell table:number-columns-repeated="1015"/>
        </table:table-row>
        <table:table-row table:style-name="ro2">
          <table:table-cell office:value-type="string" calcext:value-type="string">
            <text:p>unlock-card</text:p>
          </table:table-cell>
          <table:table-cell office:value-type="string" calcext:value-type="string">
            <text:p>Unlock Card</text:p>
          </table:table-cell>
          <table:table-cell office:value-type="string" calcext:value-type="string">
            <text:p>Karte entsperren</text:p>
          </table:table-cell>
          <table:table-cell office:value-type="string" calcext:value-type="string">
            <text:p>Sbloccare la carta</text:p>
          </table:table-cell>
          <table:table-cell office:value-type="string" calcext:value-type="string">
            <text:p>Débloquer la carte</text:p>
          </table:table-cell>
          <table:table-cell table:formula="of:=CONCATENATE(&quot;&quot;&quot;&quot;;[.$A84];&quot;&quot;&quot; : &quot;&quot;&quot;;[.B84];&quot;&quot;&quot;,&quot;)" office:value-type="string" office:string-value="&quot;unlock-card&quot; : &quot;Unlock Card&quot;," calcext:value-type="string">
            <text:p>"unlock-card" : "Unlock Card",</text:p>
          </table:table-cell>
          <table:table-cell table:formula="of:=CONCATENATE(&quot;&quot;&quot;&quot;;[.$A84];&quot;&quot;&quot; : &quot;&quot;&quot;;[.C84];&quot;&quot;&quot;,&quot;)" office:value-type="string" office:string-value="&quot;unlock-card&quot; : &quot;Karte entsperren&quot;," calcext:value-type="string">
            <text:p>"unlock-card" : "Karte entsperren",</text:p>
          </table:table-cell>
          <table:table-cell table:formula="of:=CONCATENATE(&quot;&quot;&quot;&quot;;[.$A84];&quot;&quot;&quot; : &quot;&quot;&quot;;[.D84];&quot;&quot;&quot;,&quot;)" office:value-type="string" office:string-value="&quot;unlock-card&quot; : &quot;Sbloccare la carta&quot;," calcext:value-type="string">
            <text:p>"unlock-card" : "Sbloccare la carta",</text:p>
          </table:table-cell>
          <table:table-cell table:formula="of:=CONCATENATE(&quot;&quot;&quot;&quot;;[.$A84];&quot;&quot;&quot; : &quot;&quot;&quot;;[.E84];&quot;&quot;&quot;,&quot;)" office:value-type="string" office:string-value="&quot;unlock-card&quot; : &quot;Débloquer la carte&quot;," calcext:value-type="string">
            <text:p>"unlock-card" : "Débloquer la carte",</text:p>
          </table:table-cell>
          <table:table-cell table:number-columns-repeated="1015"/>
        </table:table-row>
        <table:table-row table:style-name="ro2">
          <table:table-cell office:value-type="string" calcext:value-type="string">
            <text:p>username</text:p>
          </table:table-cell>
          <table:table-cell office:value-type="string" calcext:value-type="string">
            <text:p>Username</text:p>
          </table:table-cell>
          <table:table-cell office:value-type="string" calcext:value-type="string">
            <text:p>Benutzername</text:p>
          </table:table-cell>
          <table:table-cell office:value-type="string" calcext:value-type="string">
            <text:p>Nome utente</text:p>
          </table:table-cell>
          <table:table-cell office:value-type="string" calcext:value-type="string">
            <text:p>Nom d'utilisateur</text:p>
          </table:table-cell>
          <table:table-cell table:formula="of:=CONCATENATE(&quot;&quot;&quot;&quot;;[.$A85];&quot;&quot;&quot; : &quot;&quot;&quot;;[.B85];&quot;&quot;&quot;,&quot;)" office:value-type="string" office:string-value="&quot;username&quot; : &quot;Username&quot;," calcext:value-type="string">
            <text:p>"username" : "Username",</text:p>
          </table:table-cell>
          <table:table-cell table:formula="of:=CONCATENATE(&quot;&quot;&quot;&quot;;[.$A85];&quot;&quot;&quot; : &quot;&quot;&quot;;[.C85];&quot;&quot;&quot;,&quot;)" office:value-type="string" office:string-value="&quot;username&quot; : &quot;Benutzername&quot;," calcext:value-type="string">
            <text:p>"username" : "Benutzername",</text:p>
          </table:table-cell>
          <table:table-cell table:formula="of:=CONCATENATE(&quot;&quot;&quot;&quot;;[.$A85];&quot;&quot;&quot; : &quot;&quot;&quot;;[.D85];&quot;&quot;&quot;,&quot;)" office:value-type="string" office:string-value="&quot;username&quot; : &quot;Nome utente&quot;," calcext:value-type="string">
            <text:p>"username" : "Nome utente",</text:p>
          </table:table-cell>
          <table:table-cell table:formula="of:=CONCATENATE(&quot;&quot;&quot;&quot;;[.$A85];&quot;&quot;&quot; : &quot;&quot;&quot;;[.E85];&quot;&quot;&quot;,&quot;)" office:value-type="string" office:string-value="&quot;username&quot; : &quot;Nom d'utilisateur&quot;," calcext:value-type="string">
            <text:p>"username" : "Nom d'utilisateur",</text:p>
          </table:table-cell>
          <table:table-cell table:number-columns-repeated="1015"/>
        </table:table-row>
        <table:table-row table:style-name="ro2">
          <table:table-cell office:value-type="string" calcext:value-type="string">
            <text:p>valid-from</text:p>
          </table:table-cell>
          <table:table-cell office:value-type="string" calcext:value-type="string">
            <text:p>Valid From</text:p>
          </table:table-cell>
          <table:table-cell office:value-type="string" calcext:value-type="string">
            <text:p>Gültig von</text:p>
          </table:table-cell>
          <table:table-cell office:value-type="string" calcext:value-type="string">
            <text:p>Valido dal</text:p>
          </table:table-cell>
          <table:table-cell table:style-name="ce15" office:value-type="string" calcext:value-type="string">
            <text:p>Valable du</text:p>
          </table:table-cell>
          <table:table-cell table:formula="of:=CONCATENATE(&quot;&quot;&quot;&quot;;[.$A86];&quot;&quot;&quot; : &quot;&quot;&quot;;[.B86];&quot;&quot;&quot;,&quot;)" office:value-type="string" office:string-value="&quot;valid-from&quot; : &quot;Valid From&quot;," calcext:value-type="string">
            <text:p>"valid-from" : "Valid From",</text:p>
          </table:table-cell>
          <table:table-cell table:formula="of:=CONCATENATE(&quot;&quot;&quot;&quot;;[.$A86];&quot;&quot;&quot; : &quot;&quot;&quot;;[.C86];&quot;&quot;&quot;,&quot;)" office:value-type="string" office:string-value="&quot;valid-from&quot; : &quot;Gültig von&quot;," calcext:value-type="string">
            <text:p>"valid-from" : "Gültig von",</text:p>
          </table:table-cell>
          <table:table-cell table:formula="of:=CONCATENATE(&quot;&quot;&quot;&quot;;[.$A86];&quot;&quot;&quot; : &quot;&quot;&quot;;[.D86];&quot;&quot;&quot;,&quot;)" office:value-type="string" office:string-value="&quot;valid-from&quot; : &quot;Valido dal&quot;," calcext:value-type="string">
            <text:p>"valid-from" : "Valido dal",</text:p>
          </table:table-cell>
          <table:table-cell table:formula="of:=CONCATENATE(&quot;&quot;&quot;&quot;;[.$A86];&quot;&quot;&quot; : &quot;&quot;&quot;;[.E86];&quot;&quot;&quot;,&quot;)" office:value-type="string" office:string-value="&quot;valid-from&quot; : &quot;Valable du&quot;," calcext:value-type="string">
            <text:p>"valid-from" : "Valable du",</text:p>
          </table:table-cell>
          <table:table-cell table:number-columns-repeated="1015"/>
        </table:table-row>
        <table:table-row table:style-name="ro2">
          <table:table-cell office:value-type="string" calcext:value-type="string">
            <text:p>valid-from-to</text:p>
          </table:table-cell>
          <table:table-cell office:value-type="string" calcext:value-type="string">
            <text:p>Valid from...to</text:p>
          </table:table-cell>
          <table:table-cell office:value-type="string" calcext:value-type="string">
            <text:p>Gültig von...bis</text:p>
          </table:table-cell>
          <table:table-cell office:value-type="string" calcext:value-type="string">
            <text:p>Valido dal...al</text:p>
          </table:table-cell>
          <table:table-cell table:style-name="ce15" office:value-type="string" calcext:value-type="string">
            <text:p>Valable du...au</text:p>
          </table:table-cell>
          <table:table-cell table:formula="of:=CONCATENATE(&quot;&quot;&quot;&quot;;[.$A87];&quot;&quot;&quot; : &quot;&quot;&quot;;[.B87];&quot;&quot;&quot;,&quot;)" office:value-type="string" office:string-value="&quot;valid-from-to&quot; : &quot;Valid from...to&quot;," calcext:value-type="string">
            <text:p>"valid-from-to" : "Valid from...to",</text:p>
          </table:table-cell>
          <table:table-cell table:formula="of:=CONCATENATE(&quot;&quot;&quot;&quot;;[.$A87];&quot;&quot;&quot; : &quot;&quot;&quot;;[.C87];&quot;&quot;&quot;,&quot;)" office:value-type="string" office:string-value="&quot;valid-from-to&quot; : &quot;Gültig von...bis&quot;," calcext:value-type="string">
            <text:p>"valid-from-to" : "Gültig von...bis",</text:p>
          </table:table-cell>
          <table:table-cell table:formula="of:=CONCATENATE(&quot;&quot;&quot;&quot;;[.$A87];&quot;&quot;&quot; : &quot;&quot;&quot;;[.D87];&quot;&quot;&quot;,&quot;)" office:value-type="string" office:string-value="&quot;valid-from-to&quot; : &quot;Valido dal...al&quot;," calcext:value-type="string">
            <text:p>"valid-from-to" : "Valido dal...al",</text:p>
          </table:table-cell>
          <table:table-cell table:formula="of:=CONCATENATE(&quot;&quot;&quot;&quot;;[.$A87];&quot;&quot;&quot; : &quot;&quot;&quot;;[.E87];&quot;&quot;&quot;,&quot;)" office:value-type="string" office:string-value="&quot;valid-from-to&quot; : &quot;Valable du...au&quot;," calcext:value-type="string">
            <text:p>"valid-from-to" : "Valable du...au",</text:p>
          </table:table-cell>
          <table:table-cell table:number-columns-repeated="1015"/>
        </table:table-row>
        <table:table-row table:style-name="ro2">
          <table:table-cell office:value-type="string" calcext:value-type="string">
            <text:p>version</text:p>
          </table:table-cell>
          <table:table-cell table:number-columns-repeated="2" office:value-type="string" calcext:value-type="string">
            <text:p>Version</text:p>
          </table:table-cell>
          <table:table-cell office:value-type="string" calcext:value-type="string">
            <text:p>Versione</text:p>
          </table:table-cell>
          <table:table-cell office:value-type="string" calcext:value-type="string">
            <text:p>Version</text:p>
          </table:table-cell>
          <table:table-cell table:formula="of:=CONCATENATE(&quot;&quot;&quot;&quot;;[.$A88];&quot;&quot;&quot; : &quot;&quot;&quot;;[.B88];&quot;&quot;&quot;,&quot;)" office:value-type="string" office:string-value="&quot;version&quot; : &quot;Version&quot;," calcext:value-type="string">
            <text:p>"version" : "Version",</text:p>
          </table:table-cell>
          <table:table-cell table:formula="of:=CONCATENATE(&quot;&quot;&quot;&quot;;[.$A88];&quot;&quot;&quot; : &quot;&quot;&quot;;[.C88];&quot;&quot;&quot;,&quot;)" office:value-type="string" office:string-value="&quot;version&quot; : &quot;Version&quot;," calcext:value-type="string">
            <text:p>"version" : "Version",</text:p>
          </table:table-cell>
          <table:table-cell table:formula="of:=CONCATENATE(&quot;&quot;&quot;&quot;;[.$A88];&quot;&quot;&quot; : &quot;&quot;&quot;;[.D88];&quot;&quot;&quot;,&quot;)" office:value-type="string" office:string-value="&quot;version&quot; : &quot;Versione&quot;," calcext:value-type="string">
            <text:p>"version" : "Versione",</text:p>
          </table:table-cell>
          <table:table-cell table:formula="of:=CONCATENATE(&quot;&quot;&quot;&quot;;[.$A88];&quot;&quot;&quot; : &quot;&quot;&quot;;[.E88];&quot;&quot;&quot;,&quot;)" office:value-type="string" office:string-value="&quot;version&quot; : &quot;Version&quot;," calcext:value-type="string">
            <text:p>"version" : "Version",</text:p>
          </table:table-cell>
          <table:table-cell table:number-columns-repeated="1015"/>
        </table:table-row>
        <table:table-row table:style-name="ro2">
          <table:table-cell office:value-type="string" calcext:value-type="string">
            <text:p>warning</text:p>
          </table:table-cell>
          <table:table-cell office:value-type="string" calcext:value-type="string">
            <text:p>Warning</text:p>
          </table:table-cell>
          <table:table-cell office:value-type="string" calcext:value-type="string">
            <text:p>Achtung</text:p>
          </table:table-cell>
          <table:table-cell office:value-type="string" calcext:value-type="string">
            <text:p>Attenzione</text:p>
          </table:table-cell>
          <table:table-cell office:value-type="string" calcext:value-type="string">
            <text:p>Attention</text:p>
          </table:table-cell>
          <table:table-cell table:formula="of:=CONCATENATE(&quot;&quot;&quot;&quot;;[.$A89];&quot;&quot;&quot; : &quot;&quot;&quot;;[.B89];&quot;&quot;&quot;,&quot;)" office:value-type="string" office:string-value="&quot;warning&quot; : &quot;Warning&quot;," calcext:value-type="string">
            <text:p>"warning" : "Warning",</text:p>
          </table:table-cell>
          <table:table-cell table:formula="of:=CONCATENATE(&quot;&quot;&quot;&quot;;[.$A89];&quot;&quot;&quot; : &quot;&quot;&quot;;[.C89];&quot;&quot;&quot;,&quot;)" office:value-type="string" office:string-value="&quot;warning&quot; : &quot;Achtung&quot;," calcext:value-type="string">
            <text:p>"warning" : "Achtung",</text:p>
          </table:table-cell>
          <table:table-cell table:formula="of:=CONCATENATE(&quot;&quot;&quot;&quot;;[.$A89];&quot;&quot;&quot; : &quot;&quot;&quot;;[.D89];&quot;&quot;&quot;,&quot;)" office:value-type="string" office:string-value="&quot;warning&quot; : &quot;Attenzione&quot;," calcext:value-type="string">
            <text:p>"warning" : "Attenzione",</text:p>
          </table:table-cell>
          <table:table-cell table:formula="of:=CONCATENATE(&quot;&quot;&quot;&quot;;[.$A89];&quot;&quot;&quot; : &quot;&quot;&quot;;[.E89];&quot;&quot;&quot;,&quot;)" office:value-type="string" office:string-value="&quot;warning&quot; : &quot;Attention&quot;," calcext:value-type="string">
            <text:p>"warning" : "Attention",</text:p>
          </table:table-cell>
          <table:table-cell table:number-columns-repeated="1015"/>
        </table:table-row>
        <table:table-row table:style-name="ro2">
          <table:table-cell office:value-type="string" calcext:value-type="string">
            <text:p>what-do-you-want-to-do</text:p>
          </table:table-cell>
          <table:table-cell office:value-type="string" calcext:value-type="string">
            <text:p>What would you like to do?</text:p>
          </table:table-cell>
          <table:table-cell office:value-type="string" calcext:value-type="string">
            <text:p>Was möchten Sie tun?</text:p>
          </table:table-cell>
          <table:table-cell office:value-type="string" calcext:value-type="string">
            <text:p>Cosa vuole fare?</text:p>
          </table:table-cell>
          <table:table-cell office:value-type="string" calcext:value-type="string">
            <text:p>Qu'est-ce que vous voulez faire?</text:p>
          </table:table-cell>
          <table:table-cell table:formula="of:=CONCATENATE(&quot;&quot;&quot;&quot;;[.$A90];&quot;&quot;&quot; : &quot;&quot;&quot;;[.B90];&quot;&quot;&quot;,&quot;)" office:value-type="string" office:string-value="&quot;what-do-you-want-to-do&quot; : &quot;What would you like to do?&quot;," calcext:value-type="string">
            <text:p>"what-do-you-want-to-do" : "What would you like to do?",</text:p>
          </table:table-cell>
          <table:table-cell table:formula="of:=CONCATENATE(&quot;&quot;&quot;&quot;;[.$A90];&quot;&quot;&quot; : &quot;&quot;&quot;;[.C90];&quot;&quot;&quot;,&quot;)" office:value-type="string" office:string-value="&quot;what-do-you-want-to-do&quot; : &quot;Was möchten Sie tun?&quot;," calcext:value-type="string">
            <text:p>"what-do-you-want-to-do" : "Was möchten Sie tun?",</text:p>
          </table:table-cell>
          <table:table-cell table:formula="of:=CONCATENATE(&quot;&quot;&quot;&quot;;[.$A90];&quot;&quot;&quot; : &quot;&quot;&quot;;[.D90];&quot;&quot;&quot;,&quot;)" office:value-type="string" office:string-value="&quot;what-do-you-want-to-do&quot; : &quot;Cosa vuole fare?&quot;," calcext:value-type="string">
            <text:p>"what-do-you-want-to-do" : "Cosa vuole fare?",</text:p>
          </table:table-cell>
          <table:table-cell table:formula="of:=CONCATENATE(&quot;&quot;&quot;&quot;;[.$A90];&quot;&quot;&quot; : &quot;&quot;&quot;;[.E90];&quot;&quot;&quot;,&quot;)" office:value-type="string" office:string-value="&quot;what-do-you-want-to-do&quot; : &quot;Qu'est-ce que vous voulez faire?&quot;," calcext:value-type="string">
            <text:p>"what-do-you-want-to-do" : "Qu'est-ce que vous voulez faire?",</text:p>
          </table:table-cell>
          <table:table-cell table:number-columns-repeated="1015"/>
        </table:table-row>
        <table:table-row table:style-name="ro2">
          <table:table-cell office:value-type="string" calcext:value-type="string">
            <text:p>yes</text:p>
          </table:table-cell>
          <table:table-cell office:value-type="string" calcext:value-type="string">
            <text:p>Yes</text:p>
          </table:table-cell>
          <table:table-cell office:value-type="string" calcext:value-type="string">
            <text:p>Ja</text:p>
          </table:table-cell>
          <table:table-cell office:value-type="string" calcext:value-type="string">
            <text:p>Sì</text:p>
          </table:table-cell>
          <table:table-cell office:value-type="string" calcext:value-type="string">
            <text:p>Oui</text:p>
          </table:table-cell>
          <table:table-cell table:formula="of:=CONCATENATE(&quot;&quot;&quot;&quot;;[.$A91];&quot;&quot;&quot; : &quot;&quot;&quot;;[.B91];&quot;&quot;&quot;,&quot;)" office:value-type="string" office:string-value="&quot;yes&quot; : &quot;Yes&quot;," calcext:value-type="string">
            <text:p>"yes" : "Yes",</text:p>
          </table:table-cell>
          <table:table-cell table:formula="of:=CONCATENATE(&quot;&quot;&quot;&quot;;[.$A91];&quot;&quot;&quot; : &quot;&quot;&quot;;[.C91];&quot;&quot;&quot;,&quot;)" office:value-type="string" office:string-value="&quot;yes&quot; : &quot;Ja&quot;," calcext:value-type="string">
            <text:p>"yes" : "Ja",</text:p>
          </table:table-cell>
          <table:table-cell table:formula="of:=CONCATENATE(&quot;&quot;&quot;&quot;;[.$A91];&quot;&quot;&quot; : &quot;&quot;&quot;;[.D91];&quot;&quot;&quot;,&quot;)" office:value-type="string" office:string-value="&quot;yes&quot; : &quot;Sì&quot;," calcext:value-type="string">
            <text:p>"yes" : "Sì",</text:p>
          </table:table-cell>
          <table:table-cell table:formula="of:=CONCATENATE(&quot;&quot;&quot;&quot;;[.$A91];&quot;&quot;&quot; : &quot;&quot;&quot;;[.E91];&quot;&quot;&quot;,&quot;)" office:value-type="string" office:string-value="&quot;yes&quot; : &quot;Oui&quot;," calcext:value-type="string">
            <text:p>"yes" : "Oui",</text:p>
          </table:table-cell>
          <table:table-cell table:number-columns-repeated="1015"/>
        </table:table-row>
        <table:table-row table:style-name="ro2">
          <table:table-cell table:number-columns-repeated="5"/>
          <table:table-cell table:number-columns-repeated="4" office:value-type="string" calcext:value-type="string">
            <text:p>}</text:p>
          </table:table-cell>
          <table:table-cell table:number-columns-repeated="1015"/>
        </table:table-row>
        <table:table-row table:style-name="ro5">
          <table:table-cell table:style-name="ce13" table:number-columns-repeated="1024"/>
        </table:table-row>
        <table:table-row table:style-name="ro5" table:number-rows-repeated="1048482">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 </number:text>
      <number:month number:textual="true"/>
      <number:text> </number:text>
      <number:year/>
    </number:date-style>
    <number:date-style style:name="N114">
      <number:day number:style="long"/>
      <number:text>. </number:text>
      <number:month number:textual="true"/>
    </number:date-style>
    <number:date-style style:name="N115">
      <number:month number:textual="true"/>
      <number:text> </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name-complex="Calibri" style:font-family-complex="Calibri" style:font-family-generic-complex="swiss"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6">00.00.0000</text:date>, <text:time style:data-style-name="N2" text:time-value="15:02:11.33815831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07T12:17:15</meta:creation-date>
    <meta:initial-creator>Roger Winkler</meta:initial-creator>
    <dc:language>de-DE</dc:language>
    <dc:date>2022-04-16T14:48:03.501710213</dc:date>
    <meta:editing-cycles>80</meta:editing-cycles>
    <meta:editing-duration>P18DT19H37M50S</meta:editing-duration>
    <meta:generator>LibreOffice/6.4.7.2$Linux_X86_64 LibreOffice_project/40$Build-2</meta:generator>
    <meta:document-statistic meta:table-count="1" meta:cell-count="817"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